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Cyr" svg:font-family="'Arial Cyr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2.739cm"/>
    </style:style>
    <style:style style:name="co3" style:family="table-column">
      <style:table-column-properties fo:break-before="auto" style:column-width="2.992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3.948cm"/>
    </style:style>
    <style:style style:name="co7" style:family="table-column">
      <style:table-column-properties fo:break-before="auto" style:column-width="4.062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2">
      <style:table-cell-properties fo:padding="0.071cm"/>
    </style:style>
    <style:style style:name="ce5" style:family="table-cell" style:parent-style-name="Default">
      <style:table-cell-properties fo:background-color="#ffff00" fo:padding="0.071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shapes>
          <draw:frame draw:z-index="0" draw:style-name="gr1" draw:text-style-name="P1" svg:width="15.991cm" svg:height="9.003cm" svg:x="11.673cm" svg:y="9.711cm">
            <draw:object draw:notify-on-update-of-ranges="Лист1.G16:Лист1.I16 Лист1.G17:Лист1.I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column table:style-name="co7" table:default-cell-style-name="Default"/>
        <table:table-column table:style-name="co1" table:number-columns-repeated="47" table:default-cell-style-name="Default"/>
        <table:table-row table:style-name="ro1">
          <table:table-cell table:style-name="ce1" office:value-type="string" calcext:value-type="string">
            <text:p>округ</text:p>
          </table:table-cell>
          <table:table-cell table:style-name="ce1" office:value-type="string" calcext:value-type="string">
            <text:p>фамилия</text:p>
          </table:table-cell>
          <table:table-cell table:style-name="ce1" office:value-type="string" calcext:value-type="string">
            <text:p>предмет</text:p>
          </table:table-cell>
          <table:table-cell table:style-name="ce1" office:value-type="string" calcext:value-type="string">
            <text:p>балл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40" calcext:value-type="float">
            <text:p>240</text:p>
          </table:table-cell>
          <table:table-cell table:formula="of:=IF([.C2] = &quot;физика &quot;;1;0)" office:value-type="float" office:value="1" calcext:value-type="float">
            <text:p>1</text:p>
          </table:table-cell>
          <table:table-cell/>
          <table:table-cell table:style-name="ce3" table:formula="of:=SUM([.E2:.E1010])" office:value-type="float" office:value="231" calcext:value-type="float">
            <text:p>231</text:p>
          </table:table-cell>
          <table:table-cell table:number-columns-repeated="4"/>
          <table:table-cell table:formula="of:=SUMIF([.M2:.M1001];&quot;&lt;=400&quot;;[.M2:.M1001])" office:value-type="float" office:value="23167" calcext:value-type="float">
            <text:p>23167</text:p>
          </table:table-cell>
          <table:table-cell table:formula="of:=IF([.C2]=&quot;биология&quot;;[.D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] = &quot;ЮЗ&quot;;[.C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82" calcext:value-type="float">
            <text:p>782</text:p>
          </table:table-cell>
          <table:table-cell table:formula="of:=IF([.C3] = &quot;физика &quot;;1;0)" office:value-type="float" office:value="0" calcext:value-type="float">
            <text:p>0</text:p>
          </table:table-cell>
          <table:table-cell/>
          <table:table-cell table:style-name="ce3" table:formula="of:=[.L2]/[.L3]" office:value-type="float" office:value="231.67" calcext:value-type="float">
            <text:p>231,67</text:p>
          </table:table-cell>
          <table:table-cell table:number-columns-repeated="4"/>
          <table:table-cell table:formula="of:=COUNTIF([.M2:.M1001];&quot;&lt;=400&quot;)" office:value-type="float" office:value="100" calcext:value-type="float">
            <text:p>100</text:p>
          </table:table-cell>
          <table:table-cell table:formula="of:=IF([.C3]=&quot;биология&quot;;[.D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] = &quot;ЮЗ&quot;;[.C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61" calcext:value-type="float">
            <text:p>361</text:p>
          </table:table-cell>
          <table:table-cell table:formula="of:=IF([.C4] = &quot;физика &quot;;1;0)" office:value-type="float" office:value="0" calcext:value-type="float">
            <text:p>0</text:p>
          </table:table-cell>
          <table:table-cell/>
          <table:table-cell table:style-name="ce3" table:formula="of:=COUNTIF([.Q2:.Q1001];&quot;биология&quot;)" office:value-type="float" office:value="50" calcext:value-type="float">
            <text:p>50</text:p>
          </table:table-cell>
          <table:table-cell table:number-columns-repeated="5"/>
          <table:table-cell table:formula="of:=IF([.C4]=&quot;биология&quot;;[.D4];100000000)" office:value-type="float" office:value="361" calcext:value-type="float">
            <text:p>361</text:p>
          </table:table-cell>
          <table:table-cell table:number-columns-repeated="3"/>
          <table:table-cell table:formula="of:=IF([.A4] = &quot;ЮЗ&quot;;[.C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77" calcext:value-type="float">
            <text:p>377</text:p>
          </table:table-cell>
          <table:table-cell table:formula="of:=IF([.C5] = &quot;физика &quot;;1;0)" office:value-type="float" office:value="0" calcext:value-type="float">
            <text:p>0</text:p>
          </table:table-cell>
          <table:table-cell/>
          <table:table-cell table:style-name="ce3" table:formula="of:=COM.MICROSOFT.MINIFS([.D2:.D1001];[.C2:.C1001];&quot;информатика&quot;;[.A2:.A1001];&quot;З&quot;)" office:value-type="float" office:value="80" calcext:value-type="float">
            <text:p>80</text:p>
          </table:table-cell>
          <table:table-cell table:number-columns-repeated="5"/>
          <table:table-cell table:formula="of:=IF([.C5]=&quot;биология&quot;;[.D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] = &quot;ЮЗ&quot;;[.C5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42" calcext:value-type="float">
            <text:p>542</text:p>
          </table:table-cell>
          <table:table-cell table:formula="of:=IF([.C6] = &quot;физика &quot;;1;0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  <table:table-cell table:formula="of:=IF([.C6]=&quot;биология&quot;;[.D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] = &quot;ЮЗ&quot;;[.C6]; )" office:value-type="string" office:string-value="информатика" calcext:value-type="string">
            <text:p>информатик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06" calcext:value-type="float">
            <text:p>606</text:p>
          </table:table-cell>
          <table:table-cell table:formula="of:=IF([.C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]=&quot;биология&quot;;[.D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] = &quot;ЮЗ&quot;;[.C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04" calcext:value-type="float">
            <text:p>804</text:p>
          </table:table-cell>
          <table:table-cell table:formula="of:=IF([.C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]=&quot;биология&quot;;[.D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] = &quot;ЮЗ&quot;;[.C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18" calcext:value-type="float">
            <text:p>118</text:p>
          </table:table-cell>
          <table:table-cell table:formula="of:=IF([.C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]=&quot;биология&quot;;[.D9];100000000)" office:value-type="float" office:value="118" calcext:value-type="float">
            <text:p>118</text:p>
          </table:table-cell>
          <table:table-cell table:number-columns-repeated="3"/>
          <table:table-cell table:formula="of:=IF([.A9] = &quot;ЮЗ&quot;;[.C9]; )" office:value-type="string" office:string-value="биология" calcext:value-type="string">
            <text:p>биология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38" calcext:value-type="float">
            <text:p>938</text:p>
          </table:table-cell>
          <table:table-cell table:formula="of:=IF([.C1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0]=&quot;биология&quot;;[.D1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0] = &quot;ЮЗ&quot;;[.C1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15" calcext:value-type="float">
            <text:p>115</text:p>
          </table:table-cell>
          <table:table-cell table:formula="of:=IF([.C1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1]=&quot;биология&quot;;[.D1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1] = &quot;ЮЗ&quot;;[.C1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26" calcext:value-type="float">
            <text:p>426</text:p>
          </table:table-cell>
          <table:table-cell table:formula="of:=IF([.C1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2]=&quot;биология&quot;;[.D1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2] = &quot;ЮЗ&quot;;[.C12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1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48" calcext:value-type="float">
            <text:p>448</text:p>
          </table:table-cell>
          <table:table-cell table:formula="of:=IF([.C1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3]=&quot;биология&quot;;[.D1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3] = &quot;ЮЗ&quot;;[.C1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09" calcext:value-type="float">
            <text:p>209</text:p>
          </table:table-cell>
          <table:table-cell table:formula="of:=IF([.C1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4]=&quot;биология&quot;;[.D1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4] = &quot;ЮЗ&quot;;[.C1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4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771" calcext:value-type="float">
            <text:p>771</text:p>
          </table:table-cell>
          <table:table-cell table:formula="of:=IF([.C1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5]=&quot;биология&quot;;[.D1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5] = &quot;ЮЗ&quot;;[.C15]; )" office:value-type="string" office:string-value="информатика" calcext:value-type="string">
            <text:p>информатик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69" calcext:value-type="float">
            <text:p>469</text:p>
          </table:table-cell>
          <table:table-cell table:formula="of:=IF([.C16] = &quot;физика &quot;;1;0)" office:value-type="float" office:value="0" calcext:value-type="float">
            <text:p>0</text:p>
          </table:table-cell>
          <table:table-cell/>
          <table:table-cell office:value-type="string" calcext:value-type="string">
            <text:p>биологию</text:p>
          </table:table-cell>
          <table:table-cell office:value-type="string" calcext:value-type="string">
            <text:p>информатику</text:p>
          </table:table-cell>
          <table:table-cell office:value-type="string" calcext:value-type="string">
            <text:p>обществознание</text:p>
          </table:table-cell>
          <table:table-cell table:number-columns-repeated="3"/>
          <table:table-cell table:formula="of:=IF([.C16]=&quot;биология&quot;;[.D1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6] = &quot;ЮЗ&quot;;[.C1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11" calcext:value-type="float">
            <text:p>511</text:p>
          </table:table-cell>
          <table:table-cell table:formula="of:=IF([.C17] = &quot;физика &quot;;1;0)" office:value-type="float" office:value="0" calcext:value-type="float">
            <text:p>0</text:p>
          </table:table-cell>
          <table:table-cell/>
          <table:table-cell table:formula="of:=COUNTIF([.C2:.C1001];&quot;биология&quot;)" office:value-type="float" office:value="214" calcext:value-type="float">
            <text:p>214</text:p>
          </table:table-cell>
          <table:table-cell table:formula="of:=COUNTIF([.C2:.C1001];&quot;информатика&quot;)" office:value-type="float" office:value="72" calcext:value-type="float">
            <text:p>72</text:p>
          </table:table-cell>
          <table:table-cell table:formula="of:=COUNTIF([.C2:.C1001];&quot;обществознание&quot;)" office:value-type="float" office:value="253" calcext:value-type="float">
            <text:p>253</text:p>
          </table:table-cell>
          <table:table-cell table:number-columns-repeated="3"/>
          <table:table-cell table:formula="of:=IF([.C17]=&quot;биология&quot;;[.D1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7] = &quot;ЮЗ&quot;;[.C1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21" calcext:value-type="float">
            <text:p>321</text:p>
          </table:table-cell>
          <table:table-cell table:formula="of:=IF([.C1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8]=&quot;биология&quot;;[.D1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8] = &quot;ЮЗ&quot;;[.C18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1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76" calcext:value-type="float">
            <text:p>276</text:p>
          </table:table-cell>
          <table:table-cell table:formula="of:=IF([.C1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9]=&quot;биология&quot;;[.D1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9] = &quot;ЮЗ&quot;;[.C1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9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95" calcext:value-type="float">
            <text:p>695</text:p>
          </table:table-cell>
          <table:table-cell table:formula="of:=IF([.C2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0]=&quot;биология&quot;;[.D2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0] = &quot;ЮЗ&quot;;[.C2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94" calcext:value-type="float">
            <text:p>194</text:p>
          </table:table-cell>
          <table:table-cell table:formula="of:=IF([.C2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1]=&quot;биология&quot;;[.D21];100000000)" office:value-type="float" office:value="194" calcext:value-type="float">
            <text:p>194</text:p>
          </table:table-cell>
          <table:table-cell table:number-columns-repeated="3"/>
          <table:table-cell table:formula="of:=IF([.A21] = &quot;ЮЗ&quot;;[.C21]; )" office:value-type="string" office:string-value="биология" calcext:value-type="string">
            <text:p>биология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2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42" calcext:value-type="float">
            <text:p>742</text:p>
          </table:table-cell>
          <table:table-cell table:formula="of:=IF([.C2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2]=&quot;биология&quot;;[.D22];100000000)" office:value-type="float" office:value="742" calcext:value-type="float">
            <text:p>742</text:p>
          </table:table-cell>
          <table:table-cell table:number-columns-repeated="3"/>
          <table:table-cell table:formula="of:=IF([.A22] = &quot;ЮЗ&quot;;[.C2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94" calcext:value-type="float">
            <text:p>294</text:p>
          </table:table-cell>
          <table:table-cell table:formula="of:=IF([.C2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3]=&quot;биология&quot;;[.D23];100000000)" office:value-type="float" office:value="294" calcext:value-type="float">
            <text:p>294</text:p>
          </table:table-cell>
          <table:table-cell table:number-columns-repeated="3"/>
          <table:table-cell table:formula="of:=IF([.A23] = &quot;ЮЗ&quot;;[.C2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3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13" calcext:value-type="float">
            <text:p>413</text:p>
          </table:table-cell>
          <table:table-cell table:formula="of:=IF([.C2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4]=&quot;биология&quot;;[.D2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4] = &quot;ЮЗ&quot;;[.C2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4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753" calcext:value-type="float">
            <text:p>753</text:p>
          </table:table-cell>
          <table:table-cell table:formula="of:=IF([.C2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5]=&quot;биология&quot;;[.D2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5] = &quot;ЮЗ&quot;;[.C25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42" calcext:value-type="float">
            <text:p>442</text:p>
          </table:table-cell>
          <table:table-cell table:formula="of:=IF([.C2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6]=&quot;биология&quot;;[.D26];100000000)" office:value-type="float" office:value="442" calcext:value-type="float">
            <text:p>442</text:p>
          </table:table-cell>
          <table:table-cell table:number-columns-repeated="3"/>
          <table:table-cell table:formula="of:=IF([.A26] = &quot;ЮЗ&quot;;[.C26]; )" office:value-type="string" office:string-value="биология" calcext:value-type="string">
            <text:p>биология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2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72" calcext:value-type="float">
            <text:p>772</text:p>
          </table:table-cell>
          <table:table-cell table:formula="of:=IF([.C2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7]=&quot;биология&quot;;[.D2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7] = &quot;ЮЗ&quot;;[.C2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5" calcext:value-type="float">
            <text:p>55</text:p>
          </table:table-cell>
          <table:table-cell table:formula="of:=IF([.C2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8]=&quot;биология&quot;;[.D2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8] = &quot;ЮЗ&quot;;[.C2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229" calcext:value-type="float">
            <text:p>229</text:p>
          </table:table-cell>
          <table:table-cell table:formula="of:=IF([.C2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9]=&quot;биология&quot;;[.D2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9] = &quot;ЮЗ&quot;;[.C29]; )" office:value-type="string" office:string-value="информатика" calcext:value-type="string">
            <text:p>информатик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7" calcext:value-type="float">
            <text:p>57</text:p>
          </table:table-cell>
          <table:table-cell table:formula="of:=IF([.C3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0]=&quot;биология&quot;;[.D30];100000000)" office:value-type="float" office:value="57" calcext:value-type="float">
            <text:p>57</text:p>
          </table:table-cell>
          <table:table-cell table:number-columns-repeated="3"/>
          <table:table-cell table:formula="of:=IF([.A30] = &quot;ЮЗ&quot;;[.C3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14" calcext:value-type="float">
            <text:p>914</text:p>
          </table:table-cell>
          <table:table-cell table:formula="of:=IF([.C3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1]=&quot;биология&quot;;[.D3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1] = &quot;ЮЗ&quot;;[.C3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59" calcext:value-type="float">
            <text:p>259</text:p>
          </table:table-cell>
          <table:table-cell table:formula="of:=IF([.C3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2]=&quot;биология&quot;;[.D3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2] = &quot;ЮЗ&quot;;[.C32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97" calcext:value-type="float">
            <text:p>597</text:p>
          </table:table-cell>
          <table:table-cell table:formula="of:=IF([.C3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3]=&quot;биология&quot;;[.D33];100000000)" office:value-type="float" office:value="597" calcext:value-type="float">
            <text:p>597</text:p>
          </table:table-cell>
          <table:table-cell table:number-columns-repeated="3"/>
          <table:table-cell table:formula="of:=IF([.A33] = &quot;ЮЗ&quot;;[.C3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3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768" calcext:value-type="float">
            <text:p>768</text:p>
          </table:table-cell>
          <table:table-cell table:formula="of:=IF([.C3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4]=&quot;биология&quot;;[.D3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4] = &quot;ЮЗ&quot;;[.C3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30" calcext:value-type="float">
            <text:p>430</text:p>
          </table:table-cell>
          <table:table-cell table:formula="of:=IF([.C35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35]=&quot;биология&quot;;[.D3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5] = &quot;ЮЗ&quot;;[.C35]; )" office:value-type="string" office:string-value="физика " calcext:value-type="string">
            <text:p>физика 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5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70" calcext:value-type="float">
            <text:p>870</text:p>
          </table:table-cell>
          <table:table-cell table:formula="of:=IF([.C3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6]=&quot;биология&quot;;[.D3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6] = &quot;ЮЗ&quot;;[.C3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2" calcext:value-type="float">
            <text:p>72</text:p>
          </table:table-cell>
          <table:table-cell table:formula="of:=IF([.C37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37]=&quot;биология&quot;;[.D3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7] = &quot;ЮЗ&quot;;[.C3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11" calcext:value-type="float">
            <text:p>411</text:p>
          </table:table-cell>
          <table:table-cell table:formula="of:=IF([.C38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38]=&quot;биология&quot;;[.D3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8] = &quot;ЮЗ&quot;;[.C38]; )" office:value-type="string" office:string-value="физика " calcext:value-type="string">
            <text:p>физика 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3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97" calcext:value-type="float">
            <text:p>697</text:p>
          </table:table-cell>
          <table:table-cell table:formula="of:=IF([.C39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39]=&quot;биология&quot;;[.D3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9] = &quot;ЮЗ&quot;;[.C3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75" calcext:value-type="float">
            <text:p>775</text:p>
          </table:table-cell>
          <table:table-cell table:formula="of:=IF([.C40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40]=&quot;биология&quot;;[.D4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0] = &quot;ЮЗ&quot;;[.C4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89" calcext:value-type="float">
            <text:p>889</text:p>
          </table:table-cell>
          <table:table-cell table:formula="of:=IF([.C41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41]=&quot;биология&quot;;[.D4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1] = &quot;ЮЗ&quot;;[.C41]; )" office:value-type="string" office:string-value="физика " calcext:value-type="string">
            <text:p>физика 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4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62" calcext:value-type="float">
            <text:p>762</text:p>
          </table:table-cell>
          <table:table-cell table:formula="of:=IF([.C4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2]=&quot;биология&quot;;[.D4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2] = &quot;ЮЗ&quot;;[.C4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57" calcext:value-type="float">
            <text:p>457</text:p>
          </table:table-cell>
          <table:table-cell table:formula="of:=IF([.C43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43]=&quot;биология&quot;;[.D4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3] = &quot;ЮЗ&quot;;[.C4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3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10" calcext:value-type="float">
            <text:p>510</text:p>
          </table:table-cell>
          <table:table-cell table:formula="of:=IF([.C4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4]=&quot;биология&quot;;[.D4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4] = &quot;ЮЗ&quot;;[.C4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97" calcext:value-type="float">
            <text:p>897</text:p>
          </table:table-cell>
          <table:table-cell table:formula="of:=IF([.C45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45]=&quot;биология&quot;;[.D4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5] = &quot;ЮЗ&quot;;[.C45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4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07" calcext:value-type="float">
            <text:p>907</text:p>
          </table:table-cell>
          <table:table-cell table:formula="of:=IF([.C46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46]=&quot;биология&quot;;[.D4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6] = &quot;ЮЗ&quot;;[.C4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6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957" calcext:value-type="float">
            <text:p>957</text:p>
          </table:table-cell>
          <table:table-cell table:formula="of:=IF([.C4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7]=&quot;биология&quot;;[.D4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7] = &quot;ЮЗ&quot;;[.C4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96" calcext:value-type="float">
            <text:p>196</text:p>
          </table:table-cell>
          <table:table-cell table:formula="of:=IF([.C48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48]=&quot;биология&quot;;[.D4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8] = &quot;ЮЗ&quot;;[.C4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0" calcext:value-type="float">
            <text:p>60</text:p>
          </table:table-cell>
          <table:table-cell table:formula="of:=IF([.C49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49]=&quot;биология&quot;;[.D4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9] = &quot;ЮЗ&quot;;[.C49]; )" office:value-type="string" office:string-value="физика " calcext:value-type="string">
            <text:p>физика 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59" calcext:value-type="float">
            <text:p>459</text:p>
          </table:table-cell>
          <table:table-cell table:formula="of:=IF([.C5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0]=&quot;биология&quot;;[.D5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0] = &quot;ЮЗ&quot;;[.C5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26" calcext:value-type="float">
            <text:p>426</text:p>
          </table:table-cell>
          <table:table-cell table:formula="of:=IF([.C51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51]=&quot;биология&quot;;[.D5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1] = &quot;ЮЗ&quot;;[.C5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67" calcext:value-type="float">
            <text:p>567</text:p>
          </table:table-cell>
          <table:table-cell table:formula="of:=IF([.C52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52]=&quot;биология&quot;;[.D5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2] = &quot;ЮЗ&quot;;[.C5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5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62" calcext:value-type="float">
            <text:p>662</text:p>
          </table:table-cell>
          <table:table-cell table:formula="of:=IF([.C53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53]=&quot;биология&quot;;[.D5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3] = &quot;ЮЗ&quot;;[.C5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5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46" calcext:value-type="float">
            <text:p>846</text:p>
          </table:table-cell>
          <table:table-cell table:formula="of:=IF([.C5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4]=&quot;биология&quot;;[.D5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4] = &quot;ЮЗ&quot;;[.C5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65" calcext:value-type="float">
            <text:p>565</text:p>
          </table:table-cell>
          <table:table-cell table:formula="of:=IF([.C55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55]=&quot;биология&quot;;[.D5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5] = &quot;ЮЗ&quot;;[.C55]; )" office:value-type="string" office:string-value="физика " calcext:value-type="string">
            <text:p>физика 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28" calcext:value-type="float">
            <text:p>928</text:p>
          </table:table-cell>
          <table:table-cell table:formula="of:=IF([.C56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56]=&quot;биология&quot;;[.D5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6] = &quot;ЮЗ&quot;;[.C5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84" calcext:value-type="float">
            <text:p>584</text:p>
          </table:table-cell>
          <table:table-cell table:formula="of:=IF([.C57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57]=&quot;биология&quot;;[.D5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7] = &quot;ЮЗ&quot;;[.C5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7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0" calcext:value-type="float">
            <text:p>80</text:p>
          </table:table-cell>
          <table:table-cell table:formula="of:=IF([.C5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8]=&quot;биология&quot;;[.D5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8] = &quot;ЮЗ&quot;;[.C5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81" calcext:value-type="float">
            <text:p>881</text:p>
          </table:table-cell>
          <table:table-cell table:formula="of:=IF([.C5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9]=&quot;биология&quot;;[.D5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9] = &quot;ЮЗ&quot;;[.C5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5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06" calcext:value-type="float">
            <text:p>806</text:p>
          </table:table-cell>
          <table:table-cell table:formula="of:=IF([.C60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60]=&quot;биология&quot;;[.D6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0] = &quot;ЮЗ&quot;;[.C6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92" calcext:value-type="float">
            <text:p>792</text:p>
          </table:table-cell>
          <table:table-cell table:formula="of:=IF([.C61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61]=&quot;биология&quot;;[.D6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1] = &quot;ЮЗ&quot;;[.C6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6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58" calcext:value-type="float">
            <text:p>858</text:p>
          </table:table-cell>
          <table:table-cell table:formula="of:=IF([.C6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2]=&quot;биология&quot;;[.D6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2] = &quot;ЮЗ&quot;;[.C6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74" calcext:value-type="float">
            <text:p>274</text:p>
          </table:table-cell>
          <table:table-cell table:formula="of:=IF([.C63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63]=&quot;биология&quot;;[.D6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3] = &quot;ЮЗ&quot;;[.C6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19" calcext:value-type="float">
            <text:p>719</text:p>
          </table:table-cell>
          <table:table-cell table:formula="of:=IF([.C64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64]=&quot;биология&quot;;[.D6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4] = &quot;ЮЗ&quot;;[.C6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83" calcext:value-type="float">
            <text:p>483</text:p>
          </table:table-cell>
          <table:table-cell table:formula="of:=IF([.C65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65]=&quot;биология&quot;;[.D6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5] = &quot;ЮЗ&quot;;[.C65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6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09" calcext:value-type="float">
            <text:p>109</text:p>
          </table:table-cell>
          <table:table-cell table:formula="of:=IF([.C6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6]=&quot;биология&quot;;[.D6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6] = &quot;ЮЗ&quot;;[.C6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6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23" calcext:value-type="float">
            <text:p>423</text:p>
          </table:table-cell>
          <table:table-cell table:formula="of:=IF([.C67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67]=&quot;биология&quot;;[.D6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7] = &quot;ЮЗ&quot;;[.C6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59" calcext:value-type="float">
            <text:p>759</text:p>
          </table:table-cell>
          <table:table-cell table:formula="of:=IF([.C68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68]=&quot;биология&quot;;[.D6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8] = &quot;ЮЗ&quot;;[.C6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65" calcext:value-type="float">
            <text:p>365</text:p>
          </table:table-cell>
          <table:table-cell table:formula="of:=IF([.C69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69]=&quot;биология&quot;;[.D6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9] = &quot;ЮЗ&quot;;[.C69]; )" office:value-type="string" office:string-value="физика " calcext:value-type="string">
            <text:p>физика 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2" calcext:value-type="float">
            <text:p>72</text:p>
          </table:table-cell>
          <table:table-cell table:formula="of:=IF([.C7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0]=&quot;биология&quot;;[.D7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0] = &quot;ЮЗ&quot;;[.C7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70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98" calcext:value-type="float">
            <text:p>698</text:p>
          </table:table-cell>
          <table:table-cell table:formula="of:=IF([.C7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1]=&quot;биология&quot;;[.D7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1] = &quot;ЮЗ&quot;;[.C7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41" calcext:value-type="float">
            <text:p>841</text:p>
          </table:table-cell>
          <table:table-cell table:formula="of:=IF([.C72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72]=&quot;биология&quot;;[.D7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2] = &quot;ЮЗ&quot;;[.C7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21" calcext:value-type="float">
            <text:p>321</text:p>
          </table:table-cell>
          <table:table-cell table:formula="of:=IF([.C7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3]=&quot;биология&quot;;[.D7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3] = &quot;ЮЗ&quot;;[.C7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00" calcext:value-type="float">
            <text:p>900</text:p>
          </table:table-cell>
          <table:table-cell table:formula="of:=IF([.C74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74]=&quot;биология&quot;;[.D7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4] = &quot;ЮЗ&quot;;[.C7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50" calcext:value-type="float">
            <text:p>550</text:p>
          </table:table-cell>
          <table:table-cell table:formula="of:=IF([.C75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75]=&quot;биология&quot;;[.D7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5] = &quot;ЮЗ&quot;;[.C75]; )" office:value-type="string" office:string-value="физика " calcext:value-type="string">
            <text:p>физика 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75" calcext:value-type="float">
            <text:p>375</text:p>
          </table:table-cell>
          <table:table-cell table:formula="of:=IF([.C76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76]=&quot;биология&quot;;[.D7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6] = &quot;ЮЗ&quot;;[.C7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76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934" calcext:value-type="float">
            <text:p>934</text:p>
          </table:table-cell>
          <table:table-cell table:formula="of:=IF([.C7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7]=&quot;биология&quot;;[.D7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7] = &quot;ЮЗ&quot;;[.C7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15" calcext:value-type="float">
            <text:p>115</text:p>
          </table:table-cell>
          <table:table-cell table:formula="of:=IF([.C7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8]=&quot;биология&quot;;[.D78];100000000)" office:value-type="float" office:value="115" calcext:value-type="float">
            <text:p>115</text:p>
          </table:table-cell>
          <table:table-cell table:number-columns-repeated="3"/>
          <table:table-cell table:formula="of:=IF([.A78] = &quot;ЮЗ&quot;;[.C7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7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86" calcext:value-type="float">
            <text:p>786</text:p>
          </table:table-cell>
          <table:table-cell table:formula="of:=IF([.C7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9]=&quot;биология&quot;;[.D7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9] = &quot;ЮЗ&quot;;[.C7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21" calcext:value-type="float">
            <text:p>921</text:p>
          </table:table-cell>
          <table:table-cell table:formula="of:=IF([.C8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0]=&quot;биология&quot;;[.D8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0] = &quot;ЮЗ&quot;;[.C8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7" calcext:value-type="float">
            <text:p>67</text:p>
          </table:table-cell>
          <table:table-cell table:formula="of:=IF([.C8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1]=&quot;биология&quot;;[.D8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1] = &quot;ЮЗ&quot;;[.C81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38" calcext:value-type="float">
            <text:p>538</text:p>
          </table:table-cell>
          <table:table-cell table:formula="of:=IF([.C82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82]=&quot;биология&quot;;[.D8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2] = &quot;ЮЗ&quot;;[.C8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8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50" calcext:value-type="float">
            <text:p>750</text:p>
          </table:table-cell>
          <table:table-cell table:formula="of:=IF([.C8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3]=&quot;биология&quot;;[.D83];100000000)" office:value-type="float" office:value="750" calcext:value-type="float">
            <text:p>750</text:p>
          </table:table-cell>
          <table:table-cell table:number-columns-repeated="3"/>
          <table:table-cell table:formula="of:=IF([.A83] = &quot;ЮЗ&quot;;[.C8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40" calcext:value-type="float">
            <text:p>340</text:p>
          </table:table-cell>
          <table:table-cell table:formula="of:=IF([.C84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84]=&quot;биология&quot;;[.D8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4] = &quot;ЮЗ&quot;;[.C8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8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63" calcext:value-type="float">
            <text:p>663</text:p>
          </table:table-cell>
          <table:table-cell table:formula="of:=IF([.C8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5]=&quot;биология&quot;;[.D85];100000000)" office:value-type="float" office:value="663" calcext:value-type="float">
            <text:p>663</text:p>
          </table:table-cell>
          <table:table-cell table:number-columns-repeated="3"/>
          <table:table-cell table:formula="of:=IF([.A85] = &quot;ЮЗ&quot;;[.C85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79" calcext:value-type="float">
            <text:p>579</text:p>
          </table:table-cell>
          <table:table-cell table:formula="of:=IF([.C8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6]=&quot;биология&quot;;[.D8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6] = &quot;ЮЗ&quot;;[.C8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8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30" calcext:value-type="float">
            <text:p>730</text:p>
          </table:table-cell>
          <table:table-cell table:formula="of:=IF([.C8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7]=&quot;биология&quot;;[.D8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7] = &quot;ЮЗ&quot;;[.C8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92" calcext:value-type="float">
            <text:p>492</text:p>
          </table:table-cell>
          <table:table-cell table:formula="of:=IF([.C8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8]=&quot;биология&quot;;[.D8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8] = &quot;ЮЗ&quot;;[.C8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14" calcext:value-type="float">
            <text:p>714</text:p>
          </table:table-cell>
          <table:table-cell table:formula="of:=IF([.C89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89]=&quot;биология&quot;;[.D8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9] = &quot;ЮЗ&quot;;[.C89]; )" office:value-type="string" office:string-value="физика " calcext:value-type="string">
            <text:p>физика 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98" calcext:value-type="float">
            <text:p>698</text:p>
          </table:table-cell>
          <table:table-cell table:formula="of:=IF([.C9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0]=&quot;биология&quot;;[.D90];100000000)" office:value-type="float" office:value="698" calcext:value-type="float">
            <text:p>698</text:p>
          </table:table-cell>
          <table:table-cell table:number-columns-repeated="3"/>
          <table:table-cell table:formula="of:=IF([.A90] = &quot;ЮЗ&quot;;[.C9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3" calcext:value-type="float">
            <text:p>73</text:p>
          </table:table-cell>
          <table:table-cell table:formula="of:=IF([.C91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91]=&quot;биология&quot;;[.D9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1] = &quot;ЮЗ&quot;;[.C9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32" calcext:value-type="float">
            <text:p>932</text:p>
          </table:table-cell>
          <table:table-cell table:formula="of:=IF([.C9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2]=&quot;биология&quot;;[.D92];100000000)" office:value-type="float" office:value="932" calcext:value-type="float">
            <text:p>932</text:p>
          </table:table-cell>
          <table:table-cell table:number-columns-repeated="3"/>
          <table:table-cell table:formula="of:=IF([.A92] = &quot;ЮЗ&quot;;[.C9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02" calcext:value-type="float">
            <text:p>402</text:p>
          </table:table-cell>
          <table:table-cell table:formula="of:=IF([.C9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3]=&quot;биология&quot;;[.D9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3] = &quot;ЮЗ&quot;;[.C9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29" calcext:value-type="float">
            <text:p>629</text:p>
          </table:table-cell>
          <table:table-cell table:formula="of:=IF([.C9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4]=&quot;биология&quot;;[.D9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4] = &quot;ЮЗ&quot;;[.C9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03" calcext:value-type="float">
            <text:p>903</text:p>
          </table:table-cell>
          <table:table-cell table:formula="of:=IF([.C9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5]=&quot;биология&quot;;[.D9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5] = &quot;ЮЗ&quot;;[.C95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98" calcext:value-type="float">
            <text:p>598</text:p>
          </table:table-cell>
          <table:table-cell table:formula="of:=IF([.C96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96]=&quot;биология&quot;;[.D9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6] = &quot;ЮЗ&quot;;[.C9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22" calcext:value-type="float">
            <text:p>222</text:p>
          </table:table-cell>
          <table:table-cell table:formula="of:=IF([.C9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7]=&quot;биология&quot;;[.D97];100000000)" office:value-type="float" office:value="222" calcext:value-type="float">
            <text:p>222</text:p>
          </table:table-cell>
          <table:table-cell table:number-columns-repeated="3"/>
          <table:table-cell table:formula="of:=IF([.A97] = &quot;ЮЗ&quot;;[.C9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27" calcext:value-type="float">
            <text:p>427</text:p>
          </table:table-cell>
          <table:table-cell table:formula="of:=IF([.C98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98]=&quot;биология&quot;;[.D9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8] = &quot;ЮЗ&quot;;[.C9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9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65" calcext:value-type="float">
            <text:p>465</text:p>
          </table:table-cell>
          <table:table-cell table:formula="of:=IF([.C9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9]=&quot;биология&quot;;[.D99];100000000)" office:value-type="float" office:value="465" calcext:value-type="float">
            <text:p>465</text:p>
          </table:table-cell>
          <table:table-cell table:number-columns-repeated="3"/>
          <table:table-cell table:formula="of:=IF([.A99] = &quot;ЮЗ&quot;;[.C9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97" calcext:value-type="float">
            <text:p>697</text:p>
          </table:table-cell>
          <table:table-cell table:formula="of:=IF([.C10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00]=&quot;биология&quot;;[.D10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00] = &quot;ЮЗ&quot;;[.C10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0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77" calcext:value-type="float">
            <text:p>877</text:p>
          </table:table-cell>
          <table:table-cell table:formula="of:=IF([.C10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01]=&quot;биология&quot;;[.D10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01] = &quot;ЮЗ&quot;;[.C101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10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57" calcext:value-type="float">
            <text:p>157</text:p>
          </table:table-cell>
          <table:table-cell table:formula="of:=IF([.C10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02]=&quot;биология&quot;;[.D10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02] = &quot;ЮЗ&quot;;[.C10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10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63" calcext:value-type="float">
            <text:p>563</text:p>
          </table:table-cell>
          <table:table-cell table:formula="of:=IF([.C103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103]=&quot;биология&quot;;[.D10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03] = &quot;ЮЗ&quot;;[.C10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0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05" calcext:value-type="float">
            <text:p>205</text:p>
          </table:table-cell>
          <table:table-cell table:formula="of:=IF([.C10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04]=&quot;биология&quot;;[.D104];100000000)" office:value-type="float" office:value="205" calcext:value-type="float">
            <text:p>205</text:p>
          </table:table-cell>
          <table:table-cell table:number-columns-repeated="3"/>
          <table:table-cell table:formula="of:=IF([.A104] = &quot;ЮЗ&quot;;[.C10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0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77" calcext:value-type="float">
            <text:p>577</text:p>
          </table:table-cell>
          <table:table-cell table:formula="of:=IF([.C105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105]=&quot;биология&quot;;[.D10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05] = &quot;ЮЗ&quot;;[.C105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0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78" calcext:value-type="float">
            <text:p>378</text:p>
          </table:table-cell>
          <table:table-cell table:formula="of:=IF([.C10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06]=&quot;биология&quot;;[.D106];100000000)" office:value-type="float" office:value="378" calcext:value-type="float">
            <text:p>378</text:p>
          </table:table-cell>
          <table:table-cell table:number-columns-repeated="3"/>
          <table:table-cell table:formula="of:=IF([.A106] = &quot;ЮЗ&quot;;[.C10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0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11" calcext:value-type="float">
            <text:p>311</text:p>
          </table:table-cell>
          <table:table-cell table:formula="of:=IF([.C10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07]=&quot;биология&quot;;[.D10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07] = &quot;ЮЗ&quot;;[.C10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0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07" calcext:value-type="float">
            <text:p>907</text:p>
          </table:table-cell>
          <table:table-cell table:formula="of:=IF([.C10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08]=&quot;биология&quot;;[.D10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08] = &quot;ЮЗ&quot;;[.C10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0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48" calcext:value-type="float">
            <text:p>248</text:p>
          </table:table-cell>
          <table:table-cell table:formula="of:=IF([.C10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09]=&quot;биология&quot;;[.D10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09] = &quot;ЮЗ&quot;;[.C109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0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64" calcext:value-type="float">
            <text:p>564</text:p>
          </table:table-cell>
          <table:table-cell table:formula="of:=IF([.C110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110]=&quot;биология&quot;;[.D11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10] = &quot;ЮЗ&quot;;[.C11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1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06" calcext:value-type="float">
            <text:p>606</text:p>
          </table:table-cell>
          <table:table-cell table:formula="of:=IF([.C11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11]=&quot;биология&quot;;[.D11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11] = &quot;ЮЗ&quot;;[.C11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1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14" calcext:value-type="float">
            <text:p>414</text:p>
          </table:table-cell>
          <table:table-cell table:formula="of:=IF([.C11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12]=&quot;биология&quot;;[.D11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12] = &quot;ЮЗ&quot;;[.C11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1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31" calcext:value-type="float">
            <text:p>131</text:p>
          </table:table-cell>
          <table:table-cell table:formula="of:=IF([.C11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13]=&quot;биология&quot;;[.D11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13] = &quot;ЮЗ&quot;;[.C11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1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40" calcext:value-type="float">
            <text:p>740</text:p>
          </table:table-cell>
          <table:table-cell table:formula="of:=IF([.C114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114]=&quot;биология&quot;;[.D11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14] = &quot;ЮЗ&quot;;[.C11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14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87" calcext:value-type="float">
            <text:p>887</text:p>
          </table:table-cell>
          <table:table-cell table:formula="of:=IF([.C11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15]=&quot;биология&quot;;[.D11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15] = &quot;ЮЗ&quot;;[.C115]; )" office:value-type="string" office:string-value="информатика" calcext:value-type="string">
            <text:p>информатик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1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35" calcext:value-type="float">
            <text:p>135</text:p>
          </table:table-cell>
          <table:table-cell table:formula="of:=IF([.C11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16]=&quot;биология&quot;;[.D116];100000000)" office:value-type="float" office:value="135" calcext:value-type="float">
            <text:p>135</text:p>
          </table:table-cell>
          <table:table-cell table:number-columns-repeated="3"/>
          <table:table-cell table:formula="of:=IF([.A116] = &quot;ЮЗ&quot;;[.C11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1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42" calcext:value-type="float">
            <text:p>142</text:p>
          </table:table-cell>
          <table:table-cell table:formula="of:=IF([.C11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17]=&quot;биология&quot;;[.D11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17] = &quot;ЮЗ&quot;;[.C11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1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84" calcext:value-type="float">
            <text:p>484</text:p>
          </table:table-cell>
          <table:table-cell table:formula="of:=IF([.C11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18]=&quot;биология&quot;;[.D11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18] = &quot;ЮЗ&quot;;[.C11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1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40" calcext:value-type="float">
            <text:p>440</text:p>
          </table:table-cell>
          <table:table-cell table:formula="of:=IF([.C11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19]=&quot;биология&quot;;[.D11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19] = &quot;ЮЗ&quot;;[.C11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1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17" calcext:value-type="float">
            <text:p>717</text:p>
          </table:table-cell>
          <table:table-cell table:formula="of:=IF([.C120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120]=&quot;биология&quot;;[.D12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20] = &quot;ЮЗ&quot;;[.C12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2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01" calcext:value-type="float">
            <text:p>901</text:p>
          </table:table-cell>
          <table:table-cell table:formula="of:=IF([.C12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21]=&quot;биология&quot;;[.D121];100000000)" office:value-type="float" office:value="901" calcext:value-type="float">
            <text:p>901</text:p>
          </table:table-cell>
          <table:table-cell table:number-columns-repeated="3"/>
          <table:table-cell table:formula="of:=IF([.A121] = &quot;ЮЗ&quot;;[.C121]; )" office:value-type="string" office:string-value="биология" calcext:value-type="string">
            <text:p>биология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12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58" calcext:value-type="float">
            <text:p>758</text:p>
          </table:table-cell>
          <table:table-cell table:formula="of:=IF([.C122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122]=&quot;биология&quot;;[.D12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22] = &quot;ЮЗ&quot;;[.C12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12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3" calcext:value-type="float">
            <text:p>83</text:p>
          </table:table-cell>
          <table:table-cell table:formula="of:=IF([.C12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23]=&quot;биология&quot;;[.D123];100000000)" office:value-type="float" office:value="83" calcext:value-type="float">
            <text:p>83</text:p>
          </table:table-cell>
          <table:table-cell table:number-columns-repeated="3"/>
          <table:table-cell table:formula="of:=IF([.A123] = &quot;ЮЗ&quot;;[.C12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2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66" calcext:value-type="float">
            <text:p>766</text:p>
          </table:table-cell>
          <table:table-cell table:formula="of:=IF([.C12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24]=&quot;биология&quot;;[.D12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24] = &quot;ЮЗ&quot;;[.C12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2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91" calcext:value-type="float">
            <text:p>391</text:p>
          </table:table-cell>
          <table:table-cell table:formula="of:=IF([.C12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25]=&quot;биология&quot;;[.D12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25] = &quot;ЮЗ&quot;;[.C125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2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90" calcext:value-type="float">
            <text:p>390</text:p>
          </table:table-cell>
          <table:table-cell table:formula="of:=IF([.C12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26]=&quot;биология&quot;;[.D12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26] = &quot;ЮЗ&quot;;[.C12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2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20" calcext:value-type="float">
            <text:p>620</text:p>
          </table:table-cell>
          <table:table-cell table:formula="of:=IF([.C127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127]=&quot;биология&quot;;[.D12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27] = &quot;ЮЗ&quot;;[.C12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2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88" calcext:value-type="float">
            <text:p>788</text:p>
          </table:table-cell>
          <table:table-cell table:formula="of:=IF([.C12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28]=&quot;биология&quot;;[.D128];100000000)" office:value-type="float" office:value="788" calcext:value-type="float">
            <text:p>788</text:p>
          </table:table-cell>
          <table:table-cell table:number-columns-repeated="3"/>
          <table:table-cell table:formula="of:=IF([.A128] = &quot;ЮЗ&quot;;[.C12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2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33" calcext:value-type="float">
            <text:p>133</text:p>
          </table:table-cell>
          <table:table-cell table:formula="of:=IF([.C129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129]=&quot;биология&quot;;[.D12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29] = &quot;ЮЗ&quot;;[.C129]; )" office:value-type="string" office:string-value="физика " calcext:value-type="string">
            <text:p>физика 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2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76" calcext:value-type="float">
            <text:p>476</text:p>
          </table:table-cell>
          <table:table-cell table:formula="of:=IF([.C13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30]=&quot;биология&quot;;[.D130];100000000)" office:value-type="float" office:value="476" calcext:value-type="float">
            <text:p>476</text:p>
          </table:table-cell>
          <table:table-cell table:number-columns-repeated="3"/>
          <table:table-cell table:formula="of:=IF([.A130] = &quot;ЮЗ&quot;;[.C13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3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51" calcext:value-type="float">
            <text:p>151</text:p>
          </table:table-cell>
          <table:table-cell table:formula="of:=IF([.C13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31]=&quot;биология&quot;;[.D13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31] = &quot;ЮЗ&quot;;[.C13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3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92" calcext:value-type="float">
            <text:p>192</text:p>
          </table:table-cell>
          <table:table-cell table:formula="of:=IF([.C13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32]=&quot;биология&quot;;[.D13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32] = &quot;ЮЗ&quot;;[.C13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3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32" calcext:value-type="float">
            <text:p>132</text:p>
          </table:table-cell>
          <table:table-cell table:formula="of:=IF([.C13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33]=&quot;биология&quot;;[.D13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33] = &quot;ЮЗ&quot;;[.C13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3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38" calcext:value-type="float">
            <text:p>838</text:p>
          </table:table-cell>
          <table:table-cell table:formula="of:=IF([.C134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134]=&quot;биология&quot;;[.D13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34] = &quot;ЮЗ&quot;;[.C13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3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83" calcext:value-type="float">
            <text:p>783</text:p>
          </table:table-cell>
          <table:table-cell table:formula="of:=IF([.C13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35]=&quot;биология&quot;;[.D13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35] = &quot;ЮЗ&quot;;[.C135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3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91" calcext:value-type="float">
            <text:p>491</text:p>
          </table:table-cell>
          <table:table-cell table:formula="of:=IF([.C13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36]=&quot;биология&quot;;[.D136];100000000)" office:value-type="float" office:value="491" calcext:value-type="float">
            <text:p>491</text:p>
          </table:table-cell>
          <table:table-cell table:number-columns-repeated="3"/>
          <table:table-cell table:formula="of:=IF([.A136] = &quot;ЮЗ&quot;;[.C13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3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78" calcext:value-type="float">
            <text:p>578</text:p>
          </table:table-cell>
          <table:table-cell table:formula="of:=IF([.C13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37]=&quot;биология&quot;;[.D13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37] = &quot;ЮЗ&quot;;[.C13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3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26" calcext:value-type="float">
            <text:p>126</text:p>
          </table:table-cell>
          <table:table-cell table:formula="of:=IF([.C13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38]=&quot;биология&quot;;[.D13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38] = &quot;ЮЗ&quot;;[.C13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3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89" calcext:value-type="float">
            <text:p>389</text:p>
          </table:table-cell>
          <table:table-cell table:formula="of:=IF([.C13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39]=&quot;биология&quot;;[.D13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39] = &quot;ЮЗ&quot;;[.C13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3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90" calcext:value-type="float">
            <text:p>790</text:p>
          </table:table-cell>
          <table:table-cell table:formula="of:=IF([.C140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140]=&quot;биология&quot;;[.D14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40] = &quot;ЮЗ&quot;;[.C14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40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64" calcext:value-type="float">
            <text:p>664</text:p>
          </table:table-cell>
          <table:table-cell table:formula="of:=IF([.C14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41]=&quot;биология&quot;;[.D14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41] = &quot;ЮЗ&quot;;[.C141]; )" office:value-type="string" office:string-value="информатика" calcext:value-type="string">
            <text:p>информатик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14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01" calcext:value-type="float">
            <text:p>901</text:p>
          </table:table-cell>
          <table:table-cell table:formula="of:=IF([.C142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142]=&quot;биология&quot;;[.D14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42] = &quot;ЮЗ&quot;;[.C14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14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61" calcext:value-type="float">
            <text:p>561</text:p>
          </table:table-cell>
          <table:table-cell table:formula="of:=IF([.C143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143]=&quot;биология&quot;;[.D14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43] = &quot;ЮЗ&quot;;[.C14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4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8" calcext:value-type="float">
            <text:p>78</text:p>
          </table:table-cell>
          <table:table-cell table:formula="of:=IF([.C144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144]=&quot;биология&quot;;[.D14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44] = &quot;ЮЗ&quot;;[.C14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4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45" calcext:value-type="float">
            <text:p>445</text:p>
          </table:table-cell>
          <table:table-cell table:formula="of:=IF([.C145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145]=&quot;биология&quot;;[.D14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45] = &quot;ЮЗ&quot;;[.C145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4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09" calcext:value-type="float">
            <text:p>709</text:p>
          </table:table-cell>
          <table:table-cell table:formula="of:=IF([.C146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146]=&quot;биология&quot;;[.D14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46] = &quot;ЮЗ&quot;;[.C14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14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18" calcext:value-type="float">
            <text:p>318</text:p>
          </table:table-cell>
          <table:table-cell table:formula="of:=IF([.C147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147]=&quot;биология&quot;;[.D14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47] = &quot;ЮЗ&quot;;[.C14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4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70" calcext:value-type="float">
            <text:p>570</text:p>
          </table:table-cell>
          <table:table-cell table:formula="of:=IF([.C148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148]=&quot;биология&quot;;[.D14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48] = &quot;ЮЗ&quot;;[.C14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4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81" calcext:value-type="float">
            <text:p>581</text:p>
          </table:table-cell>
          <table:table-cell table:formula="of:=IF([.C14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49]=&quot;биология&quot;;[.D14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49] = &quot;ЮЗ&quot;;[.C149]; )" office:value-type="string" office:string-value="информатика" calcext:value-type="string">
            <text:p>информатик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4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09" calcext:value-type="float">
            <text:p>509</text:p>
          </table:table-cell>
          <table:table-cell table:formula="of:=IF([.C15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50]=&quot;биология&quot;;[.D150];100000000)" office:value-type="float" office:value="509" calcext:value-type="float">
            <text:p>509</text:p>
          </table:table-cell>
          <table:table-cell table:number-columns-repeated="3"/>
          <table:table-cell table:formula="of:=IF([.A150] = &quot;ЮЗ&quot;;[.C15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5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1" calcext:value-type="float">
            <text:p>61</text:p>
          </table:table-cell>
          <table:table-cell table:formula="of:=IF([.C15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51]=&quot;биология&quot;;[.D15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51] = &quot;ЮЗ&quot;;[.C15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5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19" calcext:value-type="float">
            <text:p>419</text:p>
          </table:table-cell>
          <table:table-cell table:formula="of:=IF([.C15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52]=&quot;биология&quot;;[.D15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52] = &quot;ЮЗ&quot;;[.C15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15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04" calcext:value-type="float">
            <text:p>204</text:p>
          </table:table-cell>
          <table:table-cell table:formula="of:=IF([.C15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53]=&quot;биология&quot;;[.D15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53] = &quot;ЮЗ&quot;;[.C15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5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93" calcext:value-type="float">
            <text:p>293</text:p>
          </table:table-cell>
          <table:table-cell table:formula="of:=IF([.C154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154]=&quot;биология&quot;;[.D15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54] = &quot;ЮЗ&quot;;[.C15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5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00" calcext:value-type="float">
            <text:p>300</text:p>
          </table:table-cell>
          <table:table-cell table:formula="of:=IF([.C15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55]=&quot;биология&quot;;[.D155];100000000)" office:value-type="float" office:value="300" calcext:value-type="float">
            <text:p>300</text:p>
          </table:table-cell>
          <table:table-cell table:number-columns-repeated="3"/>
          <table:table-cell table:formula="of:=IF([.A155] = &quot;ЮЗ&quot;;[.C155]; )" office:value-type="string" office:string-value="биология" calcext:value-type="string">
            <text:p>биология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5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86" calcext:value-type="float">
            <text:p>286</text:p>
          </table:table-cell>
          <table:table-cell table:formula="of:=IF([.C156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156]=&quot;биология&quot;;[.D15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56] = &quot;ЮЗ&quot;;[.C15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5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78" calcext:value-type="float">
            <text:p>378</text:p>
          </table:table-cell>
          <table:table-cell table:formula="of:=IF([.C15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57]=&quot;биология&quot;;[.D157];100000000)" office:value-type="float" office:value="378" calcext:value-type="float">
            <text:p>378</text:p>
          </table:table-cell>
          <table:table-cell table:number-columns-repeated="3"/>
          <table:table-cell table:formula="of:=IF([.A157] = &quot;ЮЗ&quot;;[.C15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5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94" calcext:value-type="float">
            <text:p>594</text:p>
          </table:table-cell>
          <table:table-cell table:formula="of:=IF([.C15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58]=&quot;биология&quot;;[.D15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58] = &quot;ЮЗ&quot;;[.C15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15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49" calcext:value-type="float">
            <text:p>849</text:p>
          </table:table-cell>
          <table:table-cell table:formula="of:=IF([.C15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59]=&quot;биология&quot;;[.D15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59] = &quot;ЮЗ&quot;;[.C15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5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67" calcext:value-type="float">
            <text:p>767</text:p>
          </table:table-cell>
          <table:table-cell table:formula="of:=IF([.C16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60]=&quot;биология&quot;;[.D16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60] = &quot;ЮЗ&quot;;[.C16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6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14" calcext:value-type="float">
            <text:p>314</text:p>
          </table:table-cell>
          <table:table-cell table:formula="of:=IF([.C161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161]=&quot;биология&quot;;[.D16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61] = &quot;ЮЗ&quot;;[.C161]; )" office:value-type="string" office:string-value="физика " calcext:value-type="string">
            <text:p>физика 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16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66" calcext:value-type="float">
            <text:p>366</text:p>
          </table:table-cell>
          <table:table-cell table:formula="of:=IF([.C16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62]=&quot;биология&quot;;[.D162];100000000)" office:value-type="float" office:value="366" calcext:value-type="float">
            <text:p>366</text:p>
          </table:table-cell>
          <table:table-cell table:number-columns-repeated="3"/>
          <table:table-cell table:formula="of:=IF([.A162] = &quot;ЮЗ&quot;;[.C16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16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96" calcext:value-type="float">
            <text:p>696</text:p>
          </table:table-cell>
          <table:table-cell table:formula="of:=IF([.C163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163]=&quot;биология&quot;;[.D16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63] = &quot;ЮЗ&quot;;[.C16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6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16" calcext:value-type="float">
            <text:p>116</text:p>
          </table:table-cell>
          <table:table-cell table:formula="of:=IF([.C16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64]=&quot;биология&quot;;[.D164];100000000)" office:value-type="float" office:value="116" calcext:value-type="float">
            <text:p>116</text:p>
          </table:table-cell>
          <table:table-cell table:number-columns-repeated="3"/>
          <table:table-cell table:formula="of:=IF([.A164] = &quot;ЮЗ&quot;;[.C16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6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76" calcext:value-type="float">
            <text:p>576</text:p>
          </table:table-cell>
          <table:table-cell table:formula="of:=IF([.C16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65]=&quot;биология&quot;;[.D16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65] = &quot;ЮЗ&quot;;[.C165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6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3" calcext:value-type="float">
            <text:p>73</text:p>
          </table:table-cell>
          <table:table-cell table:formula="of:=IF([.C16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66]=&quot;биология&quot;;[.D16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66] = &quot;ЮЗ&quot;;[.C16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16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7" calcext:value-type="float">
            <text:p>87</text:p>
          </table:table-cell>
          <table:table-cell table:formula="of:=IF([.C16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67]=&quot;биология&quot;;[.D167];100000000)" office:value-type="float" office:value="87" calcext:value-type="float">
            <text:p>87</text:p>
          </table:table-cell>
          <table:table-cell table:number-columns-repeated="3"/>
          <table:table-cell table:formula="of:=IF([.A167] = &quot;ЮЗ&quot;;[.C16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6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27" calcext:value-type="float">
            <text:p>627</text:p>
          </table:table-cell>
          <table:table-cell table:formula="of:=IF([.C16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68]=&quot;биология&quot;;[.D16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68] = &quot;ЮЗ&quot;;[.C16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6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11" calcext:value-type="float">
            <text:p>811</text:p>
          </table:table-cell>
          <table:table-cell table:formula="of:=IF([.C16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69]=&quot;биология&quot;;[.D16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69] = &quot;ЮЗ&quot;;[.C169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6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24" calcext:value-type="float">
            <text:p>124</text:p>
          </table:table-cell>
          <table:table-cell table:formula="of:=IF([.C17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70]=&quot;биология&quot;;[.D17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70] = &quot;ЮЗ&quot;;[.C17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7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56" calcext:value-type="float">
            <text:p>856</text:p>
          </table:table-cell>
          <table:table-cell table:formula="of:=IF([.C171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171]=&quot;биология&quot;;[.D17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71] = &quot;ЮЗ&quot;;[.C17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71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60" calcext:value-type="float">
            <text:p>460</text:p>
          </table:table-cell>
          <table:table-cell table:formula="of:=IF([.C17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72]=&quot;биология&quot;;[.D17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72] = &quot;ЮЗ&quot;;[.C17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172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62" calcext:value-type="float">
            <text:p>562</text:p>
          </table:table-cell>
          <table:table-cell table:formula="of:=IF([.C17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73]=&quot;биология&quot;;[.D17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73] = &quot;ЮЗ&quot;;[.C17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7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37" calcext:value-type="float">
            <text:p>337</text:p>
          </table:table-cell>
          <table:table-cell table:formula="of:=IF([.C17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74]=&quot;биология&quot;;[.D174];100000000)" office:value-type="float" office:value="337" calcext:value-type="float">
            <text:p>337</text:p>
          </table:table-cell>
          <table:table-cell table:number-columns-repeated="3"/>
          <table:table-cell table:formula="of:=IF([.A174] = &quot;ЮЗ&quot;;[.C17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7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28" calcext:value-type="float">
            <text:p>528</text:p>
          </table:table-cell>
          <table:table-cell table:formula="of:=IF([.C17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75]=&quot;биология&quot;;[.D17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75] = &quot;ЮЗ&quot;;[.C175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7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16" calcext:value-type="float">
            <text:p>916</text:p>
          </table:table-cell>
          <table:table-cell table:formula="of:=IF([.C17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76]=&quot;биология&quot;;[.D17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76] = &quot;ЮЗ&quot;;[.C17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7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01" calcext:value-type="float">
            <text:p>401</text:p>
          </table:table-cell>
          <table:table-cell table:formula="of:=IF([.C17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77]=&quot;биология&quot;;[.D17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77] = &quot;ЮЗ&quot;;[.C17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7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80" calcext:value-type="float">
            <text:p>680</text:p>
          </table:table-cell>
          <table:table-cell table:formula="of:=IF([.C178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178]=&quot;биология&quot;;[.D17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78] = &quot;ЮЗ&quot;;[.C17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17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13" calcext:value-type="float">
            <text:p>913</text:p>
          </table:table-cell>
          <table:table-cell table:formula="of:=IF([.C17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79]=&quot;биология&quot;;[.D179];100000000)" office:value-type="float" office:value="913" calcext:value-type="float">
            <text:p>913</text:p>
          </table:table-cell>
          <table:table-cell table:number-columns-repeated="3"/>
          <table:table-cell table:formula="of:=IF([.A179] = &quot;ЮЗ&quot;;[.C17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7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74" calcext:value-type="float">
            <text:p>174</text:p>
          </table:table-cell>
          <table:table-cell table:formula="of:=IF([.C180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180]=&quot;биология&quot;;[.D18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80] = &quot;ЮЗ&quot;;[.C18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8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98" calcext:value-type="float">
            <text:p>698</text:p>
          </table:table-cell>
          <table:table-cell table:formula="of:=IF([.C18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81]=&quot;биология&quot;;[.D181];100000000)" office:value-type="float" office:value="698" calcext:value-type="float">
            <text:p>698</text:p>
          </table:table-cell>
          <table:table-cell table:number-columns-repeated="3"/>
          <table:table-cell table:formula="of:=IF([.A181] = &quot;ЮЗ&quot;;[.C181]; )" office:value-type="string" office:string-value="биология" calcext:value-type="string">
            <text:p>биология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18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67" calcext:value-type="float">
            <text:p>567</text:p>
          </table:table-cell>
          <table:table-cell table:formula="of:=IF([.C18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82]=&quot;биология&quot;;[.D18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82] = &quot;ЮЗ&quot;;[.C18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18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68" calcext:value-type="float">
            <text:p>468</text:p>
          </table:table-cell>
          <table:table-cell table:formula="of:=IF([.C18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83]=&quot;биология&quot;;[.D18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83] = &quot;ЮЗ&quot;;[.C18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8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90" calcext:value-type="float">
            <text:p>490</text:p>
          </table:table-cell>
          <table:table-cell table:formula="of:=IF([.C18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84]=&quot;биология&quot;;[.D18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84] = &quot;ЮЗ&quot;;[.C18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8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30" calcext:value-type="float">
            <text:p>530</text:p>
          </table:table-cell>
          <table:table-cell table:formula="of:=IF([.C185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185]=&quot;биология&quot;;[.D18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85] = &quot;ЮЗ&quot;;[.C185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8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77" calcext:value-type="float">
            <text:p>777</text:p>
          </table:table-cell>
          <table:table-cell table:formula="of:=IF([.C18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86]=&quot;биология&quot;;[.D186];100000000)" office:value-type="float" office:value="777" calcext:value-type="float">
            <text:p>777</text:p>
          </table:table-cell>
          <table:table-cell table:number-columns-repeated="3"/>
          <table:table-cell table:formula="of:=IF([.A186] = &quot;ЮЗ&quot;;[.C18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18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51" calcext:value-type="float">
            <text:p>851</text:p>
          </table:table-cell>
          <table:table-cell table:formula="of:=IF([.C187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187]=&quot;биология&quot;;[.D18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87] = &quot;ЮЗ&quot;;[.C18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8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37" calcext:value-type="float">
            <text:p>637</text:p>
          </table:table-cell>
          <table:table-cell table:formula="of:=IF([.C18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88]=&quot;биология&quot;;[.D188];100000000)" office:value-type="float" office:value="637" calcext:value-type="float">
            <text:p>637</text:p>
          </table:table-cell>
          <table:table-cell table:number-columns-repeated="3"/>
          <table:table-cell table:formula="of:=IF([.A188] = &quot;ЮЗ&quot;;[.C18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8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85" calcext:value-type="float">
            <text:p>785</text:p>
          </table:table-cell>
          <table:table-cell table:formula="of:=IF([.C18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89]=&quot;биология&quot;;[.D18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89] = &quot;ЮЗ&quot;;[.C189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8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26" calcext:value-type="float">
            <text:p>926</text:p>
          </table:table-cell>
          <table:table-cell table:formula="of:=IF([.C19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90]=&quot;биология&quot;;[.D19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90] = &quot;ЮЗ&quot;;[.C19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9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35" calcext:value-type="float">
            <text:p>535</text:p>
          </table:table-cell>
          <table:table-cell table:formula="of:=IF([.C19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91]=&quot;биология&quot;;[.D19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91] = &quot;ЮЗ&quot;;[.C19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9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08" calcext:value-type="float">
            <text:p>208</text:p>
          </table:table-cell>
          <table:table-cell table:formula="of:=IF([.C192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192]=&quot;биология&quot;;[.D19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92] = &quot;ЮЗ&quot;;[.C19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19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0" calcext:value-type="float">
            <text:p>40</text:p>
          </table:table-cell>
          <table:table-cell table:formula="of:=IF([.C19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93]=&quot;биология&quot;;[.D193];100000000)" office:value-type="float" office:value="40" calcext:value-type="float">
            <text:p>40</text:p>
          </table:table-cell>
          <table:table-cell table:number-columns-repeated="3"/>
          <table:table-cell table:formula="of:=IF([.A193] = &quot;ЮЗ&quot;;[.C19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9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92" calcext:value-type="float">
            <text:p>692</text:p>
          </table:table-cell>
          <table:table-cell table:formula="of:=IF([.C194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194]=&quot;биология&quot;;[.D19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94] = &quot;ЮЗ&quot;;[.C19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9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89" calcext:value-type="float">
            <text:p>389</text:p>
          </table:table-cell>
          <table:table-cell table:formula="of:=IF([.C19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95]=&quot;биология&quot;;[.D195];100000000)" office:value-type="float" office:value="389" calcext:value-type="float">
            <text:p>389</text:p>
          </table:table-cell>
          <table:table-cell table:number-columns-repeated="3"/>
          <table:table-cell table:formula="of:=IF([.A195] = &quot;ЮЗ&quot;;[.C195]; )" office:value-type="string" office:string-value="биология" calcext:value-type="string">
            <text:p>биология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9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40" calcext:value-type="float">
            <text:p>640</text:p>
          </table:table-cell>
          <table:table-cell table:formula="of:=IF([.C19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96]=&quot;биология&quot;;[.D19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96] = &quot;ЮЗ&quot;;[.C19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9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71" calcext:value-type="float">
            <text:p>671</text:p>
          </table:table-cell>
          <table:table-cell table:formula="of:=IF([.C19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97]=&quot;биология&quot;;[.D19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97] = &quot;ЮЗ&quot;;[.C19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9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99" calcext:value-type="float">
            <text:p>499</text:p>
          </table:table-cell>
          <table:table-cell table:formula="of:=IF([.C19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98]=&quot;биология&quot;;[.D19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98] = &quot;ЮЗ&quot;;[.C19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19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68" calcext:value-type="float">
            <text:p>268</text:p>
          </table:table-cell>
          <table:table-cell table:formula="of:=IF([.C199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199]=&quot;биология&quot;;[.D19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99] = &quot;ЮЗ&quot;;[.C19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9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39" calcext:value-type="float">
            <text:p>439</text:p>
          </table:table-cell>
          <table:table-cell table:formula="of:=IF([.C20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00]=&quot;биология&quot;;[.D200];100000000)" office:value-type="float" office:value="439" calcext:value-type="float">
            <text:p>439</text:p>
          </table:table-cell>
          <table:table-cell table:number-columns-repeated="3"/>
          <table:table-cell table:formula="of:=IF([.A200] = &quot;ЮЗ&quot;;[.C20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0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15" calcext:value-type="float">
            <text:p>115</text:p>
          </table:table-cell>
          <table:table-cell table:formula="of:=IF([.C201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201]=&quot;биология&quot;;[.D20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01] = &quot;ЮЗ&quot;;[.C201]; )" office:value-type="string" office:string-value="физика " calcext:value-type="string">
            <text:p>физика 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20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9" calcext:value-type="float">
            <text:p>39</text:p>
          </table:table-cell>
          <table:table-cell table:formula="of:=IF([.C20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02]=&quot;биология&quot;;[.D202];100000000)" office:value-type="float" office:value="39" calcext:value-type="float">
            <text:p>39</text:p>
          </table:table-cell>
          <table:table-cell table:number-columns-repeated="3"/>
          <table:table-cell table:formula="of:=IF([.A202] = &quot;ЮЗ&quot;;[.C20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0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65" calcext:value-type="float">
            <text:p>365</text:p>
          </table:table-cell>
          <table:table-cell table:formula="of:=IF([.C20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03]=&quot;биология&quot;;[.D20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03] = &quot;ЮЗ&quot;;[.C20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0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51" calcext:value-type="float">
            <text:p>351</text:p>
          </table:table-cell>
          <table:table-cell table:formula="of:=IF([.C20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04]=&quot;биология&quot;;[.D20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04] = &quot;ЮЗ&quot;;[.C20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0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11" calcext:value-type="float">
            <text:p>111</text:p>
          </table:table-cell>
          <table:table-cell table:formula="of:=IF([.C20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05]=&quot;биология&quot;;[.D20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05] = &quot;ЮЗ&quot;;[.C205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0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98" calcext:value-type="float">
            <text:p>198</text:p>
          </table:table-cell>
          <table:table-cell table:formula="of:=IF([.C206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206]=&quot;биология&quot;;[.D20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06] = &quot;ЮЗ&quot;;[.C20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20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39" calcext:value-type="float">
            <text:p>739</text:p>
          </table:table-cell>
          <table:table-cell table:formula="of:=IF([.C20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07]=&quot;биология&quot;;[.D20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07] = &quot;ЮЗ&quot;;[.C20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0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2" calcext:value-type="float">
            <text:p>92</text:p>
          </table:table-cell>
          <table:table-cell table:formula="of:=IF([.C20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08]=&quot;биология&quot;;[.D20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08] = &quot;ЮЗ&quot;;[.C20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0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27" calcext:value-type="float">
            <text:p>227</text:p>
          </table:table-cell>
          <table:table-cell table:formula="of:=IF([.C20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09]=&quot;биология&quot;;[.D20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09] = &quot;ЮЗ&quot;;[.C209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0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00" calcext:value-type="float">
            <text:p>600</text:p>
          </table:table-cell>
          <table:table-cell table:formula="of:=IF([.C21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10]=&quot;биология&quot;;[.D21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10] = &quot;ЮЗ&quot;;[.C21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1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21" calcext:value-type="float">
            <text:p>621</text:p>
          </table:table-cell>
          <table:table-cell table:formula="of:=IF([.C21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11]=&quot;биология&quot;;[.D21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11] = &quot;ЮЗ&quot;;[.C21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1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47" calcext:value-type="float">
            <text:p>847</text:p>
          </table:table-cell>
          <table:table-cell table:formula="of:=IF([.C21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12]=&quot;биология&quot;;[.D21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12] = &quot;ЮЗ&quot;;[.C21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21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1" calcext:value-type="float">
            <text:p>61</text:p>
          </table:table-cell>
          <table:table-cell table:formula="of:=IF([.C21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13]=&quot;биология&quot;;[.D21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13] = &quot;ЮЗ&quot;;[.C21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1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21" calcext:value-type="float">
            <text:p>721</text:p>
          </table:table-cell>
          <table:table-cell table:formula="of:=IF([.C21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14]=&quot;биология&quot;;[.D21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14] = &quot;ЮЗ&quot;;[.C21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1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24" calcext:value-type="float">
            <text:p>124</text:p>
          </table:table-cell>
          <table:table-cell table:formula="of:=IF([.C21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15]=&quot;биология&quot;;[.D21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15] = &quot;ЮЗ&quot;;[.C215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1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43" calcext:value-type="float">
            <text:p>343</text:p>
          </table:table-cell>
          <table:table-cell table:formula="of:=IF([.C21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16]=&quot;биология&quot;;[.D21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16] = &quot;ЮЗ&quot;;[.C21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1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82" calcext:value-type="float">
            <text:p>582</text:p>
          </table:table-cell>
          <table:table-cell table:formula="of:=IF([.C21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17]=&quot;биология&quot;;[.D21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17] = &quot;ЮЗ&quot;;[.C21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1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32" calcext:value-type="float">
            <text:p>232</text:p>
          </table:table-cell>
          <table:table-cell table:formula="of:=IF([.C21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18]=&quot;биология&quot;;[.D21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18] = &quot;ЮЗ&quot;;[.C21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21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65" calcext:value-type="float">
            <text:p>265</text:p>
          </table:table-cell>
          <table:table-cell table:formula="of:=IF([.C21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19]=&quot;биология&quot;;[.D21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19] = &quot;ЮЗ&quot;;[.C21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1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95" calcext:value-type="float">
            <text:p>595</text:p>
          </table:table-cell>
          <table:table-cell table:formula="of:=IF([.C22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20]=&quot;биология&quot;;[.D22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20] = &quot;ЮЗ&quot;;[.C22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2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06" calcext:value-type="float">
            <text:p>806</text:p>
          </table:table-cell>
          <table:table-cell table:formula="of:=IF([.C22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21]=&quot;биология&quot;;[.D22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21] = &quot;ЮЗ&quot;;[.C221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22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35" calcext:value-type="float">
            <text:p>135</text:p>
          </table:table-cell>
          <table:table-cell table:formula="of:=IF([.C22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22]=&quot;биология&quot;;[.D22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22] = &quot;ЮЗ&quot;;[.C22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2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89" calcext:value-type="float">
            <text:p>189</text:p>
          </table:table-cell>
          <table:table-cell table:formula="of:=IF([.C22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23]=&quot;биология&quot;;[.D22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23] = &quot;ЮЗ&quot;;[.C22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2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01" calcext:value-type="float">
            <text:p>101</text:p>
          </table:table-cell>
          <table:table-cell table:formula="of:=IF([.C22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24]=&quot;биология&quot;;[.D22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24] = &quot;ЮЗ&quot;;[.C22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2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38" calcext:value-type="float">
            <text:p>238</text:p>
          </table:table-cell>
          <table:table-cell table:formula="of:=IF([.C22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25]=&quot;биология&quot;;[.D22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25] = &quot;ЮЗ&quot;;[.C225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2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24" calcext:value-type="float">
            <text:p>224</text:p>
          </table:table-cell>
          <table:table-cell table:formula="of:=IF([.C22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26]=&quot;биология&quot;;[.D22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26] = &quot;ЮЗ&quot;;[.C22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22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22" calcext:value-type="float">
            <text:p>722</text:p>
          </table:table-cell>
          <table:table-cell table:formula="of:=IF([.C22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27]=&quot;биология&quot;;[.D22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27] = &quot;ЮЗ&quot;;[.C22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2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58" calcext:value-type="float">
            <text:p>858</text:p>
          </table:table-cell>
          <table:table-cell table:formula="of:=IF([.C22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28]=&quot;биология&quot;;[.D22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28] = &quot;ЮЗ&quot;;[.C22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2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31" calcext:value-type="float">
            <text:p>131</text:p>
          </table:table-cell>
          <table:table-cell table:formula="of:=IF([.C22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29]=&quot;биология&quot;;[.D22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29] = &quot;ЮЗ&quot;;[.C229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2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99" calcext:value-type="float">
            <text:p>499</text:p>
          </table:table-cell>
          <table:table-cell table:formula="of:=IF([.C23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30]=&quot;биология&quot;;[.D23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30] = &quot;ЮЗ&quot;;[.C23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3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28" calcext:value-type="float">
            <text:p>128</text:p>
          </table:table-cell>
          <table:table-cell table:formula="of:=IF([.C23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31]=&quot;биология&quot;;[.D23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31] = &quot;ЮЗ&quot;;[.C23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3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05" calcext:value-type="float">
            <text:p>305</text:p>
          </table:table-cell>
          <table:table-cell table:formula="of:=IF([.C23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32]=&quot;биология&quot;;[.D23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32] = &quot;ЮЗ&quot;;[.C23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23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87" calcext:value-type="float">
            <text:p>587</text:p>
          </table:table-cell>
          <table:table-cell table:formula="of:=IF([.C23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33]=&quot;биология&quot;;[.D23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33] = &quot;ЮЗ&quot;;[.C23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3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6" calcext:value-type="float">
            <text:p>86</text:p>
          </table:table-cell>
          <table:table-cell table:formula="of:=IF([.C23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34]=&quot;биология&quot;;[.D23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34] = &quot;ЮЗ&quot;;[.C23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3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01" calcext:value-type="float">
            <text:p>301</text:p>
          </table:table-cell>
          <table:table-cell table:formula="of:=IF([.C23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35]=&quot;биология&quot;;[.D23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35] = &quot;ЮЗ&quot;;[.C235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3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43" calcext:value-type="float">
            <text:p>143</text:p>
          </table:table-cell>
          <table:table-cell table:formula="of:=IF([.C23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36]=&quot;биология&quot;;[.D23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36] = &quot;ЮЗ&quot;;[.C23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36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28" calcext:value-type="float">
            <text:p>528</text:p>
          </table:table-cell>
          <table:table-cell table:formula="of:=IF([.C23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37]=&quot;биология&quot;;[.D23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37] = &quot;ЮЗ&quot;;[.C23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3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32" calcext:value-type="float">
            <text:p>932</text:p>
          </table:table-cell>
          <table:table-cell table:formula="of:=IF([.C23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38]=&quot;биология&quot;;[.D238];100000000)" office:value-type="float" office:value="932" calcext:value-type="float">
            <text:p>932</text:p>
          </table:table-cell>
          <table:table-cell table:number-columns-repeated="3"/>
          <table:table-cell table:formula="of:=IF([.A238] = &quot;ЮЗ&quot;;[.C23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23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32" calcext:value-type="float">
            <text:p>432</text:p>
          </table:table-cell>
          <table:table-cell table:formula="of:=IF([.C23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39]=&quot;биология&quot;;[.D23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39] = &quot;ЮЗ&quot;;[.C23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3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32" calcext:value-type="float">
            <text:p>532</text:p>
          </table:table-cell>
          <table:table-cell table:formula="of:=IF([.C24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40]=&quot;биология&quot;;[.D24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40] = &quot;ЮЗ&quot;;[.C24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4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9" calcext:value-type="float">
            <text:p>39</text:p>
          </table:table-cell>
          <table:table-cell table:formula="of:=IF([.C24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41]=&quot;биология&quot;;[.D24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41] = &quot;ЮЗ&quot;;[.C241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24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29" calcext:value-type="float">
            <text:p>129</text:p>
          </table:table-cell>
          <table:table-cell table:formula="of:=IF([.C242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242]=&quot;биология&quot;;[.D24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42] = &quot;ЮЗ&quot;;[.C24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4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40" calcext:value-type="float">
            <text:p>840</text:p>
          </table:table-cell>
          <table:table-cell table:formula="of:=IF([.C24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43]=&quot;биология&quot;;[.D243];100000000)" office:value-type="float" office:value="840" calcext:value-type="float">
            <text:p>840</text:p>
          </table:table-cell>
          <table:table-cell table:number-columns-repeated="3"/>
          <table:table-cell table:formula="of:=IF([.A243] = &quot;ЮЗ&quot;;[.C24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4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36" calcext:value-type="float">
            <text:p>536</text:p>
          </table:table-cell>
          <table:table-cell table:formula="of:=IF([.C244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244]=&quot;биология&quot;;[.D24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44] = &quot;ЮЗ&quot;;[.C24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4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48" calcext:value-type="float">
            <text:p>548</text:p>
          </table:table-cell>
          <table:table-cell table:formula="of:=IF([.C24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45]=&quot;биология&quot;;[.D245];100000000)" office:value-type="float" office:value="548" calcext:value-type="float">
            <text:p>548</text:p>
          </table:table-cell>
          <table:table-cell table:number-columns-repeated="3"/>
          <table:table-cell table:formula="of:=IF([.A245] = &quot;ЮЗ&quot;;[.C245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4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78" calcext:value-type="float">
            <text:p>478</text:p>
          </table:table-cell>
          <table:table-cell table:formula="of:=IF([.C24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46]=&quot;биология&quot;;[.D24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46] = &quot;ЮЗ&quot;;[.C24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24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67" calcext:value-type="float">
            <text:p>667</text:p>
          </table:table-cell>
          <table:table-cell table:formula="of:=IF([.C24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47]=&quot;биология&quot;;[.D24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47] = &quot;ЮЗ&quot;;[.C24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4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68" calcext:value-type="float">
            <text:p>768</text:p>
          </table:table-cell>
          <table:table-cell table:formula="of:=IF([.C24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48]=&quot;биология&quot;;[.D24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48] = &quot;ЮЗ&quot;;[.C24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4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79" calcext:value-type="float">
            <text:p>679</text:p>
          </table:table-cell>
          <table:table-cell table:formula="of:=IF([.C249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249]=&quot;биология&quot;;[.D24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49] = &quot;ЮЗ&quot;;[.C249]; )" office:value-type="string" office:string-value="физика " calcext:value-type="string">
            <text:p>физика 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4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51" calcext:value-type="float">
            <text:p>751</text:p>
          </table:table-cell>
          <table:table-cell table:formula="of:=IF([.C25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50]=&quot;биология&quot;;[.D250];100000000)" office:value-type="float" office:value="751" calcext:value-type="float">
            <text:p>751</text:p>
          </table:table-cell>
          <table:table-cell table:number-columns-repeated="3"/>
          <table:table-cell table:formula="of:=IF([.A250] = &quot;ЮЗ&quot;;[.C25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5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36" calcext:value-type="float">
            <text:p>536</text:p>
          </table:table-cell>
          <table:table-cell table:formula="of:=IF([.C251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251]=&quot;биология&quot;;[.D25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51] = &quot;ЮЗ&quot;;[.C25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5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0" calcext:value-type="float">
            <text:p>60</text:p>
          </table:table-cell>
          <table:table-cell table:formula="of:=IF([.C25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52]=&quot;биология&quot;;[.D252];100000000)" office:value-type="float" office:value="60" calcext:value-type="float">
            <text:p>60</text:p>
          </table:table-cell>
          <table:table-cell table:number-columns-repeated="3"/>
          <table:table-cell table:formula="of:=IF([.A252] = &quot;ЮЗ&quot;;[.C25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25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70" calcext:value-type="float">
            <text:p>170</text:p>
          </table:table-cell>
          <table:table-cell table:formula="of:=IF([.C25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53]=&quot;биология&quot;;[.D25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53] = &quot;ЮЗ&quot;;[.C25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5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20" calcext:value-type="float">
            <text:p>220</text:p>
          </table:table-cell>
          <table:table-cell table:formula="of:=IF([.C25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54]=&quot;биология&quot;;[.D25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54] = &quot;ЮЗ&quot;;[.C25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5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49" calcext:value-type="float">
            <text:p>149</text:p>
          </table:table-cell>
          <table:table-cell table:formula="of:=IF([.C25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55]=&quot;биология&quot;;[.D25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55] = &quot;ЮЗ&quot;;[.C255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5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74" calcext:value-type="float">
            <text:p>674</text:p>
          </table:table-cell>
          <table:table-cell table:formula="of:=IF([.C256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256]=&quot;биология&quot;;[.D25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56] = &quot;ЮЗ&quot;;[.C25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5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95" calcext:value-type="float">
            <text:p>795</text:p>
          </table:table-cell>
          <table:table-cell table:formula="of:=IF([.C25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57]=&quot;биология&quot;;[.D257];100000000)" office:value-type="float" office:value="795" calcext:value-type="float">
            <text:p>795</text:p>
          </table:table-cell>
          <table:table-cell table:number-columns-repeated="3"/>
          <table:table-cell table:formula="of:=IF([.A257] = &quot;ЮЗ&quot;;[.C25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5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06" calcext:value-type="float">
            <text:p>706</text:p>
          </table:table-cell>
          <table:table-cell table:formula="of:=IF([.C258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258]=&quot;биология&quot;;[.D25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58] = &quot;ЮЗ&quot;;[.C25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5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02" calcext:value-type="float">
            <text:p>902</text:p>
          </table:table-cell>
          <table:table-cell table:formula="of:=IF([.C25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59]=&quot;биология&quot;;[.D259];100000000)" office:value-type="float" office:value="902" calcext:value-type="float">
            <text:p>902</text:p>
          </table:table-cell>
          <table:table-cell table:number-columns-repeated="3"/>
          <table:table-cell table:formula="of:=IF([.A259] = &quot;ЮЗ&quot;;[.C25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5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7" calcext:value-type="float">
            <text:p>77</text:p>
          </table:table-cell>
          <table:table-cell table:formula="of:=IF([.C26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60]=&quot;биология&quot;;[.D26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60] = &quot;ЮЗ&quot;;[.C26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6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69" calcext:value-type="float">
            <text:p>169</text:p>
          </table:table-cell>
          <table:table-cell table:formula="of:=IF([.C26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61]=&quot;биология&quot;;[.D26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61] = &quot;ЮЗ&quot;;[.C261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26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68" calcext:value-type="float">
            <text:p>568</text:p>
          </table:table-cell>
          <table:table-cell table:formula="of:=IF([.C26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62]=&quot;биология&quot;;[.D26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62] = &quot;ЮЗ&quot;;[.C26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6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38" calcext:value-type="float">
            <text:p>238</text:p>
          </table:table-cell>
          <table:table-cell table:formula="of:=IF([.C263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263]=&quot;биология&quot;;[.D26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63] = &quot;ЮЗ&quot;;[.C26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6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02" calcext:value-type="float">
            <text:p>302</text:p>
          </table:table-cell>
          <table:table-cell table:formula="of:=IF([.C26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64]=&quot;биология&quot;;[.D264];100000000)" office:value-type="float" office:value="302" calcext:value-type="float">
            <text:p>302</text:p>
          </table:table-cell>
          <table:table-cell table:number-columns-repeated="3"/>
          <table:table-cell table:formula="of:=IF([.A264] = &quot;ЮЗ&quot;;[.C26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6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72" calcext:value-type="float">
            <text:p>472</text:p>
          </table:table-cell>
          <table:table-cell table:formula="of:=IF([.C265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265]=&quot;биология&quot;;[.D26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65] = &quot;ЮЗ&quot;;[.C265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6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84" calcext:value-type="float">
            <text:p>384</text:p>
          </table:table-cell>
          <table:table-cell table:formula="of:=IF([.C26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66]=&quot;биология&quot;;[.D266];100000000)" office:value-type="float" office:value="384" calcext:value-type="float">
            <text:p>384</text:p>
          </table:table-cell>
          <table:table-cell table:number-columns-repeated="3"/>
          <table:table-cell table:formula="of:=IF([.A266] = &quot;ЮЗ&quot;;[.C26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6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35" calcext:value-type="float">
            <text:p>835</text:p>
          </table:table-cell>
          <table:table-cell table:formula="of:=IF([.C26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67]=&quot;биология&quot;;[.D26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67] = &quot;ЮЗ&quot;;[.C26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6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77" calcext:value-type="float">
            <text:p>677</text:p>
          </table:table-cell>
          <table:table-cell table:formula="of:=IF([.C26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68]=&quot;биология&quot;;[.D26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68] = &quot;ЮЗ&quot;;[.C26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6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45" calcext:value-type="float">
            <text:p>645</text:p>
          </table:table-cell>
          <table:table-cell table:formula="of:=IF([.C26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69]=&quot;биология&quot;;[.D26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69] = &quot;ЮЗ&quot;;[.C269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6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91" calcext:value-type="float">
            <text:p>791</text:p>
          </table:table-cell>
          <table:table-cell table:formula="of:=IF([.C270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270]=&quot;биология&quot;;[.D27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70] = &quot;ЮЗ&quot;;[.C27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7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57" calcext:value-type="float">
            <text:p>557</text:p>
          </table:table-cell>
          <table:table-cell table:formula="of:=IF([.C27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71]=&quot;биология&quot;;[.D27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71] = &quot;ЮЗ&quot;;[.C27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7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25" calcext:value-type="float">
            <text:p>125</text:p>
          </table:table-cell>
          <table:table-cell table:formula="of:=IF([.C27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72]=&quot;биология&quot;;[.D27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72] = &quot;ЮЗ&quot;;[.C27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7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47" calcext:value-type="float">
            <text:p>847</text:p>
          </table:table-cell>
          <table:table-cell table:formula="of:=IF([.C27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73]=&quot;биология&quot;;[.D27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73] = &quot;ЮЗ&quot;;[.C27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7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01" calcext:value-type="float">
            <text:p>301</text:p>
          </table:table-cell>
          <table:table-cell table:formula="of:=IF([.C27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74]=&quot;биология&quot;;[.D27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74] = &quot;ЮЗ&quot;;[.C27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7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24" calcext:value-type="float">
            <text:p>324</text:p>
          </table:table-cell>
          <table:table-cell table:formula="of:=IF([.C27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75]=&quot;биология&quot;;[.D27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75] = &quot;ЮЗ&quot;;[.C275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7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37" calcext:value-type="float">
            <text:p>437</text:p>
          </table:table-cell>
          <table:table-cell table:formula="of:=IF([.C27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76]=&quot;биология&quot;;[.D27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76] = &quot;ЮЗ&quot;;[.C27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7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36" calcext:value-type="float">
            <text:p>936</text:p>
          </table:table-cell>
          <table:table-cell table:formula="of:=IF([.C27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77]=&quot;биология&quot;;[.D27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77] = &quot;ЮЗ&quot;;[.C27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7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87" calcext:value-type="float">
            <text:p>387</text:p>
          </table:table-cell>
          <table:table-cell table:formula="of:=IF([.C27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78]=&quot;биология&quot;;[.D27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78] = &quot;ЮЗ&quot;;[.C27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7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87" calcext:value-type="float">
            <text:p>887</text:p>
          </table:table-cell>
          <table:table-cell table:formula="of:=IF([.C27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79]=&quot;биология&quot;;[.D27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79] = &quot;ЮЗ&quot;;[.C27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7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93" calcext:value-type="float">
            <text:p>893</text:p>
          </table:table-cell>
          <table:table-cell table:formula="of:=IF([.C28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80]=&quot;биология&quot;;[.D280];100000000)" office:value-type="float" office:value="893" calcext:value-type="float">
            <text:p>893</text:p>
          </table:table-cell>
          <table:table-cell table:number-columns-repeated="3"/>
          <table:table-cell table:formula="of:=IF([.A280] = &quot;ЮЗ&quot;;[.C28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8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59" calcext:value-type="float">
            <text:p>759</text:p>
          </table:table-cell>
          <table:table-cell table:formula="of:=IF([.C28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81]=&quot;биология&quot;;[.D28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81] = &quot;ЮЗ&quot;;[.C281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28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73" calcext:value-type="float">
            <text:p>873</text:p>
          </table:table-cell>
          <table:table-cell table:formula="of:=IF([.C28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82]=&quot;биология&quot;;[.D28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82] = &quot;ЮЗ&quot;;[.C28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8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90" calcext:value-type="float">
            <text:p>390</text:p>
          </table:table-cell>
          <table:table-cell table:formula="of:=IF([.C28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83]=&quot;биология&quot;;[.D28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83] = &quot;ЮЗ&quot;;[.C28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8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17" calcext:value-type="float">
            <text:p>317</text:p>
          </table:table-cell>
          <table:table-cell table:formula="of:=IF([.C284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284]=&quot;биология&quot;;[.D28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84] = &quot;ЮЗ&quot;;[.C28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8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30" calcext:value-type="float">
            <text:p>930</text:p>
          </table:table-cell>
          <table:table-cell table:formula="of:=IF([.C28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85]=&quot;биология&quot;;[.D285];100000000)" office:value-type="float" office:value="930" calcext:value-type="float">
            <text:p>930</text:p>
          </table:table-cell>
          <table:table-cell table:number-columns-repeated="3"/>
          <table:table-cell table:formula="of:=IF([.A285] = &quot;ЮЗ&quot;;[.C285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8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12" calcext:value-type="float">
            <text:p>812</text:p>
          </table:table-cell>
          <table:table-cell table:formula="of:=IF([.C286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286]=&quot;биология&quot;;[.D28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86] = &quot;ЮЗ&quot;;[.C28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8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18" calcext:value-type="float">
            <text:p>918</text:p>
          </table:table-cell>
          <table:table-cell table:formula="of:=IF([.C28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87]=&quot;биология&quot;;[.D287];100000000)" office:value-type="float" office:value="918" calcext:value-type="float">
            <text:p>918</text:p>
          </table:table-cell>
          <table:table-cell table:number-columns-repeated="3"/>
          <table:table-cell table:formula="of:=IF([.A287] = &quot;ЮЗ&quot;;[.C28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8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88" calcext:value-type="float">
            <text:p>388</text:p>
          </table:table-cell>
          <table:table-cell table:formula="of:=IF([.C28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88]=&quot;биология&quot;;[.D28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88] = &quot;ЮЗ&quot;;[.C28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8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40" calcext:value-type="float">
            <text:p>340</text:p>
          </table:table-cell>
          <table:table-cell table:formula="of:=IF([.C28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89]=&quot;биология&quot;;[.D28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89] = &quot;ЮЗ&quot;;[.C289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8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70" calcext:value-type="float">
            <text:p>470</text:p>
          </table:table-cell>
          <table:table-cell table:formula="of:=IF([.C29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90]=&quot;биология&quot;;[.D29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90] = &quot;ЮЗ&quot;;[.C29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9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57" calcext:value-type="float">
            <text:p>657</text:p>
          </table:table-cell>
          <table:table-cell table:formula="of:=IF([.C291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291]=&quot;биология&quot;;[.D29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91] = &quot;ЮЗ&quot;;[.C29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9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56" calcext:value-type="float">
            <text:p>756</text:p>
          </table:table-cell>
          <table:table-cell table:formula="of:=IF([.C29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92]=&quot;биология&quot;;[.D292];100000000)" office:value-type="float" office:value="756" calcext:value-type="float">
            <text:p>756</text:p>
          </table:table-cell>
          <table:table-cell table:number-columns-repeated="3"/>
          <table:table-cell table:formula="of:=IF([.A292] = &quot;ЮЗ&quot;;[.C29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9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7" calcext:value-type="float">
            <text:p>47</text:p>
          </table:table-cell>
          <table:table-cell table:formula="of:=IF([.C293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293]=&quot;биология&quot;;[.D29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93] = &quot;ЮЗ&quot;;[.C29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9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67" calcext:value-type="float">
            <text:p>267</text:p>
          </table:table-cell>
          <table:table-cell table:formula="of:=IF([.C29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94]=&quot;биология&quot;;[.D294];100000000)" office:value-type="float" office:value="267" calcext:value-type="float">
            <text:p>267</text:p>
          </table:table-cell>
          <table:table-cell table:number-columns-repeated="3"/>
          <table:table-cell table:formula="of:=IF([.A294] = &quot;ЮЗ&quot;;[.C29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9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83" calcext:value-type="float">
            <text:p>783</text:p>
          </table:table-cell>
          <table:table-cell table:formula="of:=IF([.C29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95]=&quot;биология&quot;;[.D29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95] = &quot;ЮЗ&quot;;[.C295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9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92" calcext:value-type="float">
            <text:p>692</text:p>
          </table:table-cell>
          <table:table-cell table:formula="of:=IF([.C29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96]=&quot;биология&quot;;[.D29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96] = &quot;ЮЗ&quot;;[.C29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9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05" calcext:value-type="float">
            <text:p>205</text:p>
          </table:table-cell>
          <table:table-cell table:formula="of:=IF([.C29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97]=&quot;биология&quot;;[.D29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97] = &quot;ЮЗ&quot;;[.C29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9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11" calcext:value-type="float">
            <text:p>311</text:p>
          </table:table-cell>
          <table:table-cell table:formula="of:=IF([.C298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298]=&quot;биология&quot;;[.D29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298] = &quot;ЮЗ&quot;;[.C29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9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12" calcext:value-type="float">
            <text:p>412</text:p>
          </table:table-cell>
          <table:table-cell table:formula="of:=IF([.C29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299]=&quot;биология&quot;;[.D299];100000000)" office:value-type="float" office:value="412" calcext:value-type="float">
            <text:p>412</text:p>
          </table:table-cell>
          <table:table-cell table:number-columns-repeated="3"/>
          <table:table-cell table:formula="of:=IF([.A299] = &quot;ЮЗ&quot;;[.C29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9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30" calcext:value-type="float">
            <text:p>230</text:p>
          </table:table-cell>
          <table:table-cell table:formula="of:=IF([.C300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300]=&quot;биология&quot;;[.D30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00] = &quot;ЮЗ&quot;;[.C30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0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04" calcext:value-type="float">
            <text:p>804</text:p>
          </table:table-cell>
          <table:table-cell table:formula="of:=IF([.C30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01]=&quot;биология&quot;;[.D301];100000000)" office:value-type="float" office:value="804" calcext:value-type="float">
            <text:p>804</text:p>
          </table:table-cell>
          <table:table-cell table:number-columns-repeated="3"/>
          <table:table-cell table:formula="of:=IF([.A301] = &quot;ЮЗ&quot;;[.C301]; )" office:value-type="string" office:string-value="биология" calcext:value-type="string">
            <text:p>биология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30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12" calcext:value-type="float">
            <text:p>312</text:p>
          </table:table-cell>
          <table:table-cell table:formula="of:=IF([.C30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02]=&quot;биология&quot;;[.D30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02] = &quot;ЮЗ&quot;;[.C30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0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92" calcext:value-type="float">
            <text:p>592</text:p>
          </table:table-cell>
          <table:table-cell table:formula="of:=IF([.C30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03]=&quot;биология&quot;;[.D30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03] = &quot;ЮЗ&quot;;[.C30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0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34" calcext:value-type="float">
            <text:p>534</text:p>
          </table:table-cell>
          <table:table-cell table:formula="of:=IF([.C30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04]=&quot;биология&quot;;[.D30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04] = &quot;ЮЗ&quot;;[.C30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0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58" calcext:value-type="float">
            <text:p>558</text:p>
          </table:table-cell>
          <table:table-cell table:formula="of:=IF([.C305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305]=&quot;биология&quot;;[.D30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05] = &quot;ЮЗ&quot;;[.C305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30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72" calcext:value-type="float">
            <text:p>772</text:p>
          </table:table-cell>
          <table:table-cell table:formula="of:=IF([.C30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06]=&quot;биология&quot;;[.D306];100000000)" office:value-type="float" office:value="772" calcext:value-type="float">
            <text:p>772</text:p>
          </table:table-cell>
          <table:table-cell table:number-columns-repeated="3"/>
          <table:table-cell table:formula="of:=IF([.A306] = &quot;ЮЗ&quot;;[.C30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0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71" calcext:value-type="float">
            <text:p>671</text:p>
          </table:table-cell>
          <table:table-cell table:formula="of:=IF([.C307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307]=&quot;биология&quot;;[.D30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07] = &quot;ЮЗ&quot;;[.C30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0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68" calcext:value-type="float">
            <text:p>768</text:p>
          </table:table-cell>
          <table:table-cell table:formula="of:=IF([.C30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08]=&quot;биология&quot;;[.D308];100000000)" office:value-type="float" office:value="768" calcext:value-type="float">
            <text:p>768</text:p>
          </table:table-cell>
          <table:table-cell table:number-columns-repeated="3"/>
          <table:table-cell table:formula="of:=IF([.A308] = &quot;ЮЗ&quot;;[.C30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0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90" calcext:value-type="float">
            <text:p>590</text:p>
          </table:table-cell>
          <table:table-cell table:formula="of:=IF([.C30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09]=&quot;биология&quot;;[.D30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09] = &quot;ЮЗ&quot;;[.C309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0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3" calcext:value-type="float">
            <text:p>93</text:p>
          </table:table-cell>
          <table:table-cell table:formula="of:=IF([.C31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10]=&quot;биология&quot;;[.D31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10] = &quot;ЮЗ&quot;;[.C31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1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90" calcext:value-type="float">
            <text:p>890</text:p>
          </table:table-cell>
          <table:table-cell table:formula="of:=IF([.C31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11]=&quot;биология&quot;;[.D31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11] = &quot;ЮЗ&quot;;[.C31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31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21" calcext:value-type="float">
            <text:p>421</text:p>
          </table:table-cell>
          <table:table-cell table:formula="of:=IF([.C312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312]=&quot;биология&quot;;[.D31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12] = &quot;ЮЗ&quot;;[.C31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1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17" calcext:value-type="float">
            <text:p>317</text:p>
          </table:table-cell>
          <table:table-cell table:formula="of:=IF([.C31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13]=&quot;биология&quot;;[.D31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13] = &quot;ЮЗ&quot;;[.C31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1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45" calcext:value-type="float">
            <text:p>545</text:p>
          </table:table-cell>
          <table:table-cell table:formula="of:=IF([.C31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14]=&quot;биология&quot;;[.D31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14] = &quot;ЮЗ&quot;;[.C31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1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70" calcext:value-type="float">
            <text:p>370</text:p>
          </table:table-cell>
          <table:table-cell table:formula="of:=IF([.C31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15]=&quot;биология&quot;;[.D31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15] = &quot;ЮЗ&quot;;[.C315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1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97" calcext:value-type="float">
            <text:p>297</text:p>
          </table:table-cell>
          <table:table-cell table:formula="of:=IF([.C31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16]=&quot;биология&quot;;[.D316];100000000)" office:value-type="float" office:value="297" calcext:value-type="float">
            <text:p>297</text:p>
          </table:table-cell>
          <table:table-cell table:number-columns-repeated="3"/>
          <table:table-cell table:formula="of:=IF([.A316] = &quot;ЮЗ&quot;;[.C31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1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25" calcext:value-type="float">
            <text:p>625</text:p>
          </table:table-cell>
          <table:table-cell table:formula="of:=IF([.C31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17]=&quot;биология&quot;;[.D317];100000000)" office:value-type="float" office:value="625" calcext:value-type="float">
            <text:p>625</text:p>
          </table:table-cell>
          <table:table-cell table:number-columns-repeated="3"/>
          <table:table-cell table:formula="of:=IF([.A317] = &quot;ЮЗ&quot;;[.C31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1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07" calcext:value-type="float">
            <text:p>407</text:p>
          </table:table-cell>
          <table:table-cell table:formula="of:=IF([.C31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18]=&quot;биология&quot;;[.D318];100000000)" office:value-type="float" office:value="407" calcext:value-type="float">
            <text:p>407</text:p>
          </table:table-cell>
          <table:table-cell table:number-columns-repeated="3"/>
          <table:table-cell table:formula="of:=IF([.A318] = &quot;ЮЗ&quot;;[.C318]; )" office:value-type="string" office:string-value="биология" calcext:value-type="string">
            <text:p>биология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1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77" calcext:value-type="float">
            <text:p>677</text:p>
          </table:table-cell>
          <table:table-cell table:formula="of:=IF([.C31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19]=&quot;биология&quot;;[.D319];100000000)" office:value-type="float" office:value="677" calcext:value-type="float">
            <text:p>677</text:p>
          </table:table-cell>
          <table:table-cell table:number-columns-repeated="3"/>
          <table:table-cell table:formula="of:=IF([.A319] = &quot;ЮЗ&quot;;[.C31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1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57" calcext:value-type="float">
            <text:p>757</text:p>
          </table:table-cell>
          <table:table-cell table:formula="of:=IF([.C32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20]=&quot;биология&quot;;[.D320];100000000)" office:value-type="float" office:value="757" calcext:value-type="float">
            <text:p>757</text:p>
          </table:table-cell>
          <table:table-cell table:number-columns-repeated="3"/>
          <table:table-cell table:formula="of:=IF([.A320] = &quot;ЮЗ&quot;;[.C32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2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75" calcext:value-type="float">
            <text:p>775</text:p>
          </table:table-cell>
          <table:table-cell table:formula="of:=IF([.C32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21]=&quot;биология&quot;;[.D321];100000000)" office:value-type="float" office:value="775" calcext:value-type="float">
            <text:p>775</text:p>
          </table:table-cell>
          <table:table-cell table:number-columns-repeated="3"/>
          <table:table-cell table:formula="of:=IF([.A321] = &quot;ЮЗ&quot;;[.C321]; )" office:value-type="string" office:string-value="биология" calcext:value-type="string">
            <text:p>биология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32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6" calcext:value-type="float">
            <text:p>66</text:p>
          </table:table-cell>
          <table:table-cell table:formula="of:=IF([.C32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22]=&quot;биология&quot;;[.D322];100000000)" office:value-type="float" office:value="66" calcext:value-type="float">
            <text:p>66</text:p>
          </table:table-cell>
          <table:table-cell table:number-columns-repeated="3"/>
          <table:table-cell table:formula="of:=IF([.A322] = &quot;ЮЗ&quot;;[.C32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2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38" calcext:value-type="float">
            <text:p>138</text:p>
          </table:table-cell>
          <table:table-cell table:formula="of:=IF([.C323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323]=&quot;биология&quot;;[.D32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23] = &quot;ЮЗ&quot;;[.C32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2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74" calcext:value-type="float">
            <text:p>674</text:p>
          </table:table-cell>
          <table:table-cell table:formula="of:=IF([.C32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24]=&quot;биология&quot;;[.D32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24] = &quot;ЮЗ&quot;;[.C32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2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08" calcext:value-type="float">
            <text:p>208</text:p>
          </table:table-cell>
          <table:table-cell table:formula="of:=IF([.C32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25]=&quot;биология&quot;;[.D32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25] = &quot;ЮЗ&quot;;[.C325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2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39" calcext:value-type="float">
            <text:p>139</text:p>
          </table:table-cell>
          <table:table-cell table:formula="of:=IF([.C32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26]=&quot;биология&quot;;[.D32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26] = &quot;ЮЗ&quot;;[.C326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2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66" calcext:value-type="float">
            <text:p>366</text:p>
          </table:table-cell>
          <table:table-cell table:formula="of:=IF([.C32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27]=&quot;биология&quot;;[.D327];100000000)" office:value-type="float" office:value="366" calcext:value-type="float">
            <text:p>366</text:p>
          </table:table-cell>
          <table:table-cell table:number-columns-repeated="3"/>
          <table:table-cell table:formula="of:=IF([.A327] = &quot;ЮЗ&quot;;[.C32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2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10" calcext:value-type="float">
            <text:p>810</text:p>
          </table:table-cell>
          <table:table-cell table:formula="of:=IF([.C32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28]=&quot;биология&quot;;[.D328];100000000)" office:value-type="float" office:value="810" calcext:value-type="float">
            <text:p>810</text:p>
          </table:table-cell>
          <table:table-cell table:number-columns-repeated="3"/>
          <table:table-cell table:formula="of:=IF([.A328] = &quot;ЮЗ&quot;;[.C32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2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79" calcext:value-type="float">
            <text:p>679</text:p>
          </table:table-cell>
          <table:table-cell table:formula="of:=IF([.C32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29]=&quot;биология&quot;;[.D329];100000000)" office:value-type="float" office:value="679" calcext:value-type="float">
            <text:p>679</text:p>
          </table:table-cell>
          <table:table-cell table:number-columns-repeated="3"/>
          <table:table-cell table:formula="of:=IF([.A329] = &quot;ЮЗ&quot;;[.C329]; )" office:value-type="string" office:string-value="биология" calcext:value-type="string">
            <text:p>биология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2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23" calcext:value-type="float">
            <text:p>223</text:p>
          </table:table-cell>
          <table:table-cell table:formula="of:=IF([.C33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30]=&quot;биология&quot;;[.D330];100000000)" office:value-type="float" office:value="223" calcext:value-type="float">
            <text:p>223</text:p>
          </table:table-cell>
          <table:table-cell table:number-columns-repeated="3"/>
          <table:table-cell table:formula="of:=IF([.A330] = &quot;ЮЗ&quot;;[.C33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3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39" calcext:value-type="float">
            <text:p>839</text:p>
          </table:table-cell>
          <table:table-cell table:formula="of:=IF([.C33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31]=&quot;биология&quot;;[.D331];100000000)" office:value-type="float" office:value="839" calcext:value-type="float">
            <text:p>839</text:p>
          </table:table-cell>
          <table:table-cell table:number-columns-repeated="3"/>
          <table:table-cell table:formula="of:=IF([.A331] = &quot;ЮЗ&quot;;[.C33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3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24" calcext:value-type="float">
            <text:p>824</text:p>
          </table:table-cell>
          <table:table-cell table:formula="of:=IF([.C33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32]=&quot;биология&quot;;[.D332];100000000)" office:value-type="float" office:value="824" calcext:value-type="float">
            <text:p>824</text:p>
          </table:table-cell>
          <table:table-cell table:number-columns-repeated="3"/>
          <table:table-cell table:formula="of:=IF([.A332] = &quot;ЮЗ&quot;;[.C332]; )" office:value-type="string" office:string-value="биология" calcext:value-type="string">
            <text:p>биология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3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46" calcext:value-type="float">
            <text:p>346</text:p>
          </table:table-cell>
          <table:table-cell table:formula="of:=IF([.C33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33]=&quot;биология&quot;;[.D333];100000000)" office:value-type="float" office:value="346" calcext:value-type="float">
            <text:p>346</text:p>
          </table:table-cell>
          <table:table-cell table:number-columns-repeated="3"/>
          <table:table-cell table:formula="of:=IF([.A333] = &quot;ЮЗ&quot;;[.C33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3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03" calcext:value-type="float">
            <text:p>803</text:p>
          </table:table-cell>
          <table:table-cell table:formula="of:=IF([.C334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334]=&quot;биология&quot;;[.D33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34] = &quot;ЮЗ&quot;;[.C33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3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20" calcext:value-type="float">
            <text:p>820</text:p>
          </table:table-cell>
          <table:table-cell table:formula="of:=IF([.C33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35]=&quot;биология&quot;;[.D33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35] = &quot;ЮЗ&quot;;[.C335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35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358" calcext:value-type="float">
            <text:p>358</text:p>
          </table:table-cell>
          <table:table-cell table:formula="of:=IF([.C33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36]=&quot;биология&quot;;[.D33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36] = &quot;ЮЗ&quot;;[.C33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3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81" calcext:value-type="float">
            <text:p>281</text:p>
          </table:table-cell>
          <table:table-cell table:formula="of:=IF([.C33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37]=&quot;биология&quot;;[.D337];100000000)" office:value-type="float" office:value="281" calcext:value-type="float">
            <text:p>281</text:p>
          </table:table-cell>
          <table:table-cell table:number-columns-repeated="3"/>
          <table:table-cell table:formula="of:=IF([.A337] = &quot;ЮЗ&quot;;[.C33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3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21" calcext:value-type="float">
            <text:p>221</text:p>
          </table:table-cell>
          <table:table-cell table:formula="of:=IF([.C33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38]=&quot;биология&quot;;[.D33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38] = &quot;ЮЗ&quot;;[.C338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3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27" calcext:value-type="float">
            <text:p>627</text:p>
          </table:table-cell>
          <table:table-cell table:formula="of:=IF([.C33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39]=&quot;биология&quot;;[.D33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39] = &quot;ЮЗ&quot;;[.C33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3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90" calcext:value-type="float">
            <text:p>190</text:p>
          </table:table-cell>
          <table:table-cell table:formula="of:=IF([.C34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40]=&quot;биология&quot;;[.D34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40] = &quot;ЮЗ&quot;;[.C34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4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52" calcext:value-type="float">
            <text:p>452</text:p>
          </table:table-cell>
          <table:table-cell table:formula="of:=IF([.C34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41]=&quot;биология&quot;;[.D341];100000000)" office:value-type="float" office:value="452" calcext:value-type="float">
            <text:p>452</text:p>
          </table:table-cell>
          <table:table-cell table:number-columns-repeated="3"/>
          <table:table-cell table:formula="of:=IF([.A341] = &quot;ЮЗ&quot;;[.C341]; )" office:value-type="string" office:string-value="биология" calcext:value-type="string">
            <text:p>биология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34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74" calcext:value-type="float">
            <text:p>674</text:p>
          </table:table-cell>
          <table:table-cell table:formula="of:=IF([.C34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42]=&quot;биология&quot;;[.D34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42] = &quot;ЮЗ&quot;;[.C34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4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89" calcext:value-type="float">
            <text:p>389</text:p>
          </table:table-cell>
          <table:table-cell table:formula="of:=IF([.C34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43]=&quot;биология&quot;;[.D34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43] = &quot;ЮЗ&quot;;[.C34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4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14" calcext:value-type="float">
            <text:p>914</text:p>
          </table:table-cell>
          <table:table-cell table:formula="of:=IF([.C34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44]=&quot;биология&quot;;[.D34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44] = &quot;ЮЗ&quot;;[.C34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44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08" calcext:value-type="float">
            <text:p>408</text:p>
          </table:table-cell>
          <table:table-cell table:formula="of:=IF([.C34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45]=&quot;биология&quot;;[.D34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45] = &quot;ЮЗ&quot;;[.C345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4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25" calcext:value-type="float">
            <text:p>125</text:p>
          </table:table-cell>
          <table:table-cell table:formula="of:=IF([.C34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46]=&quot;биология&quot;;[.D346];100000000)" office:value-type="float" office:value="125" calcext:value-type="float">
            <text:p>125</text:p>
          </table:table-cell>
          <table:table-cell table:number-columns-repeated="3"/>
          <table:table-cell table:formula="of:=IF([.A346] = &quot;ЮЗ&quot;;[.C346]; )" office:value-type="string" office:string-value="биология" calcext:value-type="string">
            <text:p>биология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4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2" calcext:value-type="float">
            <text:p>42</text:p>
          </table:table-cell>
          <table:table-cell table:formula="of:=IF([.C347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347]=&quot;биология&quot;;[.D34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47] = &quot;ЮЗ&quot;;[.C34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4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0" calcext:value-type="float">
            <text:p>60</text:p>
          </table:table-cell>
          <table:table-cell table:formula="of:=IF([.C34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48]=&quot;биология&quot;;[.D348];100000000)" office:value-type="float" office:value="60" calcext:value-type="float">
            <text:p>60</text:p>
          </table:table-cell>
          <table:table-cell table:number-columns-repeated="3"/>
          <table:table-cell table:formula="of:=IF([.A348] = &quot;ЮЗ&quot;;[.C34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4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88" calcext:value-type="float">
            <text:p>588</text:p>
          </table:table-cell>
          <table:table-cell table:formula="of:=IF([.C34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49]=&quot;биология&quot;;[.D34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49] = &quot;ЮЗ&quot;;[.C349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4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62" calcext:value-type="float">
            <text:p>162</text:p>
          </table:table-cell>
          <table:table-cell table:formula="of:=IF([.C35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50]=&quot;биология&quot;;[.D35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50] = &quot;ЮЗ&quot;;[.C35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5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21" calcext:value-type="float">
            <text:p>721</text:p>
          </table:table-cell>
          <table:table-cell table:formula="of:=IF([.C35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51]=&quot;биология&quot;;[.D35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51] = &quot;ЮЗ&quot;;[.C35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5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36" calcext:value-type="float">
            <text:p>936</text:p>
          </table:table-cell>
          <table:table-cell table:formula="of:=IF([.C352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352]=&quot;биология&quot;;[.D35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52] = &quot;ЮЗ&quot;;[.C352]; )" office:value-type="string" office:string-value="физика " calcext:value-type="string">
            <text:p>физика 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5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53" calcext:value-type="float">
            <text:p>553</text:p>
          </table:table-cell>
          <table:table-cell table:formula="of:=IF([.C35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53]=&quot;биология&quot;;[.D35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53] = &quot;ЮЗ&quot;;[.C35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5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27" calcext:value-type="float">
            <text:p>127</text:p>
          </table:table-cell>
          <table:table-cell table:formula="of:=IF([.C35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54]=&quot;биология&quot;;[.D35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54] = &quot;ЮЗ&quot;;[.C35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5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07" calcext:value-type="float">
            <text:p>107</text:p>
          </table:table-cell>
          <table:table-cell table:formula="of:=IF([.C35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55]=&quot;биология&quot;;[.D35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55] = &quot;ЮЗ&quot;;[.C355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5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2" calcext:value-type="float">
            <text:p>82</text:p>
          </table:table-cell>
          <table:table-cell table:formula="of:=IF([.C35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56]=&quot;биология&quot;;[.D356];100000000)" office:value-type="float" office:value="82" calcext:value-type="float">
            <text:p>82</text:p>
          </table:table-cell>
          <table:table-cell table:number-columns-repeated="3"/>
          <table:table-cell table:formula="of:=IF([.A356] = &quot;ЮЗ&quot;;[.C35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5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34" calcext:value-type="float">
            <text:p>334</text:p>
          </table:table-cell>
          <table:table-cell table:formula="of:=IF([.C35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57]=&quot;биология&quot;;[.D357];100000000)" office:value-type="float" office:value="334" calcext:value-type="float">
            <text:p>334</text:p>
          </table:table-cell>
          <table:table-cell table:number-columns-repeated="3"/>
          <table:table-cell table:formula="of:=IF([.A357] = &quot;ЮЗ&quot;;[.C35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5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60" calcext:value-type="float">
            <text:p>860</text:p>
          </table:table-cell>
          <table:table-cell table:formula="of:=IF([.C35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58]=&quot;биология&quot;;[.D358];100000000)" office:value-type="float" office:value="860" calcext:value-type="float">
            <text:p>860</text:p>
          </table:table-cell>
          <table:table-cell table:number-columns-repeated="3"/>
          <table:table-cell table:formula="of:=IF([.A358] = &quot;ЮЗ&quot;;[.C358]; )" office:value-type="string" office:string-value="биология" calcext:value-type="string">
            <text:p>биология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5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07" calcext:value-type="float">
            <text:p>207</text:p>
          </table:table-cell>
          <table:table-cell table:formula="of:=IF([.C35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59]=&quot;биология&quot;;[.D359];100000000)" office:value-type="float" office:value="207" calcext:value-type="float">
            <text:p>207</text:p>
          </table:table-cell>
          <table:table-cell table:number-columns-repeated="3"/>
          <table:table-cell table:formula="of:=IF([.A359] = &quot;ЮЗ&quot;;[.C35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59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59" calcext:value-type="float">
            <text:p>559</text:p>
          </table:table-cell>
          <table:table-cell table:formula="of:=IF([.C36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60]=&quot;биология&quot;;[.D36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60] = &quot;ЮЗ&quot;;[.C36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6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23" calcext:value-type="float">
            <text:p>923</text:p>
          </table:table-cell>
          <table:table-cell table:formula="of:=IF([.C36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61]=&quot;биология&quot;;[.D361];100000000)" office:value-type="float" office:value="923" calcext:value-type="float">
            <text:p>923</text:p>
          </table:table-cell>
          <table:table-cell table:number-columns-repeated="3"/>
          <table:table-cell table:formula="of:=IF([.A361] = &quot;ЮЗ&quot;;[.C361]; )" office:value-type="string" office:string-value="биология" calcext:value-type="string">
            <text:p>биология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36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86" calcext:value-type="float">
            <text:p>186</text:p>
          </table:table-cell>
          <table:table-cell table:formula="of:=IF([.C36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62]=&quot;биология&quot;;[.D362];100000000)" office:value-type="float" office:value="186" calcext:value-type="float">
            <text:p>186</text:p>
          </table:table-cell>
          <table:table-cell table:number-columns-repeated="3"/>
          <table:table-cell table:formula="of:=IF([.A362] = &quot;ЮЗ&quot;;[.C36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62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200" calcext:value-type="float">
            <text:p>200</text:p>
          </table:table-cell>
          <table:table-cell table:formula="of:=IF([.C36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63]=&quot;биология&quot;;[.D36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63] = &quot;ЮЗ&quot;;[.C36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6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12" calcext:value-type="float">
            <text:p>312</text:p>
          </table:table-cell>
          <table:table-cell table:formula="of:=IF([.C36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64]=&quot;биология&quot;;[.D364];100000000)" office:value-type="float" office:value="312" calcext:value-type="float">
            <text:p>312</text:p>
          </table:table-cell>
          <table:table-cell table:number-columns-repeated="3"/>
          <table:table-cell table:formula="of:=IF([.A364] = &quot;ЮЗ&quot;;[.C36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6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46" calcext:value-type="float">
            <text:p>346</text:p>
          </table:table-cell>
          <table:table-cell table:formula="of:=IF([.C36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65]=&quot;биология&quot;;[.D365];100000000)" office:value-type="float" office:value="346" calcext:value-type="float">
            <text:p>346</text:p>
          </table:table-cell>
          <table:table-cell table:number-columns-repeated="3"/>
          <table:table-cell table:formula="of:=IF([.A365] = &quot;ЮЗ&quot;;[.C365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6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58" calcext:value-type="float">
            <text:p>158</text:p>
          </table:table-cell>
          <table:table-cell table:formula="of:=IF([.C36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66]=&quot;биология&quot;;[.D366];100000000)" office:value-type="float" office:value="158" calcext:value-type="float">
            <text:p>158</text:p>
          </table:table-cell>
          <table:table-cell table:number-columns-repeated="3"/>
          <table:table-cell table:formula="of:=IF([.A366] = &quot;ЮЗ&quot;;[.C366]; )" office:value-type="string" office:string-value="биология" calcext:value-type="string">
            <text:p>биология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6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18" calcext:value-type="float">
            <text:p>718</text:p>
          </table:table-cell>
          <table:table-cell table:formula="of:=IF([.C36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67]=&quot;биология&quot;;[.D367];100000000)" office:value-type="float" office:value="718" calcext:value-type="float">
            <text:p>718</text:p>
          </table:table-cell>
          <table:table-cell table:number-columns-repeated="3"/>
          <table:table-cell table:formula="of:=IF([.A367] = &quot;ЮЗ&quot;;[.C36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6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21" calcext:value-type="float">
            <text:p>921</text:p>
          </table:table-cell>
          <table:table-cell table:formula="of:=IF([.C36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68]=&quot;биология&quot;;[.D368];100000000)" office:value-type="float" office:value="921" calcext:value-type="float">
            <text:p>921</text:p>
          </table:table-cell>
          <table:table-cell table:number-columns-repeated="3"/>
          <table:table-cell table:formula="of:=IF([.A368] = &quot;ЮЗ&quot;;[.C36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6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80" calcext:value-type="float">
            <text:p>180</text:p>
          </table:table-cell>
          <table:table-cell table:formula="of:=IF([.C36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69]=&quot;биология&quot;;[.D369];100000000)" office:value-type="float" office:value="180" calcext:value-type="float">
            <text:p>180</text:p>
          </table:table-cell>
          <table:table-cell table:number-columns-repeated="3"/>
          <table:table-cell table:formula="of:=IF([.A369] = &quot;ЮЗ&quot;;[.C369]; )" office:value-type="string" office:string-value="биология" calcext:value-type="string">
            <text:p>биология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6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41" calcext:value-type="float">
            <text:p>141</text:p>
          </table:table-cell>
          <table:table-cell table:formula="of:=IF([.C37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70]=&quot;биология&quot;;[.D370];100000000)" office:value-type="float" office:value="141" calcext:value-type="float">
            <text:p>141</text:p>
          </table:table-cell>
          <table:table-cell table:number-columns-repeated="3"/>
          <table:table-cell table:formula="of:=IF([.A370] = &quot;ЮЗ&quot;;[.C37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7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48" calcext:value-type="float">
            <text:p>148</text:p>
          </table:table-cell>
          <table:table-cell table:formula="of:=IF([.C37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71]=&quot;биология&quot;;[.D371];100000000)" office:value-type="float" office:value="148" calcext:value-type="float">
            <text:p>148</text:p>
          </table:table-cell>
          <table:table-cell table:number-columns-repeated="3"/>
          <table:table-cell table:formula="of:=IF([.A371] = &quot;ЮЗ&quot;;[.C37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7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15" calcext:value-type="float">
            <text:p>815</text:p>
          </table:table-cell>
          <table:table-cell table:formula="of:=IF([.C37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72]=&quot;биология&quot;;[.D372];100000000)" office:value-type="float" office:value="815" calcext:value-type="float">
            <text:p>815</text:p>
          </table:table-cell>
          <table:table-cell table:number-columns-repeated="3"/>
          <table:table-cell table:formula="of:=IF([.A372] = &quot;ЮЗ&quot;;[.C372]; )" office:value-type="string" office:string-value="биология" calcext:value-type="string">
            <text:p>биология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7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33" calcext:value-type="float">
            <text:p>333</text:p>
          </table:table-cell>
          <table:table-cell table:formula="of:=IF([.C37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73]=&quot;биология&quot;;[.D373];100000000)" office:value-type="float" office:value="333" calcext:value-type="float">
            <text:p>333</text:p>
          </table:table-cell>
          <table:table-cell table:number-columns-repeated="3"/>
          <table:table-cell table:formula="of:=IF([.A373] = &quot;ЮЗ&quot;;[.C37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7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75" calcext:value-type="float">
            <text:p>275</text:p>
          </table:table-cell>
          <table:table-cell table:formula="of:=IF([.C37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74]=&quot;биология&quot;;[.D374];100000000)" office:value-type="float" office:value="275" calcext:value-type="float">
            <text:p>275</text:p>
          </table:table-cell>
          <table:table-cell table:number-columns-repeated="3"/>
          <table:table-cell table:formula="of:=IF([.A374] = &quot;ЮЗ&quot;;[.C37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7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91" calcext:value-type="float">
            <text:p>591</text:p>
          </table:table-cell>
          <table:table-cell table:formula="of:=IF([.C37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75]=&quot;биология&quot;;[.D375];100000000)" office:value-type="float" office:value="591" calcext:value-type="float">
            <text:p>591</text:p>
          </table:table-cell>
          <table:table-cell table:number-columns-repeated="3"/>
          <table:table-cell table:formula="of:=IF([.A375] = &quot;ЮЗ&quot;;[.C375]; )" office:value-type="string" office:string-value="биология" calcext:value-type="string">
            <text:p>биология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7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9" calcext:value-type="float">
            <text:p>79</text:p>
          </table:table-cell>
          <table:table-cell table:formula="of:=IF([.C37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76]=&quot;биология&quot;;[.D376];100000000)" office:value-type="float" office:value="79" calcext:value-type="float">
            <text:p>79</text:p>
          </table:table-cell>
          <table:table-cell table:number-columns-repeated="3"/>
          <table:table-cell table:formula="of:=IF([.A376] = &quot;ЮЗ&quot;;[.C37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7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03" calcext:value-type="float">
            <text:p>403</text:p>
          </table:table-cell>
          <table:table-cell table:formula="of:=IF([.C37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77]=&quot;биология&quot;;[.D377];100000000)" office:value-type="float" office:value="403" calcext:value-type="float">
            <text:p>403</text:p>
          </table:table-cell>
          <table:table-cell table:number-columns-repeated="3"/>
          <table:table-cell table:formula="of:=IF([.A377] = &quot;ЮЗ&quot;;[.C37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377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40" calcext:value-type="float">
            <text:p>640</text:p>
          </table:table-cell>
          <table:table-cell table:formula="of:=IF([.C37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78]=&quot;биология&quot;;[.D37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78] = &quot;ЮЗ&quot;;[.C37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7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56" calcext:value-type="float">
            <text:p>556</text:p>
          </table:table-cell>
          <table:table-cell table:formula="of:=IF([.C37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79]=&quot;биология&quot;;[.D37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79] = &quot;ЮЗ&quot;;[.C37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7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59" calcext:value-type="float">
            <text:p>259</text:p>
          </table:table-cell>
          <table:table-cell table:formula="of:=IF([.C38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80]=&quot;биология&quot;;[.D38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80] = &quot;ЮЗ&quot;;[.C38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8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43" calcext:value-type="float">
            <text:p>143</text:p>
          </table:table-cell>
          <table:table-cell table:formula="of:=IF([.C38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81]=&quot;биология&quot;;[.D38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81] = &quot;ЮЗ&quot;;[.C381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38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46" calcext:value-type="float">
            <text:p>546</text:p>
          </table:table-cell>
          <table:table-cell table:formula="of:=IF([.C38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82]=&quot;биология&quot;;[.D382];100000000)" office:value-type="float" office:value="546" calcext:value-type="float">
            <text:p>546</text:p>
          </table:table-cell>
          <table:table-cell table:number-columns-repeated="3"/>
          <table:table-cell table:formula="of:=IF([.A382] = &quot;ЮЗ&quot;;[.C38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8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84" calcext:value-type="float">
            <text:p>684</text:p>
          </table:table-cell>
          <table:table-cell table:formula="of:=IF([.C38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83]=&quot;биология&quot;;[.D383];100000000)" office:value-type="float" office:value="684" calcext:value-type="float">
            <text:p>684</text:p>
          </table:table-cell>
          <table:table-cell table:number-columns-repeated="3"/>
          <table:table-cell table:formula="of:=IF([.A383] = &quot;ЮЗ&quot;;[.C38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8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12" calcext:value-type="float">
            <text:p>812</text:p>
          </table:table-cell>
          <table:table-cell table:formula="of:=IF([.C38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84]=&quot;биология&quot;;[.D38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84] = &quot;ЮЗ&quot;;[.C38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8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04" calcext:value-type="float">
            <text:p>404</text:p>
          </table:table-cell>
          <table:table-cell table:formula="of:=IF([.C38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85]=&quot;биология&quot;;[.D38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85] = &quot;ЮЗ&quot;;[.C385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8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11" calcext:value-type="float">
            <text:p>411</text:p>
          </table:table-cell>
          <table:table-cell table:formula="of:=IF([.C38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86]=&quot;биология&quot;;[.D38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86] = &quot;ЮЗ&quot;;[.C386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8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04" calcext:value-type="float">
            <text:p>504</text:p>
          </table:table-cell>
          <table:table-cell table:formula="of:=IF([.C38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87]=&quot;биология&quot;;[.D387];100000000)" office:value-type="float" office:value="504" calcext:value-type="float">
            <text:p>504</text:p>
          </table:table-cell>
          <table:table-cell table:number-columns-repeated="3"/>
          <table:table-cell table:formula="of:=IF([.A387] = &quot;ЮЗ&quot;;[.C38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8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27" calcext:value-type="float">
            <text:p>427</text:p>
          </table:table-cell>
          <table:table-cell table:formula="of:=IF([.C38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88]=&quot;биология&quot;;[.D388];100000000)" office:value-type="float" office:value="427" calcext:value-type="float">
            <text:p>427</text:p>
          </table:table-cell>
          <table:table-cell table:number-columns-repeated="3"/>
          <table:table-cell table:formula="of:=IF([.A388] = &quot;ЮЗ&quot;;[.C38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8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30" calcext:value-type="float">
            <text:p>530</text:p>
          </table:table-cell>
          <table:table-cell table:formula="of:=IF([.C38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89]=&quot;биология&quot;;[.D38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89] = &quot;ЮЗ&quot;;[.C389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8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27" calcext:value-type="float">
            <text:p>827</text:p>
          </table:table-cell>
          <table:table-cell table:formula="of:=IF([.C39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90]=&quot;биология&quot;;[.D39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90] = &quot;ЮЗ&quot;;[.C39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9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56" calcext:value-type="float">
            <text:p>556</text:p>
          </table:table-cell>
          <table:table-cell table:formula="of:=IF([.C39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91]=&quot;биология&quot;;[.D39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91] = &quot;ЮЗ&quot;;[.C39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9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17" calcext:value-type="float">
            <text:p>217</text:p>
          </table:table-cell>
          <table:table-cell table:formula="of:=IF([.C39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92]=&quot;биология&quot;;[.D392];100000000)" office:value-type="float" office:value="217" calcext:value-type="float">
            <text:p>217</text:p>
          </table:table-cell>
          <table:table-cell table:number-columns-repeated="3"/>
          <table:table-cell table:formula="of:=IF([.A392] = &quot;ЮЗ&quot;;[.C392]; )" office:value-type="string" office:string-value="биология" calcext:value-type="string">
            <text:p>биология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9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27" calcext:value-type="float">
            <text:p>227</text:p>
          </table:table-cell>
          <table:table-cell table:formula="of:=IF([.C39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93]=&quot;биология&quot;;[.D393];100000000)" office:value-type="float" office:value="227" calcext:value-type="float">
            <text:p>227</text:p>
          </table:table-cell>
          <table:table-cell table:number-columns-repeated="3"/>
          <table:table-cell table:formula="of:=IF([.A393] = &quot;ЮЗ&quot;;[.C39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9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42" calcext:value-type="float">
            <text:p>442</text:p>
          </table:table-cell>
          <table:table-cell table:formula="of:=IF([.C39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94]=&quot;биология&quot;;[.D39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94] = &quot;ЮЗ&quot;;[.C39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9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76" calcext:value-type="float">
            <text:p>176</text:p>
          </table:table-cell>
          <table:table-cell table:formula="of:=IF([.C39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95]=&quot;биология&quot;;[.D39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95] = &quot;ЮЗ&quot;;[.C395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9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63" calcext:value-type="float">
            <text:p>363</text:p>
          </table:table-cell>
          <table:table-cell table:formula="of:=IF([.C39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96]=&quot;биология&quot;;[.D39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96] = &quot;ЮЗ&quot;;[.C39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9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3" calcext:value-type="float">
            <text:p>83</text:p>
          </table:table-cell>
          <table:table-cell table:formula="of:=IF([.C39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97]=&quot;биология&quot;;[.D397];100000000)" office:value-type="float" office:value="83" calcext:value-type="float">
            <text:p>83</text:p>
          </table:table-cell>
          <table:table-cell table:number-columns-repeated="3"/>
          <table:table-cell table:formula="of:=IF([.A397] = &quot;ЮЗ&quot;;[.C39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9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69" calcext:value-type="float">
            <text:p>469</text:p>
          </table:table-cell>
          <table:table-cell table:formula="of:=IF([.C39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98]=&quot;биология&quot;;[.D398];100000000)" office:value-type="float" office:value="469" calcext:value-type="float">
            <text:p>469</text:p>
          </table:table-cell>
          <table:table-cell table:number-columns-repeated="3"/>
          <table:table-cell table:formula="of:=IF([.A398] = &quot;ЮЗ&quot;;[.C398]; )" office:value-type="string" office:string-value="биология" calcext:value-type="string">
            <text:p>биология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9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140" calcext:value-type="float">
            <text:p>140</text:p>
          </table:table-cell>
          <table:table-cell table:formula="of:=IF([.C39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399]=&quot;биология&quot;;[.D39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399] = &quot;ЮЗ&quot;;[.C39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9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78" calcext:value-type="float">
            <text:p>578</text:p>
          </table:table-cell>
          <table:table-cell table:formula="of:=IF([.C40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00]=&quot;биология&quot;;[.D40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00] = &quot;ЮЗ&quot;;[.C40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0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84" calcext:value-type="float">
            <text:p>384</text:p>
          </table:table-cell>
          <table:table-cell table:formula="of:=IF([.C40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01]=&quot;биология&quot;;[.D401];100000000)" office:value-type="float" office:value="384" calcext:value-type="float">
            <text:p>384</text:p>
          </table:table-cell>
          <table:table-cell table:number-columns-repeated="3"/>
          <table:table-cell table:formula="of:=IF([.A401] = &quot;ЮЗ&quot;;[.C401]; )" office:value-type="string" office:string-value="биология" calcext:value-type="string">
            <text:p>биология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40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95" calcext:value-type="float">
            <text:p>295</text:p>
          </table:table-cell>
          <table:table-cell table:formula="of:=IF([.C40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02]=&quot;биология&quot;;[.D402];100000000)" office:value-type="float" office:value="295" calcext:value-type="float">
            <text:p>295</text:p>
          </table:table-cell>
          <table:table-cell table:number-columns-repeated="3"/>
          <table:table-cell table:formula="of:=IF([.A402] = &quot;ЮЗ&quot;;[.C40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0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61" calcext:value-type="float">
            <text:p>661</text:p>
          </table:table-cell>
          <table:table-cell table:formula="of:=IF([.C40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03]=&quot;биология&quot;;[.D40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03] = &quot;ЮЗ&quot;;[.C40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0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56" calcext:value-type="float">
            <text:p>256</text:p>
          </table:table-cell>
          <table:table-cell table:formula="of:=IF([.C40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04]=&quot;биология&quot;;[.D40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04] = &quot;ЮЗ&quot;;[.C40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0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22" calcext:value-type="float">
            <text:p>522</text:p>
          </table:table-cell>
          <table:table-cell table:formula="of:=IF([.C40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05]=&quot;биология&quot;;[.D40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05] = &quot;ЮЗ&quot;;[.C405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0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95" calcext:value-type="float">
            <text:p>695</text:p>
          </table:table-cell>
          <table:table-cell table:formula="of:=IF([.C40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06]=&quot;биология&quot;;[.D406];100000000)" office:value-type="float" office:value="695" calcext:value-type="float">
            <text:p>695</text:p>
          </table:table-cell>
          <table:table-cell table:number-columns-repeated="3"/>
          <table:table-cell table:formula="of:=IF([.A406] = &quot;ЮЗ&quot;;[.C406]; )" office:value-type="string" office:string-value="биология" calcext:value-type="string">
            <text:p>биология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0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88" calcext:value-type="float">
            <text:p>888</text:p>
          </table:table-cell>
          <table:table-cell table:formula="of:=IF([.C40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07]=&quot;биология&quot;;[.D407];100000000)" office:value-type="float" office:value="888" calcext:value-type="float">
            <text:p>888</text:p>
          </table:table-cell>
          <table:table-cell table:number-columns-repeated="3"/>
          <table:table-cell table:formula="of:=IF([.A407] = &quot;ЮЗ&quot;;[.C40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0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3" calcext:value-type="float">
            <text:p>43</text:p>
          </table:table-cell>
          <table:table-cell table:formula="of:=IF([.C40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08]=&quot;биология&quot;;[.D40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08] = &quot;ЮЗ&quot;;[.C40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0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31" calcext:value-type="float">
            <text:p>631</text:p>
          </table:table-cell>
          <table:table-cell table:formula="of:=IF([.C40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09]=&quot;биология&quot;;[.D409];100000000)" office:value-type="float" office:value="631" calcext:value-type="float">
            <text:p>631</text:p>
          </table:table-cell>
          <table:table-cell table:number-columns-repeated="3"/>
          <table:table-cell table:formula="of:=IF([.A409] = &quot;ЮЗ&quot;;[.C409]; )" office:value-type="string" office:string-value="биология" calcext:value-type="string">
            <text:p>биология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0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87" calcext:value-type="float">
            <text:p>487</text:p>
          </table:table-cell>
          <table:table-cell table:formula="of:=IF([.C41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10]=&quot;биология&quot;;[.D410];100000000)" office:value-type="float" office:value="487" calcext:value-type="float">
            <text:p>487</text:p>
          </table:table-cell>
          <table:table-cell table:number-columns-repeated="3"/>
          <table:table-cell table:formula="of:=IF([.A410] = &quot;ЮЗ&quot;;[.C41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1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03" calcext:value-type="float">
            <text:p>903</text:p>
          </table:table-cell>
          <table:table-cell table:formula="of:=IF([.C41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11]=&quot;биология&quot;;[.D41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11] = &quot;ЮЗ&quot;;[.C41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1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88" calcext:value-type="float">
            <text:p>888</text:p>
          </table:table-cell>
          <table:table-cell table:formula="of:=IF([.C41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12]=&quot;биология&quot;;[.D41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12] = &quot;ЮЗ&quot;;[.C412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1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11" calcext:value-type="float">
            <text:p>311</text:p>
          </table:table-cell>
          <table:table-cell table:formula="of:=IF([.C41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13]=&quot;биология&quot;;[.D41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13] = &quot;ЮЗ&quot;;[.C41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1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02" calcext:value-type="float">
            <text:p>402</text:p>
          </table:table-cell>
          <table:table-cell table:formula="of:=IF([.C41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14]=&quot;биология&quot;;[.D414];100000000)" office:value-type="float" office:value="402" calcext:value-type="float">
            <text:p>402</text:p>
          </table:table-cell>
          <table:table-cell table:number-columns-repeated="3"/>
          <table:table-cell table:formula="of:=IF([.A414] = &quot;ЮЗ&quot;;[.C41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1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66" calcext:value-type="float">
            <text:p>166</text:p>
          </table:table-cell>
          <table:table-cell table:formula="of:=IF([.C41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15]=&quot;биология&quot;;[.D415];100000000)" office:value-type="float" office:value="166" calcext:value-type="float">
            <text:p>166</text:p>
          </table:table-cell>
          <table:table-cell table:number-columns-repeated="3"/>
          <table:table-cell table:formula="of:=IF([.A415] = &quot;ЮЗ&quot;;[.C415]; )" office:value-type="string" office:string-value="биология" calcext:value-type="string">
            <text:p>биология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1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84" calcext:value-type="float">
            <text:p>584</text:p>
          </table:table-cell>
          <table:table-cell table:formula="of:=IF([.C41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16]=&quot;биология&quot;;[.D41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16] = &quot;ЮЗ&quot;;[.C41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1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15" calcext:value-type="float">
            <text:p>215</text:p>
          </table:table-cell>
          <table:table-cell table:formula="of:=IF([.C41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17]=&quot;биология&quot;;[.D417];100000000)" office:value-type="float" office:value="215" calcext:value-type="float">
            <text:p>215</text:p>
          </table:table-cell>
          <table:table-cell table:number-columns-repeated="3"/>
          <table:table-cell table:formula="of:=IF([.A417] = &quot;ЮЗ&quot;;[.C41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1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87" calcext:value-type="float">
            <text:p>787</text:p>
          </table:table-cell>
          <table:table-cell table:formula="of:=IF([.C41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18]=&quot;биология&quot;;[.D418];100000000)" office:value-type="float" office:value="787" calcext:value-type="float">
            <text:p>787</text:p>
          </table:table-cell>
          <table:table-cell table:number-columns-repeated="3"/>
          <table:table-cell table:formula="of:=IF([.A418] = &quot;ЮЗ&quot;;[.C418]; )" office:value-type="string" office:string-value="биология" calcext:value-type="string">
            <text:p>биология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1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18" calcext:value-type="float">
            <text:p>518</text:p>
          </table:table-cell>
          <table:table-cell table:formula="of:=IF([.C41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19]=&quot;биология&quot;;[.D41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19] = &quot;ЮЗ&quot;;[.C41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1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50" calcext:value-type="float">
            <text:p>250</text:p>
          </table:table-cell>
          <table:table-cell table:formula="of:=IF([.C42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20]=&quot;биология&quot;;[.D42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20] = &quot;ЮЗ&quot;;[.C42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2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4" calcext:value-type="float">
            <text:p>74</text:p>
          </table:table-cell>
          <table:table-cell table:formula="of:=IF([.C42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21]=&quot;биология&quot;;[.D42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21] = &quot;ЮЗ&quot;;[.C421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42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12" calcext:value-type="float">
            <text:p>612</text:p>
          </table:table-cell>
          <table:table-cell table:formula="of:=IF([.C42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22]=&quot;биология&quot;;[.D422];100000000)" office:value-type="float" office:value="612" calcext:value-type="float">
            <text:p>612</text:p>
          </table:table-cell>
          <table:table-cell table:number-columns-repeated="3"/>
          <table:table-cell table:formula="of:=IF([.A422] = &quot;ЮЗ&quot;;[.C42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2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11" calcext:value-type="float">
            <text:p>611</text:p>
          </table:table-cell>
          <table:table-cell table:formula="of:=IF([.C42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23]=&quot;биология&quot;;[.D423];100000000)" office:value-type="float" office:value="611" calcext:value-type="float">
            <text:p>611</text:p>
          </table:table-cell>
          <table:table-cell table:number-columns-repeated="3"/>
          <table:table-cell table:formula="of:=IF([.A423] = &quot;ЮЗ&quot;;[.C42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2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70" calcext:value-type="float">
            <text:p>570</text:p>
          </table:table-cell>
          <table:table-cell table:formula="of:=IF([.C42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24]=&quot;биология&quot;;[.D42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24] = &quot;ЮЗ&quot;;[.C42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2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45" calcext:value-type="float">
            <text:p>745</text:p>
          </table:table-cell>
          <table:table-cell table:formula="of:=IF([.C42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25]=&quot;биология&quot;;[.D425];100000000)" office:value-type="float" office:value="745" calcext:value-type="float">
            <text:p>745</text:p>
          </table:table-cell>
          <table:table-cell table:number-columns-repeated="3"/>
          <table:table-cell table:formula="of:=IF([.A425] = &quot;ЮЗ&quot;;[.C425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2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03" calcext:value-type="float">
            <text:p>903</text:p>
          </table:table-cell>
          <table:table-cell table:formula="of:=IF([.C42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26]=&quot;биология&quot;;[.D426];100000000)" office:value-type="float" office:value="903" calcext:value-type="float">
            <text:p>903</text:p>
          </table:table-cell>
          <table:table-cell table:number-columns-repeated="3"/>
          <table:table-cell table:formula="of:=IF([.A426] = &quot;ЮЗ&quot;;[.C426]; )" office:value-type="string" office:string-value="биология" calcext:value-type="string">
            <text:p>биология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2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81" calcext:value-type="float">
            <text:p>281</text:p>
          </table:table-cell>
          <table:table-cell table:formula="of:=IF([.C42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27]=&quot;биология&quot;;[.D42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27] = &quot;ЮЗ&quot;;[.C42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2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38" calcext:value-type="float">
            <text:p>838</text:p>
          </table:table-cell>
          <table:table-cell table:formula="of:=IF([.C42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28]=&quot;биология&quot;;[.D42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28] = &quot;ЮЗ&quot;;[.C42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2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66" calcext:value-type="float">
            <text:p>766</text:p>
          </table:table-cell>
          <table:table-cell table:formula="of:=IF([.C42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29]=&quot;биология&quot;;[.D42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29] = &quot;ЮЗ&quot;;[.C429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2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19" calcext:value-type="float">
            <text:p>919</text:p>
          </table:table-cell>
          <table:table-cell table:formula="of:=IF([.C43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30]=&quot;биология&quot;;[.D430];100000000)" office:value-type="float" office:value="919" calcext:value-type="float">
            <text:p>919</text:p>
          </table:table-cell>
          <table:table-cell table:number-columns-repeated="3"/>
          <table:table-cell table:formula="of:=IF([.A430] = &quot;ЮЗ&quot;;[.C43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3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04" calcext:value-type="float">
            <text:p>804</text:p>
          </table:table-cell>
          <table:table-cell table:formula="of:=IF([.C43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31]=&quot;биология&quot;;[.D431];100000000)" office:value-type="float" office:value="804" calcext:value-type="float">
            <text:p>804</text:p>
          </table:table-cell>
          <table:table-cell table:number-columns-repeated="3"/>
          <table:table-cell table:formula="of:=IF([.A431] = &quot;ЮЗ&quot;;[.C43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3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80" calcext:value-type="float">
            <text:p>280</text:p>
          </table:table-cell>
          <table:table-cell table:formula="of:=IF([.C43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32]=&quot;биология&quot;;[.D43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32] = &quot;ЮЗ&quot;;[.C432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3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8" calcext:value-type="float">
            <text:p>88</text:p>
          </table:table-cell>
          <table:table-cell table:formula="of:=IF([.C43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33]=&quot;биология&quot;;[.D433];100000000)" office:value-type="float" office:value="88" calcext:value-type="float">
            <text:p>88</text:p>
          </table:table-cell>
          <table:table-cell table:number-columns-repeated="3"/>
          <table:table-cell table:formula="of:=IF([.A433] = &quot;ЮЗ&quot;;[.C43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33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01" calcext:value-type="float">
            <text:p>601</text:p>
          </table:table-cell>
          <table:table-cell table:formula="of:=IF([.C43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34]=&quot;биология&quot;;[.D43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34] = &quot;ЮЗ&quot;;[.C43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3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60" calcext:value-type="float">
            <text:p>660</text:p>
          </table:table-cell>
          <table:table-cell table:formula="of:=IF([.C43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35]=&quot;биология&quot;;[.D43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35] = &quot;ЮЗ&quot;;[.C435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3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82" calcext:value-type="float">
            <text:p>682</text:p>
          </table:table-cell>
          <table:table-cell table:formula="of:=IF([.C43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36]=&quot;биология&quot;;[.D43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36] = &quot;ЮЗ&quot;;[.C43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3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16" calcext:value-type="float">
            <text:p>116</text:p>
          </table:table-cell>
          <table:table-cell table:formula="of:=IF([.C437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437]=&quot;биология&quot;;[.D43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37] = &quot;ЮЗ&quot;;[.C43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3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63" calcext:value-type="float">
            <text:p>663</text:p>
          </table:table-cell>
          <table:table-cell table:formula="of:=IF([.C43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38]=&quot;биология&quot;;[.D43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38] = &quot;ЮЗ&quot;;[.C438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3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30" calcext:value-type="float">
            <text:p>630</text:p>
          </table:table-cell>
          <table:table-cell table:formula="of:=IF([.C43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39]=&quot;биология&quot;;[.D43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39] = &quot;ЮЗ&quot;;[.C43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3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75" calcext:value-type="float">
            <text:p>475</text:p>
          </table:table-cell>
          <table:table-cell table:formula="of:=IF([.C440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440]=&quot;биология&quot;;[.D44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40] = &quot;ЮЗ&quot;;[.C44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4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14" calcext:value-type="float">
            <text:p>214</text:p>
          </table:table-cell>
          <table:table-cell table:formula="of:=IF([.C441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441]=&quot;биология&quot;;[.D44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41] = &quot;ЮЗ&quot;;[.C441]; )" office:value-type="string" office:string-value="физика " calcext:value-type="string">
            <text:p>физика 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44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32" calcext:value-type="float">
            <text:p>732</text:p>
          </table:table-cell>
          <table:table-cell table:formula="of:=IF([.C442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442]=&quot;биология&quot;;[.D44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42] = &quot;ЮЗ&quot;;[.C44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42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87" calcext:value-type="float">
            <text:p>587</text:p>
          </table:table-cell>
          <table:table-cell table:formula="of:=IF([.C44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43]=&quot;биология&quot;;[.D44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43] = &quot;ЮЗ&quot;;[.C44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4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40" calcext:value-type="float">
            <text:p>340</text:p>
          </table:table-cell>
          <table:table-cell table:formula="of:=IF([.C44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44]=&quot;биология&quot;;[.D444];100000000)" office:value-type="float" office:value="340" calcext:value-type="float">
            <text:p>340</text:p>
          </table:table-cell>
          <table:table-cell table:number-columns-repeated="3"/>
          <table:table-cell table:formula="of:=IF([.A444] = &quot;ЮЗ&quot;;[.C44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4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92" calcext:value-type="float">
            <text:p>892</text:p>
          </table:table-cell>
          <table:table-cell table:formula="of:=IF([.C44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45]=&quot;биология&quot;;[.D44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45] = &quot;ЮЗ&quot;;[.C445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4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28" calcext:value-type="float">
            <text:p>228</text:p>
          </table:table-cell>
          <table:table-cell table:formula="of:=IF([.C44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46]=&quot;биология&quot;;[.D44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46] = &quot;ЮЗ&quot;;[.C446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4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97" calcext:value-type="float">
            <text:p>897</text:p>
          </table:table-cell>
          <table:table-cell table:formula="of:=IF([.C44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47]=&quot;биология&quot;;[.D44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47] = &quot;ЮЗ&quot;;[.C44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4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23" calcext:value-type="float">
            <text:p>123</text:p>
          </table:table-cell>
          <table:table-cell table:formula="of:=IF([.C448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448]=&quot;биология&quot;;[.D44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48] = &quot;ЮЗ&quot;;[.C44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4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36" calcext:value-type="float">
            <text:p>736</text:p>
          </table:table-cell>
          <table:table-cell table:formula="of:=IF([.C44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49]=&quot;биология&quot;;[.D449];100000000)" office:value-type="float" office:value="736" calcext:value-type="float">
            <text:p>736</text:p>
          </table:table-cell>
          <table:table-cell table:number-columns-repeated="3"/>
          <table:table-cell table:formula="of:=IF([.A449] = &quot;ЮЗ&quot;;[.C449]; )" office:value-type="string" office:string-value="биология" calcext:value-type="string">
            <text:p>биология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4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67" calcext:value-type="float">
            <text:p>267</text:p>
          </table:table-cell>
          <table:table-cell table:formula="of:=IF([.C450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450]=&quot;биология&quot;;[.D45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50] = &quot;ЮЗ&quot;;[.C45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5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5" calcext:value-type="float">
            <text:p>55</text:p>
          </table:table-cell>
          <table:table-cell table:formula="of:=IF([.C45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51]=&quot;биология&quot;;[.D451];100000000)" office:value-type="float" office:value="55" calcext:value-type="float">
            <text:p>55</text:p>
          </table:table-cell>
          <table:table-cell table:number-columns-repeated="3"/>
          <table:table-cell table:formula="of:=IF([.A451] = &quot;ЮЗ&quot;;[.C45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5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56" calcext:value-type="float">
            <text:p>356</text:p>
          </table:table-cell>
          <table:table-cell table:formula="of:=IF([.C45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52]=&quot;биология&quot;;[.D45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52] = &quot;ЮЗ&quot;;[.C452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5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9" calcext:value-type="float">
            <text:p>39</text:p>
          </table:table-cell>
          <table:table-cell table:formula="of:=IF([.C45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53]=&quot;биология&quot;;[.D45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53] = &quot;ЮЗ&quot;;[.C45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5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63" calcext:value-type="float">
            <text:p>163</text:p>
          </table:table-cell>
          <table:table-cell table:formula="of:=IF([.C45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54]=&quot;биология&quot;;[.D45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54] = &quot;ЮЗ&quot;;[.C45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5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56" calcext:value-type="float">
            <text:p>756</text:p>
          </table:table-cell>
          <table:table-cell table:formula="of:=IF([.C455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455]=&quot;биология&quot;;[.D45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55] = &quot;ЮЗ&quot;;[.C455]; )" office:value-type="string" office:string-value="физика " calcext:value-type="string">
            <text:p>физика 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5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49" calcext:value-type="float">
            <text:p>249</text:p>
          </table:table-cell>
          <table:table-cell table:formula="of:=IF([.C45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56]=&quot;биология&quot;;[.D456];100000000)" office:value-type="float" office:value="249" calcext:value-type="float">
            <text:p>249</text:p>
          </table:table-cell>
          <table:table-cell table:number-columns-repeated="3"/>
          <table:table-cell table:formula="of:=IF([.A456] = &quot;ЮЗ&quot;;[.C45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5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66" calcext:value-type="float">
            <text:p>166</text:p>
          </table:table-cell>
          <table:table-cell table:formula="of:=IF([.C457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457]=&quot;биология&quot;;[.D45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57] = &quot;ЮЗ&quot;;[.C45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5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43" calcext:value-type="float">
            <text:p>243</text:p>
          </table:table-cell>
          <table:table-cell table:formula="of:=IF([.C45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58]=&quot;биология&quot;;[.D458];100000000)" office:value-type="float" office:value="243" calcext:value-type="float">
            <text:p>243</text:p>
          </table:table-cell>
          <table:table-cell table:number-columns-repeated="3"/>
          <table:table-cell table:formula="of:=IF([.A458] = &quot;ЮЗ&quot;;[.C458]; )" office:value-type="string" office:string-value="биология" calcext:value-type="string">
            <text:p>биология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5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49" calcext:value-type="float">
            <text:p>349</text:p>
          </table:table-cell>
          <table:table-cell table:formula="of:=IF([.C45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59]=&quot;биология&quot;;[.D45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59] = &quot;ЮЗ&quot;;[.C45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5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35" calcext:value-type="float">
            <text:p>135</text:p>
          </table:table-cell>
          <table:table-cell table:formula="of:=IF([.C46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60]=&quot;биология&quot;;[.D46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60] = &quot;ЮЗ&quot;;[.C46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6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5" calcext:value-type="float">
            <text:p>45</text:p>
          </table:table-cell>
          <table:table-cell table:formula="of:=IF([.C46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61]=&quot;биология&quot;;[.D46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61] = &quot;ЮЗ&quot;;[.C461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46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82" calcext:value-type="float">
            <text:p>282</text:p>
          </table:table-cell>
          <table:table-cell table:formula="of:=IF([.C462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462]=&quot;биология&quot;;[.D46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62] = &quot;ЮЗ&quot;;[.C46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6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13" calcext:value-type="float">
            <text:p>113</text:p>
          </table:table-cell>
          <table:table-cell table:formula="of:=IF([.C46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63]=&quot;биология&quot;;[.D463];100000000)" office:value-type="float" office:value="113" calcext:value-type="float">
            <text:p>113</text:p>
          </table:table-cell>
          <table:table-cell table:number-columns-repeated="3"/>
          <table:table-cell table:formula="of:=IF([.A463] = &quot;ЮЗ&quot;;[.C46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6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60" calcext:value-type="float">
            <text:p>260</text:p>
          </table:table-cell>
          <table:table-cell table:formula="of:=IF([.C464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464]=&quot;биология&quot;;[.D46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64] = &quot;ЮЗ&quot;;[.C46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6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95" calcext:value-type="float">
            <text:p>495</text:p>
          </table:table-cell>
          <table:table-cell table:formula="of:=IF([.C46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65]=&quot;биология&quot;;[.D465];100000000)" office:value-type="float" office:value="495" calcext:value-type="float">
            <text:p>495</text:p>
          </table:table-cell>
          <table:table-cell table:number-columns-repeated="3"/>
          <table:table-cell table:formula="of:=IF([.A465] = &quot;ЮЗ&quot;;[.C465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6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50" calcext:value-type="float">
            <text:p>550</text:p>
          </table:table-cell>
          <table:table-cell table:formula="of:=IF([.C46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66]=&quot;биология&quot;;[.D46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66] = &quot;ЮЗ&quot;;[.C466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6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58" calcext:value-type="float">
            <text:p>158</text:p>
          </table:table-cell>
          <table:table-cell table:formula="of:=IF([.C46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67]=&quot;биология&quot;;[.D46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67] = &quot;ЮЗ&quot;;[.C46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6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84" calcext:value-type="float">
            <text:p>684</text:p>
          </table:table-cell>
          <table:table-cell table:formula="of:=IF([.C46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68]=&quot;биология&quot;;[.D46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68] = &quot;ЮЗ&quot;;[.C46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6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28" calcext:value-type="float">
            <text:p>328</text:p>
          </table:table-cell>
          <table:table-cell table:formula="of:=IF([.C469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469]=&quot;биология&quot;;[.D46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69] = &quot;ЮЗ&quot;;[.C469]; )" office:value-type="string" office:string-value="физика " calcext:value-type="string">
            <text:p>физика 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6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31" calcext:value-type="float">
            <text:p>731</text:p>
          </table:table-cell>
          <table:table-cell table:formula="of:=IF([.C47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70]=&quot;биология&quot;;[.D470];100000000)" office:value-type="float" office:value="731" calcext:value-type="float">
            <text:p>731</text:p>
          </table:table-cell>
          <table:table-cell table:number-columns-repeated="3"/>
          <table:table-cell table:formula="of:=IF([.A470] = &quot;ЮЗ&quot;;[.C47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7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76" calcext:value-type="float">
            <text:p>776</text:p>
          </table:table-cell>
          <table:table-cell table:formula="of:=IF([.C471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471]=&quot;биология&quot;;[.D47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71] = &quot;ЮЗ&quot;;[.C47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7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34" calcext:value-type="float">
            <text:p>334</text:p>
          </table:table-cell>
          <table:table-cell table:formula="of:=IF([.C47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72]=&quot;биология&quot;;[.D472];100000000)" office:value-type="float" office:value="334" calcext:value-type="float">
            <text:p>334</text:p>
          </table:table-cell>
          <table:table-cell table:number-columns-repeated="3"/>
          <table:table-cell table:formula="of:=IF([.A472] = &quot;ЮЗ&quot;;[.C472]; )" office:value-type="string" office:string-value="биология" calcext:value-type="string">
            <text:p>биология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7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2" calcext:value-type="float">
            <text:p>52</text:p>
          </table:table-cell>
          <table:table-cell table:formula="of:=IF([.C47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73]=&quot;биология&quot;;[.D47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73] = &quot;ЮЗ&quot;;[.C47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7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72" calcext:value-type="float">
            <text:p>772</text:p>
          </table:table-cell>
          <table:table-cell table:formula="of:=IF([.C47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74]=&quot;биология&quot;;[.D47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74] = &quot;ЮЗ&quot;;[.C47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7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19" calcext:value-type="float">
            <text:p>719</text:p>
          </table:table-cell>
          <table:table-cell table:formula="of:=IF([.C47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75]=&quot;биология&quot;;[.D47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75] = &quot;ЮЗ&quot;;[.C475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7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9" calcext:value-type="float">
            <text:p>99</text:p>
          </table:table-cell>
          <table:table-cell table:formula="of:=IF([.C476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476]=&quot;биология&quot;;[.D47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76] = &quot;ЮЗ&quot;;[.C47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7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98" calcext:value-type="float">
            <text:p>898</text:p>
          </table:table-cell>
          <table:table-cell table:formula="of:=IF([.C47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77]=&quot;биология&quot;;[.D47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77] = &quot;ЮЗ&quot;;[.C47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7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34" calcext:value-type="float">
            <text:p>934</text:p>
          </table:table-cell>
          <table:table-cell table:formula="of:=IF([.C47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78]=&quot;биология&quot;;[.D47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78] = &quot;ЮЗ&quot;;[.C478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7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75" calcext:value-type="float">
            <text:p>875</text:p>
          </table:table-cell>
          <table:table-cell table:formula="of:=IF([.C47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79]=&quot;биология&quot;;[.D47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79] = &quot;ЮЗ&quot;;[.C47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7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86" calcext:value-type="float">
            <text:p>286</text:p>
          </table:table-cell>
          <table:table-cell table:formula="of:=IF([.C48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80]=&quot;биология&quot;;[.D48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80] = &quot;ЮЗ&quot;;[.C48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8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95" calcext:value-type="float">
            <text:p>895</text:p>
          </table:table-cell>
          <table:table-cell table:formula="of:=IF([.C48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81]=&quot;биология&quot;;[.D48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81] = &quot;ЮЗ&quot;;[.C481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48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0" calcext:value-type="float">
            <text:p>70</text:p>
          </table:table-cell>
          <table:table-cell table:formula="of:=IF([.C48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82]=&quot;биология&quot;;[.D48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82] = &quot;ЮЗ&quot;;[.C48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8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04" calcext:value-type="float">
            <text:p>604</text:p>
          </table:table-cell>
          <table:table-cell table:formula="of:=IF([.C483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483]=&quot;биология&quot;;[.D48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83] = &quot;ЮЗ&quot;;[.C48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8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65" calcext:value-type="float">
            <text:p>165</text:p>
          </table:table-cell>
          <table:table-cell table:formula="of:=IF([.C48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84]=&quot;биология&quot;;[.D48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84] = &quot;ЮЗ&quot;;[.C48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8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79" calcext:value-type="float">
            <text:p>379</text:p>
          </table:table-cell>
          <table:table-cell table:formula="of:=IF([.C48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85]=&quot;биология&quot;;[.D48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85] = &quot;ЮЗ&quot;;[.C485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8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28" calcext:value-type="float">
            <text:p>528</text:p>
          </table:table-cell>
          <table:table-cell table:formula="of:=IF([.C48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86]=&quot;биология&quot;;[.D48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86] = &quot;ЮЗ&quot;;[.C486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8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05" calcext:value-type="float">
            <text:p>705</text:p>
          </table:table-cell>
          <table:table-cell table:formula="of:=IF([.C48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87]=&quot;биология&quot;;[.D48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87] = &quot;ЮЗ&quot;;[.C48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8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3" calcext:value-type="float">
            <text:p>83</text:p>
          </table:table-cell>
          <table:table-cell table:formula="of:=IF([.C48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88]=&quot;биология&quot;;[.D48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88] = &quot;ЮЗ&quot;;[.C48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8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04" calcext:value-type="float">
            <text:p>804</text:p>
          </table:table-cell>
          <table:table-cell table:formula="of:=IF([.C48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89]=&quot;биология&quot;;[.D48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89] = &quot;ЮЗ&quot;;[.C489]; )" office:value-type="string" office:string-value="информатика" calcext:value-type="string">
            <text:p>информатик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8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40" calcext:value-type="float">
            <text:p>540</text:p>
          </table:table-cell>
          <table:table-cell table:formula="of:=IF([.C49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90]=&quot;биология&quot;;[.D49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90] = &quot;ЮЗ&quot;;[.C49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9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92" calcext:value-type="float">
            <text:p>292</text:p>
          </table:table-cell>
          <table:table-cell table:formula="of:=IF([.C49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91]=&quot;биология&quot;;[.D49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91] = &quot;ЮЗ&quot;;[.C49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9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47" calcext:value-type="float">
            <text:p>447</text:p>
          </table:table-cell>
          <table:table-cell table:formula="of:=IF([.C49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92]=&quot;биология&quot;;[.D49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92] = &quot;ЮЗ&quot;;[.C492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9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71" calcext:value-type="float">
            <text:p>371</text:p>
          </table:table-cell>
          <table:table-cell table:formula="of:=IF([.C49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93]=&quot;биология&quot;;[.D49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93] = &quot;ЮЗ&quot;;[.C49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9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07" calcext:value-type="float">
            <text:p>107</text:p>
          </table:table-cell>
          <table:table-cell table:formula="of:=IF([.C49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94]=&quot;биология&quot;;[.D49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94] = &quot;ЮЗ&quot;;[.C49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9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39" calcext:value-type="float">
            <text:p>139</text:p>
          </table:table-cell>
          <table:table-cell table:formula="of:=IF([.C49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95]=&quot;биология&quot;;[.D49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95] = &quot;ЮЗ&quot;;[.C495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9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88" calcext:value-type="float">
            <text:p>488</text:p>
          </table:table-cell>
          <table:table-cell table:formula="of:=IF([.C49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96]=&quot;биология&quot;;[.D49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96] = &quot;ЮЗ&quot;;[.C49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96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904" calcext:value-type="float">
            <text:p>904</text:p>
          </table:table-cell>
          <table:table-cell table:formula="of:=IF([.C49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97]=&quot;биология&quot;;[.D49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97] = &quot;ЮЗ&quot;;[.C49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9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3" calcext:value-type="float">
            <text:p>63</text:p>
          </table:table-cell>
          <table:table-cell table:formula="of:=IF([.C49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98]=&quot;биология&quot;;[.D49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98] = &quot;ЮЗ&quot;;[.C498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9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29" calcext:value-type="float">
            <text:p>229</text:p>
          </table:table-cell>
          <table:table-cell table:formula="of:=IF([.C49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499]=&quot;биология&quot;;[.D49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499] = &quot;ЮЗ&quot;;[.C49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49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31" calcext:value-type="float">
            <text:p>631</text:p>
          </table:table-cell>
          <table:table-cell table:formula="of:=IF([.C50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00]=&quot;биология&quot;;[.D50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00] = &quot;ЮЗ&quot;;[.C50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0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53" calcext:value-type="float">
            <text:p>253</text:p>
          </table:table-cell>
          <table:table-cell table:formula="of:=IF([.C50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01]=&quot;биология&quot;;[.D50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01] = &quot;ЮЗ&quot;;[.C501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501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22" calcext:value-type="float">
            <text:p>522</text:p>
          </table:table-cell>
          <table:table-cell table:formula="of:=IF([.C50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02]=&quot;биология&quot;;[.D50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02] = &quot;ЮЗ&quot;;[.C50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0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7" calcext:value-type="float">
            <text:p>77</text:p>
          </table:table-cell>
          <table:table-cell table:formula="of:=IF([.C50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03]=&quot;биология&quot;;[.D50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03] = &quot;ЮЗ&quot;;[.C50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0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3" calcext:value-type="float">
            <text:p>73</text:p>
          </table:table-cell>
          <table:table-cell table:formula="of:=IF([.C504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504]=&quot;биология&quot;;[.D50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04] = &quot;ЮЗ&quot;;[.C50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0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22" calcext:value-type="float">
            <text:p>322</text:p>
          </table:table-cell>
          <table:table-cell table:formula="of:=IF([.C50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05]=&quot;биология&quot;;[.D505];100000000)" office:value-type="float" office:value="322" calcext:value-type="float">
            <text:p>322</text:p>
          </table:table-cell>
          <table:table-cell table:number-columns-repeated="3"/>
          <table:table-cell table:formula="of:=IF([.A505] = &quot;ЮЗ&quot;;[.C505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0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75" calcext:value-type="float">
            <text:p>575</text:p>
          </table:table-cell>
          <table:table-cell table:formula="of:=IF([.C506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506]=&quot;биология&quot;;[.D50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06] = &quot;ЮЗ&quot;;[.C506]; )" office:value-type="string" office:string-value="физика " calcext:value-type="string">
            <text:p>физика 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0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20" calcext:value-type="float">
            <text:p>320</text:p>
          </table:table-cell>
          <table:table-cell table:formula="of:=IF([.C50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07]=&quot;биология&quot;;[.D507];100000000)" office:value-type="float" office:value="320" calcext:value-type="float">
            <text:p>320</text:p>
          </table:table-cell>
          <table:table-cell table:number-columns-repeated="3"/>
          <table:table-cell table:formula="of:=IF([.A507] = &quot;ЮЗ&quot;;[.C50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0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54" calcext:value-type="float">
            <text:p>554</text:p>
          </table:table-cell>
          <table:table-cell table:formula="of:=IF([.C50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08]=&quot;биология&quot;;[.D50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08] = &quot;ЮЗ&quot;;[.C50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0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68" calcext:value-type="float">
            <text:p>868</text:p>
          </table:table-cell>
          <table:table-cell table:formula="of:=IF([.C50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09]=&quot;биология&quot;;[.D50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09] = &quot;ЮЗ&quot;;[.C509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09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84" calcext:value-type="float">
            <text:p>584</text:p>
          </table:table-cell>
          <table:table-cell table:formula="of:=IF([.C51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10]=&quot;биология&quot;;[.D51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10] = &quot;ЮЗ&quot;;[.C51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1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21" calcext:value-type="float">
            <text:p>321</text:p>
          </table:table-cell>
          <table:table-cell table:formula="of:=IF([.C511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511]=&quot;биология&quot;;[.D51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11] = &quot;ЮЗ&quot;;[.C51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1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67" calcext:value-type="float">
            <text:p>167</text:p>
          </table:table-cell>
          <table:table-cell table:formula="of:=IF([.C51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12]=&quot;биология&quot;;[.D512];100000000)" office:value-type="float" office:value="167" calcext:value-type="float">
            <text:p>167</text:p>
          </table:table-cell>
          <table:table-cell table:number-columns-repeated="3"/>
          <table:table-cell table:formula="of:=IF([.A512] = &quot;ЮЗ&quot;;[.C512]; )" office:value-type="string" office:string-value="биология" calcext:value-type="string">
            <text:p>биология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1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14" calcext:value-type="float">
            <text:p>414</text:p>
          </table:table-cell>
          <table:table-cell table:formula="of:=IF([.C513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513]=&quot;биология&quot;;[.D51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13] = &quot;ЮЗ&quot;;[.C51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1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14" calcext:value-type="float">
            <text:p>414</text:p>
          </table:table-cell>
          <table:table-cell table:formula="of:=IF([.C51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14]=&quot;биология&quot;;[.D514];100000000)" office:value-type="float" office:value="414" calcext:value-type="float">
            <text:p>414</text:p>
          </table:table-cell>
          <table:table-cell table:number-columns-repeated="3"/>
          <table:table-cell table:formula="of:=IF([.A514] = &quot;ЮЗ&quot;;[.C51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1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44" calcext:value-type="float">
            <text:p>544</text:p>
          </table:table-cell>
          <table:table-cell table:formula="of:=IF([.C51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15]=&quot;биология&quot;;[.D51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15] = &quot;ЮЗ&quot;;[.C515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1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07" calcext:value-type="float">
            <text:p>907</text:p>
          </table:table-cell>
          <table:table-cell table:formula="of:=IF([.C516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516]=&quot;биология&quot;;[.D51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16] = &quot;ЮЗ&quot;;[.C51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1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60" calcext:value-type="float">
            <text:p>360</text:p>
          </table:table-cell>
          <table:table-cell table:formula="of:=IF([.C51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17]=&quot;биология&quot;;[.D517];100000000)" office:value-type="float" office:value="360" calcext:value-type="float">
            <text:p>360</text:p>
          </table:table-cell>
          <table:table-cell table:number-columns-repeated="3"/>
          <table:table-cell table:formula="of:=IF([.A517] = &quot;ЮЗ&quot;;[.C51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1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32" calcext:value-type="float">
            <text:p>432</text:p>
          </table:table-cell>
          <table:table-cell table:formula="of:=IF([.C518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518]=&quot;биология&quot;;[.D51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18] = &quot;ЮЗ&quot;;[.C518]; )" office:value-type="string" office:string-value="физика " calcext:value-type="string">
            <text:p>физика 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1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27" calcext:value-type="float">
            <text:p>827</text:p>
          </table:table-cell>
          <table:table-cell table:formula="of:=IF([.C51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19]=&quot;биология&quot;;[.D51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19] = &quot;ЮЗ&quot;;[.C51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1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57" calcext:value-type="float">
            <text:p>757</text:p>
          </table:table-cell>
          <table:table-cell table:formula="of:=IF([.C52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20]=&quot;биология&quot;;[.D52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20] = &quot;ЮЗ&quot;;[.C52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2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63" calcext:value-type="float">
            <text:p>463</text:p>
          </table:table-cell>
          <table:table-cell table:formula="of:=IF([.C521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521]=&quot;биология&quot;;[.D52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21] = &quot;ЮЗ&quot;;[.C521]; )" office:value-type="string" office:string-value="физика " calcext:value-type="string">
            <text:p>физика 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52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32" calcext:value-type="float">
            <text:p>832</text:p>
          </table:table-cell>
          <table:table-cell table:formula="of:=IF([.C52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22]=&quot;биология&quot;;[.D522];100000000)" office:value-type="float" office:value="832" calcext:value-type="float">
            <text:p>832</text:p>
          </table:table-cell>
          <table:table-cell table:number-columns-repeated="3"/>
          <table:table-cell table:formula="of:=IF([.A522] = &quot;ЮЗ&quot;;[.C52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2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16" calcext:value-type="float">
            <text:p>316</text:p>
          </table:table-cell>
          <table:table-cell table:formula="of:=IF([.C523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523]=&quot;биология&quot;;[.D52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23] = &quot;ЮЗ&quot;;[.C52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2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7" calcext:value-type="float">
            <text:p>37</text:p>
          </table:table-cell>
          <table:table-cell table:formula="of:=IF([.C52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24]=&quot;биология&quot;;[.D524];100000000)" office:value-type="float" office:value="37" calcext:value-type="float">
            <text:p>37</text:p>
          </table:table-cell>
          <table:table-cell table:number-columns-repeated="3"/>
          <table:table-cell table:formula="of:=IF([.A524] = &quot;ЮЗ&quot;;[.C52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2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19" calcext:value-type="float">
            <text:p>819</text:p>
          </table:table-cell>
          <table:table-cell table:formula="of:=IF([.C52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25]=&quot;биология&quot;;[.D52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25] = &quot;ЮЗ&quot;;[.C525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2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60" calcext:value-type="float">
            <text:p>760</text:p>
          </table:table-cell>
          <table:table-cell table:formula="of:=IF([.C52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26]=&quot;биология&quot;;[.D52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26] = &quot;ЮЗ&quot;;[.C526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2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95" calcext:value-type="float">
            <text:p>195</text:p>
          </table:table-cell>
          <table:table-cell table:formula="of:=IF([.C52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27]=&quot;биология&quot;;[.D52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27] = &quot;ЮЗ&quot;;[.C52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2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67" calcext:value-type="float">
            <text:p>867</text:p>
          </table:table-cell>
          <table:table-cell table:formula="of:=IF([.C528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528]=&quot;биология&quot;;[.D52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28] = &quot;ЮЗ&quot;;[.C52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2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69" calcext:value-type="float">
            <text:p>869</text:p>
          </table:table-cell>
          <table:table-cell table:formula="of:=IF([.C52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29]=&quot;биология&quot;;[.D529];100000000)" office:value-type="float" office:value="869" calcext:value-type="float">
            <text:p>869</text:p>
          </table:table-cell>
          <table:table-cell table:number-columns-repeated="3"/>
          <table:table-cell table:formula="of:=IF([.A529] = &quot;ЮЗ&quot;;[.C529]; )" office:value-type="string" office:string-value="биология" calcext:value-type="string">
            <text:p>биология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2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42" calcext:value-type="float">
            <text:p>442</text:p>
          </table:table-cell>
          <table:table-cell table:formula="of:=IF([.C530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530]=&quot;биология&quot;;[.D53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30] = &quot;ЮЗ&quot;;[.C53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3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60" calcext:value-type="float">
            <text:p>160</text:p>
          </table:table-cell>
          <table:table-cell table:formula="of:=IF([.C53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31]=&quot;биология&quot;;[.D53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31] = &quot;ЮЗ&quot;;[.C53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3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06" calcext:value-type="float">
            <text:p>606</text:p>
          </table:table-cell>
          <table:table-cell table:formula="of:=IF([.C532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532]=&quot;биология&quot;;[.D53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32] = &quot;ЮЗ&quot;;[.C532]; )" office:value-type="string" office:string-value="физика " calcext:value-type="string">
            <text:p>физика 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3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71" calcext:value-type="float">
            <text:p>271</text:p>
          </table:table-cell>
          <table:table-cell table:formula="of:=IF([.C53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33]=&quot;биология&quot;;[.D533];100000000)" office:value-type="float" office:value="271" calcext:value-type="float">
            <text:p>271</text:p>
          </table:table-cell>
          <table:table-cell table:number-columns-repeated="3"/>
          <table:table-cell table:formula="of:=IF([.A533] = &quot;ЮЗ&quot;;[.C53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3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0" calcext:value-type="float">
            <text:p>60</text:p>
          </table:table-cell>
          <table:table-cell table:formula="of:=IF([.C534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534]=&quot;биология&quot;;[.D53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34] = &quot;ЮЗ&quot;;[.C53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3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56" calcext:value-type="float">
            <text:p>856</text:p>
          </table:table-cell>
          <table:table-cell table:formula="of:=IF([.C53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35]=&quot;биология&quot;;[.D535];100000000)" office:value-type="float" office:value="856" calcext:value-type="float">
            <text:p>856</text:p>
          </table:table-cell>
          <table:table-cell table:number-columns-repeated="3"/>
          <table:table-cell table:formula="of:=IF([.A535] = &quot;ЮЗ&quot;;[.C535]; )" office:value-type="string" office:string-value="биология" calcext:value-type="string">
            <text:p>биология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3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58" calcext:value-type="float">
            <text:p>758</text:p>
          </table:table-cell>
          <table:table-cell table:formula="of:=IF([.C53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36]=&quot;биология&quot;;[.D53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36] = &quot;ЮЗ&quot;;[.C53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3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2" calcext:value-type="float">
            <text:p>82</text:p>
          </table:table-cell>
          <table:table-cell table:formula="of:=IF([.C53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37]=&quot;биология&quot;;[.D53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37] = &quot;ЮЗ&quot;;[.C53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37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117" calcext:value-type="float">
            <text:p>117</text:p>
          </table:table-cell>
          <table:table-cell table:formula="of:=IF([.C53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38]=&quot;биология&quot;;[.D53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38] = &quot;ЮЗ&quot;;[.C538]; )" office:value-type="string" office:string-value="информатика" calcext:value-type="string">
            <text:p>информатик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3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68" calcext:value-type="float">
            <text:p>668</text:p>
          </table:table-cell>
          <table:table-cell table:formula="of:=IF([.C53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39]=&quot;биология&quot;;[.D539];100000000)" office:value-type="float" office:value="668" calcext:value-type="float">
            <text:p>668</text:p>
          </table:table-cell>
          <table:table-cell table:number-columns-repeated="3"/>
          <table:table-cell table:formula="of:=IF([.A539] = &quot;ЮЗ&quot;;[.C53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3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73" calcext:value-type="float">
            <text:p>473</text:p>
          </table:table-cell>
          <table:table-cell table:formula="of:=IF([.C54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40]=&quot;биология&quot;;[.D54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40] = &quot;ЮЗ&quot;;[.C54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4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78" calcext:value-type="float">
            <text:p>378</text:p>
          </table:table-cell>
          <table:table-cell table:formula="of:=IF([.C54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41]=&quot;биология&quot;;[.D54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41] = &quot;ЮЗ&quot;;[.C541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54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16" calcext:value-type="float">
            <text:p>916</text:p>
          </table:table-cell>
          <table:table-cell table:formula="of:=IF([.C54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42]=&quot;биология&quot;;[.D54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42] = &quot;ЮЗ&quot;;[.C54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4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1" calcext:value-type="float">
            <text:p>91</text:p>
          </table:table-cell>
          <table:table-cell table:formula="of:=IF([.C543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543]=&quot;биология&quot;;[.D54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43] = &quot;ЮЗ&quot;;[.C54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4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29" calcext:value-type="float">
            <text:p>729</text:p>
          </table:table-cell>
          <table:table-cell table:formula="of:=IF([.C54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44]=&quot;биология&quot;;[.D544];100000000)" office:value-type="float" office:value="729" calcext:value-type="float">
            <text:p>729</text:p>
          </table:table-cell>
          <table:table-cell table:number-columns-repeated="3"/>
          <table:table-cell table:formula="of:=IF([.A544] = &quot;ЮЗ&quot;;[.C54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4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07" calcext:value-type="float">
            <text:p>807</text:p>
          </table:table-cell>
          <table:table-cell table:formula="of:=IF([.C545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545]=&quot;биология&quot;;[.D54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45] = &quot;ЮЗ&quot;;[.C545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4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61" calcext:value-type="float">
            <text:p>461</text:p>
          </table:table-cell>
          <table:table-cell table:formula="of:=IF([.C54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46]=&quot;биология&quot;;[.D546];100000000)" office:value-type="float" office:value="461" calcext:value-type="float">
            <text:p>461</text:p>
          </table:table-cell>
          <table:table-cell table:number-columns-repeated="3"/>
          <table:table-cell table:formula="of:=IF([.A546] = &quot;ЮЗ&quot;;[.C546]; )" office:value-type="string" office:string-value="биология" calcext:value-type="string">
            <text:p>биология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4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03" calcext:value-type="float">
            <text:p>403</text:p>
          </table:table-cell>
          <table:table-cell table:formula="of:=IF([.C54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47]=&quot;биология&quot;;[.D54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47] = &quot;ЮЗ&quot;;[.C54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4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12" calcext:value-type="float">
            <text:p>712</text:p>
          </table:table-cell>
          <table:table-cell table:formula="of:=IF([.C54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48]=&quot;биология&quot;;[.D54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48] = &quot;ЮЗ&quot;;[.C54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4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05" calcext:value-type="float">
            <text:p>905</text:p>
          </table:table-cell>
          <table:table-cell table:formula="of:=IF([.C54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49]=&quot;биология&quot;;[.D54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49] = &quot;ЮЗ&quot;;[.C549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4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51" calcext:value-type="float">
            <text:p>151</text:p>
          </table:table-cell>
          <table:table-cell table:formula="of:=IF([.C550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550]=&quot;биология&quot;;[.D55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50] = &quot;ЮЗ&quot;;[.C55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5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24" calcext:value-type="float">
            <text:p>324</text:p>
          </table:table-cell>
          <table:table-cell table:formula="of:=IF([.C55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51]=&quot;биология&quot;;[.D551];100000000)" office:value-type="float" office:value="324" calcext:value-type="float">
            <text:p>324</text:p>
          </table:table-cell>
          <table:table-cell table:number-columns-repeated="3"/>
          <table:table-cell table:formula="of:=IF([.A551] = &quot;ЮЗ&quot;;[.C55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5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17" calcext:value-type="float">
            <text:p>517</text:p>
          </table:table-cell>
          <table:table-cell table:formula="of:=IF([.C552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552]=&quot;биология&quot;;[.D55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52] = &quot;ЮЗ&quot;;[.C552]; )" office:value-type="string" office:string-value="физика " calcext:value-type="string">
            <text:p>физика 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5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25" calcext:value-type="float">
            <text:p>125</text:p>
          </table:table-cell>
          <table:table-cell table:formula="of:=IF([.C55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53]=&quot;биология&quot;;[.D553];100000000)" office:value-type="float" office:value="125" calcext:value-type="float">
            <text:p>125</text:p>
          </table:table-cell>
          <table:table-cell table:number-columns-repeated="3"/>
          <table:table-cell table:formula="of:=IF([.A553] = &quot;ЮЗ&quot;;[.C55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5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13" calcext:value-type="float">
            <text:p>213</text:p>
          </table:table-cell>
          <table:table-cell table:formula="of:=IF([.C55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54]=&quot;биология&quot;;[.D55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54] = &quot;ЮЗ&quot;;[.C55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5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60" calcext:value-type="float">
            <text:p>760</text:p>
          </table:table-cell>
          <table:table-cell table:formula="of:=IF([.C55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55]=&quot;биология&quot;;[.D55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55] = &quot;ЮЗ&quot;;[.C555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5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81" calcext:value-type="float">
            <text:p>281</text:p>
          </table:table-cell>
          <table:table-cell table:formula="of:=IF([.C55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56]=&quot;биология&quot;;[.D55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56] = &quot;ЮЗ&quot;;[.C55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5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08" calcext:value-type="float">
            <text:p>908</text:p>
          </table:table-cell>
          <table:table-cell table:formula="of:=IF([.C557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557]=&quot;биология&quot;;[.D55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57] = &quot;ЮЗ&quot;;[.C55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5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22" calcext:value-type="float">
            <text:p>622</text:p>
          </table:table-cell>
          <table:table-cell table:formula="of:=IF([.C55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58]=&quot;биология&quot;;[.D558];100000000)" office:value-type="float" office:value="622" calcext:value-type="float">
            <text:p>622</text:p>
          </table:table-cell>
          <table:table-cell table:number-columns-repeated="3"/>
          <table:table-cell table:formula="of:=IF([.A558] = &quot;ЮЗ&quot;;[.C558]; )" office:value-type="string" office:string-value="биология" calcext:value-type="string">
            <text:p>биология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5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47" calcext:value-type="float">
            <text:p>647</text:p>
          </table:table-cell>
          <table:table-cell table:formula="of:=IF([.C559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559]=&quot;биология&quot;;[.D55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59] = &quot;ЮЗ&quot;;[.C55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5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44" calcext:value-type="float">
            <text:p>644</text:p>
          </table:table-cell>
          <table:table-cell table:formula="of:=IF([.C56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60]=&quot;биология&quot;;[.D560];100000000)" office:value-type="float" office:value="644" calcext:value-type="float">
            <text:p>644</text:p>
          </table:table-cell>
          <table:table-cell table:number-columns-repeated="3"/>
          <table:table-cell table:formula="of:=IF([.A560] = &quot;ЮЗ&quot;;[.C56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6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25" calcext:value-type="float">
            <text:p>225</text:p>
          </table:table-cell>
          <table:table-cell table:formula="of:=IF([.C56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61]=&quot;биология&quot;;[.D56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61] = &quot;ЮЗ&quot;;[.C561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56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07" calcext:value-type="float">
            <text:p>407</text:p>
          </table:table-cell>
          <table:table-cell table:formula="of:=IF([.C56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62]=&quot;биология&quot;;[.D56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62] = &quot;ЮЗ&quot;;[.C56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6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00" calcext:value-type="float">
            <text:p>100</text:p>
          </table:table-cell>
          <table:table-cell table:formula="of:=IF([.C56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63]=&quot;биология&quot;;[.D56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63] = &quot;ЮЗ&quot;;[.C56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6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78" calcext:value-type="float">
            <text:p>878</text:p>
          </table:table-cell>
          <table:table-cell table:formula="of:=IF([.C564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564]=&quot;биология&quot;;[.D56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64] = &quot;ЮЗ&quot;;[.C56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6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51" calcext:value-type="float">
            <text:p>651</text:p>
          </table:table-cell>
          <table:table-cell table:formula="of:=IF([.C56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65]=&quot;биология&quot;;[.D565];100000000)" office:value-type="float" office:value="651" calcext:value-type="float">
            <text:p>651</text:p>
          </table:table-cell>
          <table:table-cell table:number-columns-repeated="3"/>
          <table:table-cell table:formula="of:=IF([.A565] = &quot;ЮЗ&quot;;[.C565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6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75" calcext:value-type="float">
            <text:p>775</text:p>
          </table:table-cell>
          <table:table-cell table:formula="of:=IF([.C566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566]=&quot;биология&quot;;[.D56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66] = &quot;ЮЗ&quot;;[.C566]; )" office:value-type="string" office:string-value="физика " calcext:value-type="string">
            <text:p>физика 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6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25" calcext:value-type="float">
            <text:p>525</text:p>
          </table:table-cell>
          <table:table-cell table:formula="of:=IF([.C56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67]=&quot;биология&quot;;[.D567];100000000)" office:value-type="float" office:value="525" calcext:value-type="float">
            <text:p>525</text:p>
          </table:table-cell>
          <table:table-cell table:number-columns-repeated="3"/>
          <table:table-cell table:formula="of:=IF([.A567] = &quot;ЮЗ&quot;;[.C56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6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03" calcext:value-type="float">
            <text:p>303</text:p>
          </table:table-cell>
          <table:table-cell table:formula="of:=IF([.C56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68]=&quot;биология&quot;;[.D56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68] = &quot;ЮЗ&quot;;[.C56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6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91" calcext:value-type="float">
            <text:p>391</text:p>
          </table:table-cell>
          <table:table-cell table:formula="of:=IF([.C56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69]=&quot;биология&quot;;[.D56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69] = &quot;ЮЗ&quot;;[.C569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6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29" calcext:value-type="float">
            <text:p>929</text:p>
          </table:table-cell>
          <table:table-cell table:formula="of:=IF([.C57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70]=&quot;биология&quot;;[.D57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70] = &quot;ЮЗ&quot;;[.C57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7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67" calcext:value-type="float">
            <text:p>267</text:p>
          </table:table-cell>
          <table:table-cell table:formula="of:=IF([.C571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571]=&quot;биология&quot;;[.D57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71] = &quot;ЮЗ&quot;;[.C57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7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36" calcext:value-type="float">
            <text:p>436</text:p>
          </table:table-cell>
          <table:table-cell table:formula="of:=IF([.C57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72]=&quot;биология&quot;;[.D57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72] = &quot;ЮЗ&quot;;[.C572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7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06" calcext:value-type="float">
            <text:p>806</text:p>
          </table:table-cell>
          <table:table-cell table:formula="of:=IF([.C57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73]=&quot;биология&quot;;[.D57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73] = &quot;ЮЗ&quot;;[.C57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7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49" calcext:value-type="float">
            <text:p>249</text:p>
          </table:table-cell>
          <table:table-cell table:formula="of:=IF([.C57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74]=&quot;биология&quot;;[.D57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74] = &quot;ЮЗ&quot;;[.C57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7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94" calcext:value-type="float">
            <text:p>794</text:p>
          </table:table-cell>
          <table:table-cell table:formula="of:=IF([.C57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75]=&quot;биология&quot;;[.D57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75] = &quot;ЮЗ&quot;;[.C575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7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55" calcext:value-type="float">
            <text:p>155</text:p>
          </table:table-cell>
          <table:table-cell table:formula="of:=IF([.C576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576]=&quot;биология&quot;;[.D57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76] = &quot;ЮЗ&quot;;[.C57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7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17" calcext:value-type="float">
            <text:p>617</text:p>
          </table:table-cell>
          <table:table-cell table:formula="of:=IF([.C57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77]=&quot;биология&quot;;[.D577];100000000)" office:value-type="float" office:value="617" calcext:value-type="float">
            <text:p>617</text:p>
          </table:table-cell>
          <table:table-cell table:number-columns-repeated="3"/>
          <table:table-cell table:formula="of:=IF([.A577] = &quot;ЮЗ&quot;;[.C57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7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28" calcext:value-type="float">
            <text:p>428</text:p>
          </table:table-cell>
          <table:table-cell table:formula="of:=IF([.C578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578]=&quot;биология&quot;;[.D57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78] = &quot;ЮЗ&quot;;[.C578]; )" office:value-type="string" office:string-value="физика " calcext:value-type="string">
            <text:p>физика 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7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28" calcext:value-type="float">
            <text:p>428</text:p>
          </table:table-cell>
          <table:table-cell table:formula="of:=IF([.C57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79]=&quot;биология&quot;;[.D579];100000000)" office:value-type="float" office:value="428" calcext:value-type="float">
            <text:p>428</text:p>
          </table:table-cell>
          <table:table-cell table:number-columns-repeated="3"/>
          <table:table-cell table:formula="of:=IF([.A579] = &quot;ЮЗ&quot;;[.C57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7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29" calcext:value-type="float">
            <text:p>529</text:p>
          </table:table-cell>
          <table:table-cell table:formula="of:=IF([.C58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80]=&quot;биология&quot;;[.D58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80] = &quot;ЮЗ&quot;;[.C58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8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53" calcext:value-type="float">
            <text:p>553</text:p>
          </table:table-cell>
          <table:table-cell table:formula="of:=IF([.C58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81]=&quot;биология&quot;;[.D58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81] = &quot;ЮЗ&quot;;[.C581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58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48" calcext:value-type="float">
            <text:p>148</text:p>
          </table:table-cell>
          <table:table-cell table:formula="of:=IF([.C58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82]=&quot;биология&quot;;[.D58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82] = &quot;ЮЗ&quot;;[.C58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8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48" calcext:value-type="float">
            <text:p>148</text:p>
          </table:table-cell>
          <table:table-cell table:formula="of:=IF([.C583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583]=&quot;биология&quot;;[.D58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83] = &quot;ЮЗ&quot;;[.C58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8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39" calcext:value-type="float">
            <text:p>339</text:p>
          </table:table-cell>
          <table:table-cell table:formula="of:=IF([.C58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84]=&quot;биология&quot;;[.D584];100000000)" office:value-type="float" office:value="339" calcext:value-type="float">
            <text:p>339</text:p>
          </table:table-cell>
          <table:table-cell table:number-columns-repeated="3"/>
          <table:table-cell table:formula="of:=IF([.A584] = &quot;ЮЗ&quot;;[.C58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8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69" calcext:value-type="float">
            <text:p>569</text:p>
          </table:table-cell>
          <table:table-cell table:formula="of:=IF([.C585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585]=&quot;биология&quot;;[.D58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85] = &quot;ЮЗ&quot;;[.C585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8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8" calcext:value-type="float">
            <text:p>88</text:p>
          </table:table-cell>
          <table:table-cell table:formula="of:=IF([.C58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86]=&quot;биология&quot;;[.D586];100000000)" office:value-type="float" office:value="88" calcext:value-type="float">
            <text:p>88</text:p>
          </table:table-cell>
          <table:table-cell table:number-columns-repeated="3"/>
          <table:table-cell table:formula="of:=IF([.A586] = &quot;ЮЗ&quot;;[.C586]; )" office:value-type="string" office:string-value="биология" calcext:value-type="string">
            <text:p>биология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8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12" calcext:value-type="float">
            <text:p>512</text:p>
          </table:table-cell>
          <table:table-cell table:formula="of:=IF([.C58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87]=&quot;биология&quot;;[.D58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87] = &quot;ЮЗ&quot;;[.C58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58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15" calcext:value-type="float">
            <text:p>115</text:p>
          </table:table-cell>
          <table:table-cell table:formula="of:=IF([.C58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88]=&quot;биология&quot;;[.D58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88] = &quot;ЮЗ&quot;;[.C58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8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03" calcext:value-type="float">
            <text:p>903</text:p>
          </table:table-cell>
          <table:table-cell table:formula="of:=IF([.C58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89]=&quot;биология&quot;;[.D58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89] = &quot;ЮЗ&quot;;[.C589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8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86" calcext:value-type="float">
            <text:p>786</text:p>
          </table:table-cell>
          <table:table-cell table:formula="of:=IF([.C590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590]=&quot;биология&quot;;[.D59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90] = &quot;ЮЗ&quot;;[.C59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9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07" calcext:value-type="float">
            <text:p>707</text:p>
          </table:table-cell>
          <table:table-cell table:formula="of:=IF([.C59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91]=&quot;биология&quot;;[.D59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91] = &quot;ЮЗ&quot;;[.C59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9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61" calcext:value-type="float">
            <text:p>361</text:p>
          </table:table-cell>
          <table:table-cell table:formula="of:=IF([.C59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92]=&quot;биология&quot;;[.D59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92] = &quot;ЮЗ&quot;;[.C592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9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76" calcext:value-type="float">
            <text:p>776</text:p>
          </table:table-cell>
          <table:table-cell table:formula="of:=IF([.C59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93]=&quot;биология&quot;;[.D59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93] = &quot;ЮЗ&quot;;[.C59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59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40" calcext:value-type="float">
            <text:p>540</text:p>
          </table:table-cell>
          <table:table-cell table:formula="of:=IF([.C59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94]=&quot;биология&quot;;[.D59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94] = &quot;ЮЗ&quot;;[.C59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9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55" calcext:value-type="float">
            <text:p>755</text:p>
          </table:table-cell>
          <table:table-cell table:formula="of:=IF([.C59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95]=&quot;биология&quot;;[.D59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95] = &quot;ЮЗ&quot;;[.C595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9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70" calcext:value-type="float">
            <text:p>770</text:p>
          </table:table-cell>
          <table:table-cell table:formula="of:=IF([.C59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96]=&quot;биология&quot;;[.D59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96] = &quot;ЮЗ&quot;;[.C59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9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91" calcext:value-type="float">
            <text:p>891</text:p>
          </table:table-cell>
          <table:table-cell table:formula="of:=IF([.C59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97]=&quot;биология&quot;;[.D59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97] = &quot;ЮЗ&quot;;[.C59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9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70" calcext:value-type="float">
            <text:p>170</text:p>
          </table:table-cell>
          <table:table-cell table:formula="of:=IF([.C59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98]=&quot;биология&quot;;[.D59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98] = &quot;ЮЗ&quot;;[.C598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9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62" calcext:value-type="float">
            <text:p>662</text:p>
          </table:table-cell>
          <table:table-cell table:formula="of:=IF([.C59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599]=&quot;биология&quot;;[.D59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599] = &quot;ЮЗ&quot;;[.C59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59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79" calcext:value-type="float">
            <text:p>679</text:p>
          </table:table-cell>
          <table:table-cell table:formula="of:=IF([.C60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00]=&quot;биология&quot;;[.D60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00] = &quot;ЮЗ&quot;;[.C60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0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22" calcext:value-type="float">
            <text:p>122</text:p>
          </table:table-cell>
          <table:table-cell table:formula="of:=IF([.C60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01]=&quot;биология&quot;;[.D60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01] = &quot;ЮЗ&quot;;[.C601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60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4" calcext:value-type="float">
            <text:p>84</text:p>
          </table:table-cell>
          <table:table-cell table:formula="of:=IF([.C60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02]=&quot;биология&quot;;[.D60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02] = &quot;ЮЗ&quot;;[.C60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0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10" calcext:value-type="float">
            <text:p>110</text:p>
          </table:table-cell>
          <table:table-cell table:formula="of:=IF([.C60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03]=&quot;биология&quot;;[.D60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03] = &quot;ЮЗ&quot;;[.C60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0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37" calcext:value-type="float">
            <text:p>137</text:p>
          </table:table-cell>
          <table:table-cell table:formula="of:=IF([.C60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04]=&quot;биология&quot;;[.D60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04] = &quot;ЮЗ&quot;;[.C60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0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35" calcext:value-type="float">
            <text:p>635</text:p>
          </table:table-cell>
          <table:table-cell table:formula="of:=IF([.C60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05]=&quot;биология&quot;;[.D60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05] = &quot;ЮЗ&quot;;[.C605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05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117" calcext:value-type="float">
            <text:p>117</text:p>
          </table:table-cell>
          <table:table-cell table:formula="of:=IF([.C60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06]=&quot;биология&quot;;[.D60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06] = &quot;ЮЗ&quot;;[.C606]; )" office:value-type="string" office:string-value="информатика" calcext:value-type="string">
            <text:p>информатик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0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65" calcext:value-type="float">
            <text:p>765</text:p>
          </table:table-cell>
          <table:table-cell table:formula="of:=IF([.C60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07]=&quot;биология&quot;;[.D60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07] = &quot;ЮЗ&quot;;[.C60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0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23" calcext:value-type="float">
            <text:p>923</text:p>
          </table:table-cell>
          <table:table-cell table:formula="of:=IF([.C608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608]=&quot;биология&quot;;[.D60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08] = &quot;ЮЗ&quot;;[.C60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0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65" calcext:value-type="float">
            <text:p>765</text:p>
          </table:table-cell>
          <table:table-cell table:formula="of:=IF([.C60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09]=&quot;биология&quot;;[.D609];100000000)" office:value-type="float" office:value="765" calcext:value-type="float">
            <text:p>765</text:p>
          </table:table-cell>
          <table:table-cell table:number-columns-repeated="3"/>
          <table:table-cell table:formula="of:=IF([.A609] = &quot;ЮЗ&quot;;[.C609]; )" office:value-type="string" office:string-value="биология" calcext:value-type="string">
            <text:p>биология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0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87" calcext:value-type="float">
            <text:p>887</text:p>
          </table:table-cell>
          <table:table-cell table:formula="of:=IF([.C610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610]=&quot;биология&quot;;[.D61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10] = &quot;ЮЗ&quot;;[.C61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1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43" calcext:value-type="float">
            <text:p>343</text:p>
          </table:table-cell>
          <table:table-cell table:formula="of:=IF([.C61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11]=&quot;биология&quot;;[.D611];100000000)" office:value-type="float" office:value="343" calcext:value-type="float">
            <text:p>343</text:p>
          </table:table-cell>
          <table:table-cell table:number-columns-repeated="3"/>
          <table:table-cell table:formula="of:=IF([.A611] = &quot;ЮЗ&quot;;[.C61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1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26" calcext:value-type="float">
            <text:p>826</text:p>
          </table:table-cell>
          <table:table-cell table:formula="of:=IF([.C61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12]=&quot;биология&quot;;[.D61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12] = &quot;ЮЗ&quot;;[.C612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1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05" calcext:value-type="float">
            <text:p>405</text:p>
          </table:table-cell>
          <table:table-cell table:formula="of:=IF([.C61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13]=&quot;биология&quot;;[.D61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13] = &quot;ЮЗ&quot;;[.C61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1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02" calcext:value-type="float">
            <text:p>202</text:p>
          </table:table-cell>
          <table:table-cell table:formula="of:=IF([.C61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14]=&quot;биология&quot;;[.D61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14] = &quot;ЮЗ&quot;;[.C61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1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0" calcext:value-type="float">
            <text:p>80</text:p>
          </table:table-cell>
          <table:table-cell table:formula="of:=IF([.C615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615]=&quot;биология&quot;;[.D61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15] = &quot;ЮЗ&quot;;[.C615]; )" office:value-type="string" office:string-value="физика " calcext:value-type="string">
            <text:p>физика 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1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56" calcext:value-type="float">
            <text:p>756</text:p>
          </table:table-cell>
          <table:table-cell table:formula="of:=IF([.C61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16]=&quot;биология&quot;;[.D616];100000000)" office:value-type="float" office:value="756" calcext:value-type="float">
            <text:p>756</text:p>
          </table:table-cell>
          <table:table-cell table:number-columns-repeated="3"/>
          <table:table-cell table:formula="of:=IF([.A616] = &quot;ЮЗ&quot;;[.C61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1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34" calcext:value-type="float">
            <text:p>134</text:p>
          </table:table-cell>
          <table:table-cell table:formula="of:=IF([.C617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617]=&quot;биология&quot;;[.D61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17] = &quot;ЮЗ&quot;;[.C61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1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11" calcext:value-type="float">
            <text:p>811</text:p>
          </table:table-cell>
          <table:table-cell table:formula="of:=IF([.C61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18]=&quot;биология&quot;;[.D618];100000000)" office:value-type="float" office:value="811" calcext:value-type="float">
            <text:p>811</text:p>
          </table:table-cell>
          <table:table-cell table:number-columns-repeated="3"/>
          <table:table-cell table:formula="of:=IF([.A618] = &quot;ЮЗ&quot;;[.C618]; )" office:value-type="string" office:string-value="биология" calcext:value-type="string">
            <text:p>биология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1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59" calcext:value-type="float">
            <text:p>659</text:p>
          </table:table-cell>
          <table:table-cell table:formula="of:=IF([.C61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19]=&quot;биология&quot;;[.D61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19] = &quot;ЮЗ&quot;;[.C61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1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45" calcext:value-type="float">
            <text:p>645</text:p>
          </table:table-cell>
          <table:table-cell table:formula="of:=IF([.C62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20]=&quot;биология&quot;;[.D62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20] = &quot;ЮЗ&quot;;[.C62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2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22" calcext:value-type="float">
            <text:p>922</text:p>
          </table:table-cell>
          <table:table-cell table:formula="of:=IF([.C62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21]=&quot;биология&quot;;[.D62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21] = &quot;ЮЗ&quot;;[.C621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62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43" calcext:value-type="float">
            <text:p>443</text:p>
          </table:table-cell>
          <table:table-cell table:formula="of:=IF([.C622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622]=&quot;биология&quot;;[.D62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22] = &quot;ЮЗ&quot;;[.C62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2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34" calcext:value-type="float">
            <text:p>534</text:p>
          </table:table-cell>
          <table:table-cell table:formula="of:=IF([.C62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23]=&quot;биология&quot;;[.D62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23] = &quot;ЮЗ&quot;;[.C62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2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64" calcext:value-type="float">
            <text:p>164</text:p>
          </table:table-cell>
          <table:table-cell table:formula="of:=IF([.C62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24]=&quot;биология&quot;;[.D62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24] = &quot;ЮЗ&quot;;[.C62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2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97" calcext:value-type="float">
            <text:p>597</text:p>
          </table:table-cell>
          <table:table-cell table:formula="of:=IF([.C62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25]=&quot;биология&quot;;[.D62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25] = &quot;ЮЗ&quot;;[.C625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2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52" calcext:value-type="float">
            <text:p>652</text:p>
          </table:table-cell>
          <table:table-cell table:formula="of:=IF([.C62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26]=&quot;биология&quot;;[.D62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26] = &quot;ЮЗ&quot;;[.C626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2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2" calcext:value-type="float">
            <text:p>52</text:p>
          </table:table-cell>
          <table:table-cell table:formula="of:=IF([.C62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27]=&quot;биология&quot;;[.D62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27] = &quot;ЮЗ&quot;;[.C62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2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92" calcext:value-type="float">
            <text:p>892</text:p>
          </table:table-cell>
          <table:table-cell table:formula="of:=IF([.C628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628]=&quot;биология&quot;;[.D62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28] = &quot;ЮЗ&quot;;[.C62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2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83" calcext:value-type="float">
            <text:p>183</text:p>
          </table:table-cell>
          <table:table-cell table:formula="of:=IF([.C62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29]=&quot;биология&quot;;[.D629];100000000)" office:value-type="float" office:value="183" calcext:value-type="float">
            <text:p>183</text:p>
          </table:table-cell>
          <table:table-cell table:number-columns-repeated="3"/>
          <table:table-cell table:formula="of:=IF([.A629] = &quot;ЮЗ&quot;;[.C629]; )" office:value-type="string" office:string-value="биология" calcext:value-type="string">
            <text:p>биология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2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05" calcext:value-type="float">
            <text:p>305</text:p>
          </table:table-cell>
          <table:table-cell table:formula="of:=IF([.C630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630]=&quot;биология&quot;;[.D63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30] = &quot;ЮЗ&quot;;[.C63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3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31" calcext:value-type="float">
            <text:p>331</text:p>
          </table:table-cell>
          <table:table-cell table:formula="of:=IF([.C63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31]=&quot;биология&quot;;[.D631];100000000)" office:value-type="float" office:value="331" calcext:value-type="float">
            <text:p>331</text:p>
          </table:table-cell>
          <table:table-cell table:number-columns-repeated="3"/>
          <table:table-cell table:formula="of:=IF([.A631] = &quot;ЮЗ&quot;;[.C63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3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87" calcext:value-type="float">
            <text:p>587</text:p>
          </table:table-cell>
          <table:table-cell table:formula="of:=IF([.C63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32]=&quot;биология&quot;;[.D63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32] = &quot;ЮЗ&quot;;[.C632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3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23" calcext:value-type="float">
            <text:p>323</text:p>
          </table:table-cell>
          <table:table-cell table:formula="of:=IF([.C63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33]=&quot;биология&quot;;[.D63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33] = &quot;ЮЗ&quot;;[.C63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3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60" calcext:value-type="float">
            <text:p>160</text:p>
          </table:table-cell>
          <table:table-cell table:formula="of:=IF([.C63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34]=&quot;биология&quot;;[.D63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34] = &quot;ЮЗ&quot;;[.C63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3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12" calcext:value-type="float">
            <text:p>312</text:p>
          </table:table-cell>
          <table:table-cell table:formula="of:=IF([.C635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635]=&quot;биология&quot;;[.D63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35] = &quot;ЮЗ&quot;;[.C635]; )" office:value-type="string" office:string-value="физика " calcext:value-type="string">
            <text:p>физика 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3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38" calcext:value-type="float">
            <text:p>138</text:p>
          </table:table-cell>
          <table:table-cell table:formula="of:=IF([.C63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36]=&quot;биология&quot;;[.D636];100000000)" office:value-type="float" office:value="138" calcext:value-type="float">
            <text:p>138</text:p>
          </table:table-cell>
          <table:table-cell table:number-columns-repeated="3"/>
          <table:table-cell table:formula="of:=IF([.A636] = &quot;ЮЗ&quot;;[.C63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3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70" calcext:value-type="float">
            <text:p>370</text:p>
          </table:table-cell>
          <table:table-cell table:formula="of:=IF([.C637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637]=&quot;биология&quot;;[.D63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37] = &quot;ЮЗ&quot;;[.C63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3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23" calcext:value-type="float">
            <text:p>223</text:p>
          </table:table-cell>
          <table:table-cell table:formula="of:=IF([.C63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38]=&quot;биология&quot;;[.D638];100000000)" office:value-type="float" office:value="223" calcext:value-type="float">
            <text:p>223</text:p>
          </table:table-cell>
          <table:table-cell table:number-columns-repeated="3"/>
          <table:table-cell table:formula="of:=IF([.A638] = &quot;ЮЗ&quot;;[.C638]; )" office:value-type="string" office:string-value="биология" calcext:value-type="string">
            <text:p>биология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3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56" calcext:value-type="float">
            <text:p>856</text:p>
          </table:table-cell>
          <table:table-cell table:formula="of:=IF([.C63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39]=&quot;биология&quot;;[.D63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39] = &quot;ЮЗ&quot;;[.C63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3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62" calcext:value-type="float">
            <text:p>562</text:p>
          </table:table-cell>
          <table:table-cell table:formula="of:=IF([.C64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40]=&quot;биология&quot;;[.D64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40] = &quot;ЮЗ&quot;;[.C64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4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51" calcext:value-type="float">
            <text:p>451</text:p>
          </table:table-cell>
          <table:table-cell table:formula="of:=IF([.C64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41]=&quot;биология&quot;;[.D64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41] = &quot;ЮЗ&quot;;[.C641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64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27" calcext:value-type="float">
            <text:p>827</text:p>
          </table:table-cell>
          <table:table-cell table:formula="of:=IF([.C642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642]=&quot;биология&quot;;[.D64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42] = &quot;ЮЗ&quot;;[.C64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4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15" calcext:value-type="float">
            <text:p>315</text:p>
          </table:table-cell>
          <table:table-cell table:formula="of:=IF([.C64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43]=&quot;биология&quot;;[.D643];100000000)" office:value-type="float" office:value="315" calcext:value-type="float">
            <text:p>315</text:p>
          </table:table-cell>
          <table:table-cell table:number-columns-repeated="3"/>
          <table:table-cell table:formula="of:=IF([.A643] = &quot;ЮЗ&quot;;[.C64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4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94" calcext:value-type="float">
            <text:p>494</text:p>
          </table:table-cell>
          <table:table-cell table:formula="of:=IF([.C644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644]=&quot;биология&quot;;[.D64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44] = &quot;ЮЗ&quot;;[.C64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4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74" calcext:value-type="float">
            <text:p>874</text:p>
          </table:table-cell>
          <table:table-cell table:formula="of:=IF([.C64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45]=&quot;биология&quot;;[.D645];100000000)" office:value-type="float" office:value="874" calcext:value-type="float">
            <text:p>874</text:p>
          </table:table-cell>
          <table:table-cell table:number-columns-repeated="3"/>
          <table:table-cell table:formula="of:=IF([.A645] = &quot;ЮЗ&quot;;[.C645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4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37" calcext:value-type="float">
            <text:p>337</text:p>
          </table:table-cell>
          <table:table-cell table:formula="of:=IF([.C64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46]=&quot;биология&quot;;[.D64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46] = &quot;ЮЗ&quot;;[.C646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4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09" calcext:value-type="float">
            <text:p>609</text:p>
          </table:table-cell>
          <table:table-cell table:formula="of:=IF([.C64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47]=&quot;биология&quot;;[.D64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47] = &quot;ЮЗ&quot;;[.C64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4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11" calcext:value-type="float">
            <text:p>711</text:p>
          </table:table-cell>
          <table:table-cell table:formula="of:=IF([.C64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48]=&quot;биология&quot;;[.D64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48] = &quot;ЮЗ&quot;;[.C64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4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74" calcext:value-type="float">
            <text:p>874</text:p>
          </table:table-cell>
          <table:table-cell table:formula="of:=IF([.C649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649]=&quot;биология&quot;;[.D64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49] = &quot;ЮЗ&quot;;[.C649]; )" office:value-type="string" office:string-value="физика " calcext:value-type="string">
            <text:p>физика 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4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86" calcext:value-type="float">
            <text:p>886</text:p>
          </table:table-cell>
          <table:table-cell table:formula="of:=IF([.C65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50]=&quot;биология&quot;;[.D650];100000000)" office:value-type="float" office:value="886" calcext:value-type="float">
            <text:p>886</text:p>
          </table:table-cell>
          <table:table-cell table:number-columns-repeated="3"/>
          <table:table-cell table:formula="of:=IF([.A650] = &quot;ЮЗ&quot;;[.C65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5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7" calcext:value-type="float">
            <text:p>97</text:p>
          </table:table-cell>
          <table:table-cell table:formula="of:=IF([.C651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651]=&quot;биология&quot;;[.D65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51] = &quot;ЮЗ&quot;;[.C65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51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53" calcext:value-type="float">
            <text:p>853</text:p>
          </table:table-cell>
          <table:table-cell table:formula="of:=IF([.C65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52]=&quot;биология&quot;;[.D65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52] = &quot;ЮЗ&quot;;[.C652]; )" office:value-type="string" office:string-value="информатика" calcext:value-type="string">
            <text:p>информатик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5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60" calcext:value-type="float">
            <text:p>260</text:p>
          </table:table-cell>
          <table:table-cell table:formula="of:=IF([.C65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53]=&quot;биология&quot;;[.D653];100000000)" office:value-type="float" office:value="260" calcext:value-type="float">
            <text:p>260</text:p>
          </table:table-cell>
          <table:table-cell table:number-columns-repeated="3"/>
          <table:table-cell table:formula="of:=IF([.A653] = &quot;ЮЗ&quot;;[.C65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5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96" calcext:value-type="float">
            <text:p>596</text:p>
          </table:table-cell>
          <table:table-cell table:formula="of:=IF([.C65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54]=&quot;биология&quot;;[.D65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54] = &quot;ЮЗ&quot;;[.C65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5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36" calcext:value-type="float">
            <text:p>136</text:p>
          </table:table-cell>
          <table:table-cell table:formula="of:=IF([.C65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55]=&quot;биология&quot;;[.D65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55] = &quot;ЮЗ&quot;;[.C655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5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63" calcext:value-type="float">
            <text:p>763</text:p>
          </table:table-cell>
          <table:table-cell table:formula="of:=IF([.C65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56]=&quot;биология&quot;;[.D65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56] = &quot;ЮЗ&quot;;[.C65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5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17" calcext:value-type="float">
            <text:p>617</text:p>
          </table:table-cell>
          <table:table-cell table:formula="of:=IF([.C657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657]=&quot;биология&quot;;[.D65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57] = &quot;ЮЗ&quot;;[.C65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5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65" calcext:value-type="float">
            <text:p>265</text:p>
          </table:table-cell>
          <table:table-cell table:formula="of:=IF([.C65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58]=&quot;биология&quot;;[.D658];100000000)" office:value-type="float" office:value="265" calcext:value-type="float">
            <text:p>265</text:p>
          </table:table-cell>
          <table:table-cell table:number-columns-repeated="3"/>
          <table:table-cell table:formula="of:=IF([.A658] = &quot;ЮЗ&quot;;[.C658]; )" office:value-type="string" office:string-value="биология" calcext:value-type="string">
            <text:p>биология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5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16" calcext:value-type="float">
            <text:p>616</text:p>
          </table:table-cell>
          <table:table-cell table:formula="of:=IF([.C65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59]=&quot;биология&quot;;[.D65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59] = &quot;ЮЗ&quot;;[.C65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59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359" calcext:value-type="float">
            <text:p>359</text:p>
          </table:table-cell>
          <table:table-cell table:formula="of:=IF([.C66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60]=&quot;биология&quot;;[.D66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60] = &quot;ЮЗ&quot;;[.C66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6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77" calcext:value-type="float">
            <text:p>377</text:p>
          </table:table-cell>
          <table:table-cell table:formula="of:=IF([.C66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61]=&quot;биология&quot;;[.D66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61] = &quot;ЮЗ&quot;;[.C661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66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15" calcext:value-type="float">
            <text:p>515</text:p>
          </table:table-cell>
          <table:table-cell table:formula="of:=IF([.C662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662]=&quot;биология&quot;;[.D66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62] = &quot;ЮЗ&quot;;[.C66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6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63" calcext:value-type="float">
            <text:p>363</text:p>
          </table:table-cell>
          <table:table-cell table:formula="of:=IF([.C66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63]=&quot;биология&quot;;[.D663];100000000)" office:value-type="float" office:value="363" calcext:value-type="float">
            <text:p>363</text:p>
          </table:table-cell>
          <table:table-cell table:number-columns-repeated="3"/>
          <table:table-cell table:formula="of:=IF([.A663] = &quot;ЮЗ&quot;;[.C66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6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69" calcext:value-type="float">
            <text:p>669</text:p>
          </table:table-cell>
          <table:table-cell table:formula="of:=IF([.C664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664]=&quot;биология&quot;;[.D66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64] = &quot;ЮЗ&quot;;[.C66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6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4" calcext:value-type="float">
            <text:p>74</text:p>
          </table:table-cell>
          <table:table-cell table:formula="of:=IF([.C66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65]=&quot;биология&quot;;[.D665];100000000)" office:value-type="float" office:value="74" calcext:value-type="float">
            <text:p>74</text:p>
          </table:table-cell>
          <table:table-cell table:number-columns-repeated="3"/>
          <table:table-cell table:formula="of:=IF([.A665] = &quot;ЮЗ&quot;;[.C665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6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60" calcext:value-type="float">
            <text:p>460</text:p>
          </table:table-cell>
          <table:table-cell table:formula="of:=IF([.C66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66]=&quot;биология&quot;;[.D66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66] = &quot;ЮЗ&quot;;[.C666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6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02" calcext:value-type="float">
            <text:p>102</text:p>
          </table:table-cell>
          <table:table-cell table:formula="of:=IF([.C66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67]=&quot;биология&quot;;[.D66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67] = &quot;ЮЗ&quot;;[.C66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6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08" calcext:value-type="float">
            <text:p>208</text:p>
          </table:table-cell>
          <table:table-cell table:formula="of:=IF([.C66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68]=&quot;биология&quot;;[.D66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68] = &quot;ЮЗ&quot;;[.C66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6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33" calcext:value-type="float">
            <text:p>833</text:p>
          </table:table-cell>
          <table:table-cell table:formula="of:=IF([.C669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669]=&quot;биология&quot;;[.D66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69] = &quot;ЮЗ&quot;;[.C669]; )" office:value-type="string" office:string-value="физика " calcext:value-type="string">
            <text:p>физика 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6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06" calcext:value-type="float">
            <text:p>306</text:p>
          </table:table-cell>
          <table:table-cell table:formula="of:=IF([.C67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70]=&quot;биология&quot;;[.D670];100000000)" office:value-type="float" office:value="306" calcext:value-type="float">
            <text:p>306</text:p>
          </table:table-cell>
          <table:table-cell table:number-columns-repeated="3"/>
          <table:table-cell table:formula="of:=IF([.A670] = &quot;ЮЗ&quot;;[.C67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7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09" calcext:value-type="float">
            <text:p>609</text:p>
          </table:table-cell>
          <table:table-cell table:formula="of:=IF([.C671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671]=&quot;биология&quot;;[.D67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71] = &quot;ЮЗ&quot;;[.C67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7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20" calcext:value-type="float">
            <text:p>420</text:p>
          </table:table-cell>
          <table:table-cell table:formula="of:=IF([.C67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72]=&quot;биология&quot;;[.D672];100000000)" office:value-type="float" office:value="420" calcext:value-type="float">
            <text:p>420</text:p>
          </table:table-cell>
          <table:table-cell table:number-columns-repeated="3"/>
          <table:table-cell table:formula="of:=IF([.A672] = &quot;ЮЗ&quot;;[.C672]; )" office:value-type="string" office:string-value="биология" calcext:value-type="string">
            <text:p>биология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7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15" calcext:value-type="float">
            <text:p>915</text:p>
          </table:table-cell>
          <table:table-cell table:formula="of:=IF([.C67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73]=&quot;биология&quot;;[.D67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73] = &quot;ЮЗ&quot;;[.C67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7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55" calcext:value-type="float">
            <text:p>655</text:p>
          </table:table-cell>
          <table:table-cell table:formula="of:=IF([.C67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74]=&quot;биология&quot;;[.D67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74] = &quot;ЮЗ&quot;;[.C67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7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31" calcext:value-type="float">
            <text:p>531</text:p>
          </table:table-cell>
          <table:table-cell table:formula="of:=IF([.C67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75]=&quot;биология&quot;;[.D67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75] = &quot;ЮЗ&quot;;[.C675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7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44" calcext:value-type="float">
            <text:p>344</text:p>
          </table:table-cell>
          <table:table-cell table:formula="of:=IF([.C676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676]=&quot;биология&quot;;[.D67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76] = &quot;ЮЗ&quot;;[.C67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7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81" calcext:value-type="float">
            <text:p>481</text:p>
          </table:table-cell>
          <table:table-cell table:formula="of:=IF([.C67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77]=&quot;биология&quot;;[.D67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77] = &quot;ЮЗ&quot;;[.C67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7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28" calcext:value-type="float">
            <text:p>128</text:p>
          </table:table-cell>
          <table:table-cell table:formula="of:=IF([.C67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78]=&quot;биология&quot;;[.D67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78] = &quot;ЮЗ&quot;;[.C678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7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40" calcext:value-type="float">
            <text:p>940</text:p>
          </table:table-cell>
          <table:table-cell table:formula="of:=IF([.C67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79]=&quot;биология&quot;;[.D67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79] = &quot;ЮЗ&quot;;[.C67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7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28" calcext:value-type="float">
            <text:p>628</text:p>
          </table:table-cell>
          <table:table-cell table:formula="of:=IF([.C68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80]=&quot;биология&quot;;[.D68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80] = &quot;ЮЗ&quot;;[.C68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8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24" calcext:value-type="float">
            <text:p>724</text:p>
          </table:table-cell>
          <table:table-cell table:formula="of:=IF([.C681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681]=&quot;биология&quot;;[.D68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81] = &quot;ЮЗ&quot;;[.C681]; )" office:value-type="string" office:string-value="физика " calcext:value-type="string">
            <text:p>физика 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68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05" calcext:value-type="float">
            <text:p>805</text:p>
          </table:table-cell>
          <table:table-cell table:formula="of:=IF([.C68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82]=&quot;биология&quot;;[.D682];100000000)" office:value-type="float" office:value="805" calcext:value-type="float">
            <text:p>805</text:p>
          </table:table-cell>
          <table:table-cell table:number-columns-repeated="3"/>
          <table:table-cell table:formula="of:=IF([.A682] = &quot;ЮЗ&quot;;[.C68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8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70" calcext:value-type="float">
            <text:p>270</text:p>
          </table:table-cell>
          <table:table-cell table:formula="of:=IF([.C683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683]=&quot;биология&quot;;[.D68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83] = &quot;ЮЗ&quot;;[.C68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8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05" calcext:value-type="float">
            <text:p>505</text:p>
          </table:table-cell>
          <table:table-cell table:formula="of:=IF([.C68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84]=&quot;биология&quot;;[.D684];100000000)" office:value-type="float" office:value="505" calcext:value-type="float">
            <text:p>505</text:p>
          </table:table-cell>
          <table:table-cell table:number-columns-repeated="3"/>
          <table:table-cell table:formula="of:=IF([.A684] = &quot;ЮЗ&quot;;[.C68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68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41" calcext:value-type="float">
            <text:p>741</text:p>
          </table:table-cell>
          <table:table-cell table:formula="of:=IF([.C68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85]=&quot;биология&quot;;[.D68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85] = &quot;ЮЗ&quot;;[.C685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8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22" calcext:value-type="float">
            <text:p>622</text:p>
          </table:table-cell>
          <table:table-cell table:formula="of:=IF([.C68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86]=&quot;биология&quot;;[.D68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86] = &quot;ЮЗ&quot;;[.C686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8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37" calcext:value-type="float">
            <text:p>637</text:p>
          </table:table-cell>
          <table:table-cell table:formula="of:=IF([.C68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87]=&quot;биология&quot;;[.D68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87] = &quot;ЮЗ&quot;;[.C68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8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87" calcext:value-type="float">
            <text:p>887</text:p>
          </table:table-cell>
          <table:table-cell table:formula="of:=IF([.C688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688]=&quot;биология&quot;;[.D68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88] = &quot;ЮЗ&quot;;[.C68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8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89" calcext:value-type="float">
            <text:p>489</text:p>
          </table:table-cell>
          <table:table-cell table:formula="of:=IF([.C68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89]=&quot;биология&quot;;[.D689];100000000)" office:value-type="float" office:value="489" calcext:value-type="float">
            <text:p>489</text:p>
          </table:table-cell>
          <table:table-cell table:number-columns-repeated="3"/>
          <table:table-cell table:formula="of:=IF([.A689] = &quot;ЮЗ&quot;;[.C689]; )" office:value-type="string" office:string-value="биология" calcext:value-type="string">
            <text:p>биология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8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91" calcext:value-type="float">
            <text:p>191</text:p>
          </table:table-cell>
          <table:table-cell table:formula="of:=IF([.C690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690]=&quot;биология&quot;;[.D69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90] = &quot;ЮЗ&quot;;[.C69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69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02" calcext:value-type="float">
            <text:p>302</text:p>
          </table:table-cell>
          <table:table-cell table:formula="of:=IF([.C69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91]=&quot;биология&quot;;[.D691];100000000)" office:value-type="float" office:value="302" calcext:value-type="float">
            <text:p>302</text:p>
          </table:table-cell>
          <table:table-cell table:number-columns-repeated="3"/>
          <table:table-cell table:formula="of:=IF([.A691] = &quot;ЮЗ&quot;;[.C69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9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96" calcext:value-type="float">
            <text:p>596</text:p>
          </table:table-cell>
          <table:table-cell table:formula="of:=IF([.C69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92]=&quot;биология&quot;;[.D69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92] = &quot;ЮЗ&quot;;[.C692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9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69" calcext:value-type="float">
            <text:p>869</text:p>
          </table:table-cell>
          <table:table-cell table:formula="of:=IF([.C69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93]=&quot;биология&quot;;[.D69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93] = &quot;ЮЗ&quot;;[.C69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9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99" calcext:value-type="float">
            <text:p>899</text:p>
          </table:table-cell>
          <table:table-cell table:formula="of:=IF([.C69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94]=&quot;биология&quot;;[.D69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94] = &quot;ЮЗ&quot;;[.C69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9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34" calcext:value-type="float">
            <text:p>534</text:p>
          </table:table-cell>
          <table:table-cell table:formula="of:=IF([.C695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695]=&quot;биология&quot;;[.D69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95] = &quot;ЮЗ&quot;;[.C695]; )" office:value-type="string" office:string-value="физика " calcext:value-type="string">
            <text:p>физика 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9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38" calcext:value-type="float">
            <text:p>438</text:p>
          </table:table-cell>
          <table:table-cell table:formula="of:=IF([.C69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96]=&quot;биология&quot;;[.D69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96] = &quot;ЮЗ&quot;;[.C69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69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91" calcext:value-type="float">
            <text:p>291</text:p>
          </table:table-cell>
          <table:table-cell table:formula="of:=IF([.C69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97]=&quot;биология&quot;;[.D69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97] = &quot;ЮЗ&quot;;[.C69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69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4" calcext:value-type="float">
            <text:p>44</text:p>
          </table:table-cell>
          <table:table-cell table:formula="of:=IF([.C69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98]=&quot;биология&quot;;[.D69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98] = &quot;ЮЗ&quot;;[.C69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9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03" calcext:value-type="float">
            <text:p>403</text:p>
          </table:table-cell>
          <table:table-cell table:formula="of:=IF([.C69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699]=&quot;биология&quot;;[.D69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699] = &quot;ЮЗ&quot;;[.C69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9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23" calcext:value-type="float">
            <text:p>123</text:p>
          </table:table-cell>
          <table:table-cell table:formula="of:=IF([.C700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700]=&quot;биология&quot;;[.D70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00] = &quot;ЮЗ&quot;;[.C70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0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14" calcext:value-type="float">
            <text:p>514</text:p>
          </table:table-cell>
          <table:table-cell table:formula="of:=IF([.C70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01]=&quot;биология&quot;;[.D701];100000000)" office:value-type="float" office:value="514" calcext:value-type="float">
            <text:p>514</text:p>
          </table:table-cell>
          <table:table-cell table:number-columns-repeated="3"/>
          <table:table-cell table:formula="of:=IF([.A701] = &quot;ЮЗ&quot;;[.C701]; )" office:value-type="string" office:string-value="биология" calcext:value-type="string">
            <text:p>биология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70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29" calcext:value-type="float">
            <text:p>529</text:p>
          </table:table-cell>
          <table:table-cell table:formula="of:=IF([.C702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702]=&quot;биология&quot;;[.D70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02] = &quot;ЮЗ&quot;;[.C70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0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02" calcext:value-type="float">
            <text:p>602</text:p>
          </table:table-cell>
          <table:table-cell table:formula="of:=IF([.C70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03]=&quot;биология&quot;;[.D703];100000000)" office:value-type="float" office:value="602" calcext:value-type="float">
            <text:p>602</text:p>
          </table:table-cell>
          <table:table-cell table:number-columns-repeated="3"/>
          <table:table-cell table:formula="of:=IF([.A703] = &quot;ЮЗ&quot;;[.C70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0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73" calcext:value-type="float">
            <text:p>373</text:p>
          </table:table-cell>
          <table:table-cell table:formula="of:=IF([.C70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04]=&quot;биология&quot;;[.D70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04] = &quot;ЮЗ&quot;;[.C70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0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1" calcext:value-type="float">
            <text:p>61</text:p>
          </table:table-cell>
          <table:table-cell table:formula="of:=IF([.C70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05]=&quot;биология&quot;;[.D70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05] = &quot;ЮЗ&quot;;[.C705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0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7" calcext:value-type="float">
            <text:p>37</text:p>
          </table:table-cell>
          <table:table-cell table:formula="of:=IF([.C70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06]=&quot;биология&quot;;[.D70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06] = &quot;ЮЗ&quot;;[.C70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0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15" calcext:value-type="float">
            <text:p>715</text:p>
          </table:table-cell>
          <table:table-cell table:formula="of:=IF([.C707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707]=&quot;биология&quot;;[.D70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07] = &quot;ЮЗ&quot;;[.C70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0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89" calcext:value-type="float">
            <text:p>589</text:p>
          </table:table-cell>
          <table:table-cell table:formula="of:=IF([.C70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08]=&quot;биология&quot;;[.D708];100000000)" office:value-type="float" office:value="589" calcext:value-type="float">
            <text:p>589</text:p>
          </table:table-cell>
          <table:table-cell table:number-columns-repeated="3"/>
          <table:table-cell table:formula="of:=IF([.A708] = &quot;ЮЗ&quot;;[.C70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0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8" calcext:value-type="float">
            <text:p>58</text:p>
          </table:table-cell>
          <table:table-cell table:formula="of:=IF([.C709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709]=&quot;биология&quot;;[.D70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09] = &quot;ЮЗ&quot;;[.C709]; )" office:value-type="string" office:string-value="физика " calcext:value-type="string">
            <text:p>физика 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0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80" calcext:value-type="float">
            <text:p>580</text:p>
          </table:table-cell>
          <table:table-cell table:formula="of:=IF([.C71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10]=&quot;биология&quot;;[.D710];100000000)" office:value-type="float" office:value="580" calcext:value-type="float">
            <text:p>580</text:p>
          </table:table-cell>
          <table:table-cell table:number-columns-repeated="3"/>
          <table:table-cell table:formula="of:=IF([.A710] = &quot;ЮЗ&quot;;[.C71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1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10" calcext:value-type="float">
            <text:p>810</text:p>
          </table:table-cell>
          <table:table-cell table:formula="of:=IF([.C71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11]=&quot;биология&quot;;[.D71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11] = &quot;ЮЗ&quot;;[.C71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1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15" calcext:value-type="float">
            <text:p>415</text:p>
          </table:table-cell>
          <table:table-cell table:formula="of:=IF([.C71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12]=&quot;биология&quot;;[.D71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12] = &quot;ЮЗ&quot;;[.C71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1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00" calcext:value-type="float">
            <text:p>600</text:p>
          </table:table-cell>
          <table:table-cell table:formula="of:=IF([.C71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13]=&quot;биология&quot;;[.D71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13] = &quot;ЮЗ&quot;;[.C71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1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3" calcext:value-type="float">
            <text:p>63</text:p>
          </table:table-cell>
          <table:table-cell table:formula="of:=IF([.C714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714]=&quot;биология&quot;;[.D71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14] = &quot;ЮЗ&quot;;[.C71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1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40" calcext:value-type="float">
            <text:p>540</text:p>
          </table:table-cell>
          <table:table-cell table:formula="of:=IF([.C71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15]=&quot;биология&quot;;[.D71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15] = &quot;ЮЗ&quot;;[.C715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1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40" calcext:value-type="float">
            <text:p>240</text:p>
          </table:table-cell>
          <table:table-cell table:formula="of:=IF([.C71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16]=&quot;биология&quot;;[.D71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16] = &quot;ЮЗ&quot;;[.C71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1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09" calcext:value-type="float">
            <text:p>509</text:p>
          </table:table-cell>
          <table:table-cell table:formula="of:=IF([.C71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17]=&quot;биология&quot;;[.D71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17] = &quot;ЮЗ&quot;;[.C71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1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43" calcext:value-type="float">
            <text:p>243</text:p>
          </table:table-cell>
          <table:table-cell table:formula="of:=IF([.C71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18]=&quot;биология&quot;;[.D71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18] = &quot;ЮЗ&quot;;[.C71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1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97" calcext:value-type="float">
            <text:p>497</text:p>
          </table:table-cell>
          <table:table-cell table:formula="of:=IF([.C719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719]=&quot;биология&quot;;[.D71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19] = &quot;ЮЗ&quot;;[.C71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1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90" calcext:value-type="float">
            <text:p>290</text:p>
          </table:table-cell>
          <table:table-cell table:formula="of:=IF([.C72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20]=&quot;биология&quot;;[.D720];100000000)" office:value-type="float" office:value="290" calcext:value-type="float">
            <text:p>290</text:p>
          </table:table-cell>
          <table:table-cell table:number-columns-repeated="3"/>
          <table:table-cell table:formula="of:=IF([.A720] = &quot;ЮЗ&quot;;[.C72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2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25" calcext:value-type="float">
            <text:p>525</text:p>
          </table:table-cell>
          <table:table-cell table:formula="of:=IF([.C721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721]=&quot;биология&quot;;[.D72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21] = &quot;ЮЗ&quot;;[.C721]; )" office:value-type="string" office:string-value="физика " calcext:value-type="string">
            <text:p>физика 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72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71" calcext:value-type="float">
            <text:p>671</text:p>
          </table:table-cell>
          <table:table-cell table:formula="of:=IF([.C72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22]=&quot;биология&quot;;[.D722];100000000)" office:value-type="float" office:value="671" calcext:value-type="float">
            <text:p>671</text:p>
          </table:table-cell>
          <table:table-cell table:number-columns-repeated="3"/>
          <table:table-cell table:formula="of:=IF([.A722] = &quot;ЮЗ&quot;;[.C72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2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51" calcext:value-type="float">
            <text:p>351</text:p>
          </table:table-cell>
          <table:table-cell table:formula="of:=IF([.C72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23]=&quot;биология&quot;;[.D72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23] = &quot;ЮЗ&quot;;[.C72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2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04" calcext:value-type="float">
            <text:p>204</text:p>
          </table:table-cell>
          <table:table-cell table:formula="of:=IF([.C72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24]=&quot;биология&quot;;[.D72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24] = &quot;ЮЗ&quot;;[.C72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2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48" calcext:value-type="float">
            <text:p>848</text:p>
          </table:table-cell>
          <table:table-cell table:formula="of:=IF([.C72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25]=&quot;биология&quot;;[.D72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25] = &quot;ЮЗ&quot;;[.C725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2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09" calcext:value-type="float">
            <text:p>509</text:p>
          </table:table-cell>
          <table:table-cell table:formula="of:=IF([.C726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726]=&quot;биология&quot;;[.D72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26] = &quot;ЮЗ&quot;;[.C72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26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9" calcext:value-type="float">
            <text:p>59</text:p>
          </table:table-cell>
          <table:table-cell table:formula="of:=IF([.C72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27]=&quot;биология&quot;;[.D72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27] = &quot;ЮЗ&quot;;[.C72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2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4" calcext:value-type="float">
            <text:p>84</text:p>
          </table:table-cell>
          <table:table-cell table:formula="of:=IF([.C72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28]=&quot;биология&quot;;[.D72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28] = &quot;ЮЗ&quot;;[.C72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2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74" calcext:value-type="float">
            <text:p>874</text:p>
          </table:table-cell>
          <table:table-cell table:formula="of:=IF([.C72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29]=&quot;биология&quot;;[.D72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29] = &quot;ЮЗ&quot;;[.C729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2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34" calcext:value-type="float">
            <text:p>834</text:p>
          </table:table-cell>
          <table:table-cell table:formula="of:=IF([.C730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730]=&quot;биология&quot;;[.D73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30] = &quot;ЮЗ&quot;;[.C73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3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99" calcext:value-type="float">
            <text:p>699</text:p>
          </table:table-cell>
          <table:table-cell table:formula="of:=IF([.C73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31]=&quot;биология&quot;;[.D73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31] = &quot;ЮЗ&quot;;[.C73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3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51" calcext:value-type="float">
            <text:p>551</text:p>
          </table:table-cell>
          <table:table-cell table:formula="of:=IF([.C73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32]=&quot;биология&quot;;[.D73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32] = &quot;ЮЗ&quot;;[.C73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3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74" calcext:value-type="float">
            <text:p>574</text:p>
          </table:table-cell>
          <table:table-cell table:formula="of:=IF([.C733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733]=&quot;биология&quot;;[.D73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33] = &quot;ЮЗ&quot;;[.C73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33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708" calcext:value-type="float">
            <text:p>708</text:p>
          </table:table-cell>
          <table:table-cell table:formula="of:=IF([.C73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34]=&quot;биология&quot;;[.D73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34] = &quot;ЮЗ&quot;;[.C73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3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07" calcext:value-type="float">
            <text:p>707</text:p>
          </table:table-cell>
          <table:table-cell table:formula="of:=IF([.C73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35]=&quot;биология&quot;;[.D73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35] = &quot;ЮЗ&quot;;[.C735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3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86" calcext:value-type="float">
            <text:p>786</text:p>
          </table:table-cell>
          <table:table-cell table:formula="of:=IF([.C73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36]=&quot;биология&quot;;[.D73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36] = &quot;ЮЗ&quot;;[.C73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3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54" calcext:value-type="float">
            <text:p>754</text:p>
          </table:table-cell>
          <table:table-cell table:formula="of:=IF([.C73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37]=&quot;биология&quot;;[.D73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37] = &quot;ЮЗ&quot;;[.C73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3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58" calcext:value-type="float">
            <text:p>658</text:p>
          </table:table-cell>
          <table:table-cell table:formula="of:=IF([.C73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38]=&quot;биология&quot;;[.D73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38] = &quot;ЮЗ&quot;;[.C73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3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66" calcext:value-type="float">
            <text:p>166</text:p>
          </table:table-cell>
          <table:table-cell table:formula="of:=IF([.C73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39]=&quot;биология&quot;;[.D73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39] = &quot;ЮЗ&quot;;[.C73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3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56" calcext:value-type="float">
            <text:p>856</text:p>
          </table:table-cell>
          <table:table-cell table:formula="of:=IF([.C74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40]=&quot;биология&quot;;[.D74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40] = &quot;ЮЗ&quot;;[.C74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4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45" calcext:value-type="float">
            <text:p>145</text:p>
          </table:table-cell>
          <table:table-cell table:formula="of:=IF([.C74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41]=&quot;биология&quot;;[.D74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41] = &quot;ЮЗ&quot;;[.C741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74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91" calcext:value-type="float">
            <text:p>891</text:p>
          </table:table-cell>
          <table:table-cell table:formula="of:=IF([.C74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42]=&quot;биология&quot;;[.D74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42] = &quot;ЮЗ&quot;;[.C74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4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95" calcext:value-type="float">
            <text:p>695</text:p>
          </table:table-cell>
          <table:table-cell table:formula="of:=IF([.C74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43]=&quot;биология&quot;;[.D74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43] = &quot;ЮЗ&quot;;[.C74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4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73" calcext:value-type="float">
            <text:p>573</text:p>
          </table:table-cell>
          <table:table-cell table:formula="of:=IF([.C74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44]=&quot;биология&quot;;[.D74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44] = &quot;ЮЗ&quot;;[.C74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4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39" calcext:value-type="float">
            <text:p>639</text:p>
          </table:table-cell>
          <table:table-cell table:formula="of:=IF([.C74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45]=&quot;биология&quot;;[.D74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45] = &quot;ЮЗ&quot;;[.C745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4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03" calcext:value-type="float">
            <text:p>803</text:p>
          </table:table-cell>
          <table:table-cell table:formula="of:=IF([.C74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46]=&quot;биология&quot;;[.D74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46] = &quot;ЮЗ&quot;;[.C74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4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72" calcext:value-type="float">
            <text:p>172</text:p>
          </table:table-cell>
          <table:table-cell table:formula="of:=IF([.C74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47]=&quot;биология&quot;;[.D74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47] = &quot;ЮЗ&quot;;[.C74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4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34" calcext:value-type="float">
            <text:p>634</text:p>
          </table:table-cell>
          <table:table-cell table:formula="of:=IF([.C74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48]=&quot;биология&quot;;[.D74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48] = &quot;ЮЗ&quot;;[.C74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4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9" calcext:value-type="float">
            <text:p>89</text:p>
          </table:table-cell>
          <table:table-cell table:formula="of:=IF([.C74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49]=&quot;биология&quot;;[.D74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49] = &quot;ЮЗ&quot;;[.C749]; )" office:value-type="string" office:string-value="информатика" calcext:value-type="string">
            <text:p>информатик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4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24" calcext:value-type="float">
            <text:p>924</text:p>
          </table:table-cell>
          <table:table-cell table:formula="of:=IF([.C75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50]=&quot;биология&quot;;[.D75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50] = &quot;ЮЗ&quot;;[.C75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5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14" calcext:value-type="float">
            <text:p>714</text:p>
          </table:table-cell>
          <table:table-cell table:formula="of:=IF([.C75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51]=&quot;биология&quot;;[.D75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51] = &quot;ЮЗ&quot;;[.C75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5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06" calcext:value-type="float">
            <text:p>906</text:p>
          </table:table-cell>
          <table:table-cell table:formula="of:=IF([.C75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52]=&quot;биология&quot;;[.D75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52] = &quot;ЮЗ&quot;;[.C75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5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58" calcext:value-type="float">
            <text:p>758</text:p>
          </table:table-cell>
          <table:table-cell table:formula="of:=IF([.C75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53]=&quot;биология&quot;;[.D75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53] = &quot;ЮЗ&quot;;[.C75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5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22" calcext:value-type="float">
            <text:p>922</text:p>
          </table:table-cell>
          <table:table-cell table:formula="of:=IF([.C754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754]=&quot;биология&quot;;[.D75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54] = &quot;ЮЗ&quot;;[.C75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5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77" calcext:value-type="float">
            <text:p>677</text:p>
          </table:table-cell>
          <table:table-cell table:formula="of:=IF([.C75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55]=&quot;биология&quot;;[.D755];100000000)" office:value-type="float" office:value="677" calcext:value-type="float">
            <text:p>677</text:p>
          </table:table-cell>
          <table:table-cell table:number-columns-repeated="3"/>
          <table:table-cell table:formula="of:=IF([.A755] = &quot;ЮЗ&quot;;[.C755]; )" office:value-type="string" office:string-value="биология" calcext:value-type="string">
            <text:p>биология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5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4" calcext:value-type="float">
            <text:p>84</text:p>
          </table:table-cell>
          <table:table-cell table:formula="of:=IF([.C756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756]=&quot;биология&quot;;[.D75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56] = &quot;ЮЗ&quot;;[.C75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5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11" calcext:value-type="float">
            <text:p>211</text:p>
          </table:table-cell>
          <table:table-cell table:formula="of:=IF([.C75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57]=&quot;биология&quot;;[.D757];100000000)" office:value-type="float" office:value="211" calcext:value-type="float">
            <text:p>211</text:p>
          </table:table-cell>
          <table:table-cell table:number-columns-repeated="3"/>
          <table:table-cell table:formula="of:=IF([.A757] = &quot;ЮЗ&quot;;[.C75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5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44" calcext:value-type="float">
            <text:p>544</text:p>
          </table:table-cell>
          <table:table-cell table:formula="of:=IF([.C75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58]=&quot;биология&quot;;[.D75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58] = &quot;ЮЗ&quot;;[.C75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5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93" calcext:value-type="float">
            <text:p>193</text:p>
          </table:table-cell>
          <table:table-cell table:formula="of:=IF([.C75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59]=&quot;биология&quot;;[.D75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59] = &quot;ЮЗ&quot;;[.C75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5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49" calcext:value-type="float">
            <text:p>149</text:p>
          </table:table-cell>
          <table:table-cell table:formula="of:=IF([.C76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60]=&quot;биология&quot;;[.D76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60] = &quot;ЮЗ&quot;;[.C76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6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68" calcext:value-type="float">
            <text:p>468</text:p>
          </table:table-cell>
          <table:table-cell table:formula="of:=IF([.C761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761]=&quot;биология&quot;;[.D76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61] = &quot;ЮЗ&quot;;[.C761]; )" office:value-type="string" office:string-value="физика " calcext:value-type="string">
            <text:p>физика 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76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66" calcext:value-type="float">
            <text:p>466</text:p>
          </table:table-cell>
          <table:table-cell table:formula="of:=IF([.C76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62]=&quot;биология&quot;;[.D762];100000000)" office:value-type="float" office:value="466" calcext:value-type="float">
            <text:p>466</text:p>
          </table:table-cell>
          <table:table-cell table:number-columns-repeated="3"/>
          <table:table-cell table:formula="of:=IF([.A762] = &quot;ЮЗ&quot;;[.C76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6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79" calcext:value-type="float">
            <text:p>679</text:p>
          </table:table-cell>
          <table:table-cell table:formula="of:=IF([.C763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763]=&quot;биология&quot;;[.D76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63] = &quot;ЮЗ&quot;;[.C76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6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31" calcext:value-type="float">
            <text:p>531</text:p>
          </table:table-cell>
          <table:table-cell table:formula="of:=IF([.C76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64]=&quot;биология&quot;;[.D764];100000000)" office:value-type="float" office:value="531" calcext:value-type="float">
            <text:p>531</text:p>
          </table:table-cell>
          <table:table-cell table:number-columns-repeated="3"/>
          <table:table-cell table:formula="of:=IF([.A764] = &quot;ЮЗ&quot;;[.C76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6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82" calcext:value-type="float">
            <text:p>482</text:p>
          </table:table-cell>
          <table:table-cell table:formula="of:=IF([.C76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65]=&quot;биология&quot;;[.D76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65] = &quot;ЮЗ&quot;;[.C765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6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29" calcext:value-type="float">
            <text:p>629</text:p>
          </table:table-cell>
          <table:table-cell table:formula="of:=IF([.C76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66]=&quot;биология&quot;;[.D76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66] = &quot;ЮЗ&quot;;[.C76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6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17" calcext:value-type="float">
            <text:p>117</text:p>
          </table:table-cell>
          <table:table-cell table:formula="of:=IF([.C76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67]=&quot;биология&quot;;[.D76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67] = &quot;ЮЗ&quot;;[.C76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6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24" calcext:value-type="float">
            <text:p>624</text:p>
          </table:table-cell>
          <table:table-cell table:formula="of:=IF([.C768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768]=&quot;биология&quot;;[.D76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68] = &quot;ЮЗ&quot;;[.C76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6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51" calcext:value-type="float">
            <text:p>351</text:p>
          </table:table-cell>
          <table:table-cell table:formula="of:=IF([.C76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69]=&quot;биология&quot;;[.D76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69] = &quot;ЮЗ&quot;;[.C769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6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48" calcext:value-type="float">
            <text:p>648</text:p>
          </table:table-cell>
          <table:table-cell table:formula="of:=IF([.C77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70]=&quot;биология&quot;;[.D77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70] = &quot;ЮЗ&quot;;[.C77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77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44" calcext:value-type="float">
            <text:p>144</text:p>
          </table:table-cell>
          <table:table-cell table:formula="of:=IF([.C77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71]=&quot;биология&quot;;[.D77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71] = &quot;ЮЗ&quot;;[.C77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7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94" calcext:value-type="float">
            <text:p>594</text:p>
          </table:table-cell>
          <table:table-cell table:formula="of:=IF([.C77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72]=&quot;биология&quot;;[.D77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72] = &quot;ЮЗ&quot;;[.C77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7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70" calcext:value-type="float">
            <text:p>370</text:p>
          </table:table-cell>
          <table:table-cell table:formula="of:=IF([.C773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773]=&quot;биология&quot;;[.D77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73] = &quot;ЮЗ&quot;;[.C77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7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02" calcext:value-type="float">
            <text:p>802</text:p>
          </table:table-cell>
          <table:table-cell table:formula="of:=IF([.C77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74]=&quot;биология&quot;;[.D774];100000000)" office:value-type="float" office:value="802" calcext:value-type="float">
            <text:p>802</text:p>
          </table:table-cell>
          <table:table-cell table:number-columns-repeated="3"/>
          <table:table-cell table:formula="of:=IF([.A774] = &quot;ЮЗ&quot;;[.C77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7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65" calcext:value-type="float">
            <text:p>365</text:p>
          </table:table-cell>
          <table:table-cell table:formula="of:=IF([.C775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775]=&quot;биология&quot;;[.D77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75] = &quot;ЮЗ&quot;;[.C775]; )" office:value-type="string" office:string-value="физика " calcext:value-type="string">
            <text:p>физика 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7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73" calcext:value-type="float">
            <text:p>773</text:p>
          </table:table-cell>
          <table:table-cell table:formula="of:=IF([.C77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76]=&quot;биология&quot;;[.D776];100000000)" office:value-type="float" office:value="773" calcext:value-type="float">
            <text:p>773</text:p>
          </table:table-cell>
          <table:table-cell table:number-columns-repeated="3"/>
          <table:table-cell table:formula="of:=IF([.A776] = &quot;ЮЗ&quot;;[.C77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77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99" calcext:value-type="float">
            <text:p>799</text:p>
          </table:table-cell>
          <table:table-cell table:formula="of:=IF([.C77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77]=&quot;биология&quot;;[.D77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77] = &quot;ЮЗ&quot;;[.C77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7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25" calcext:value-type="float">
            <text:p>325</text:p>
          </table:table-cell>
          <table:table-cell table:formula="of:=IF([.C77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78]=&quot;биология&quot;;[.D77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78] = &quot;ЮЗ&quot;;[.C77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7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67" calcext:value-type="float">
            <text:p>767</text:p>
          </table:table-cell>
          <table:table-cell table:formula="of:=IF([.C77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79]=&quot;биология&quot;;[.D77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79] = &quot;ЮЗ&quot;;[.C77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7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73" calcext:value-type="float">
            <text:p>373</text:p>
          </table:table-cell>
          <table:table-cell table:formula="of:=IF([.C78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80]=&quot;биология&quot;;[.D78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80] = &quot;ЮЗ&quot;;[.C78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8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05" calcext:value-type="float">
            <text:p>905</text:p>
          </table:table-cell>
          <table:table-cell table:formula="of:=IF([.C781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781]=&quot;биология&quot;;[.D78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81] = &quot;ЮЗ&quot;;[.C781]; )" office:value-type="string" office:string-value="физика " calcext:value-type="string">
            <text:p>физика 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78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27" calcext:value-type="float">
            <text:p>327</text:p>
          </table:table-cell>
          <table:table-cell table:formula="of:=IF([.C78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82]=&quot;биология&quot;;[.D782];100000000)" office:value-type="float" office:value="327" calcext:value-type="float">
            <text:p>327</text:p>
          </table:table-cell>
          <table:table-cell table:number-columns-repeated="3"/>
          <table:table-cell table:formula="of:=IF([.A782] = &quot;ЮЗ&quot;;[.C78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8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2" calcext:value-type="float">
            <text:p>52</text:p>
          </table:table-cell>
          <table:table-cell table:formula="of:=IF([.C783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783]=&quot;биология&quot;;[.D78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83] = &quot;ЮЗ&quot;;[.C78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8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97" calcext:value-type="float">
            <text:p>697</text:p>
          </table:table-cell>
          <table:table-cell table:formula="of:=IF([.C78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84]=&quot;биология&quot;;[.D784];100000000)" office:value-type="float" office:value="697" calcext:value-type="float">
            <text:p>697</text:p>
          </table:table-cell>
          <table:table-cell table:number-columns-repeated="3"/>
          <table:table-cell table:formula="of:=IF([.A784] = &quot;ЮЗ&quot;;[.C78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78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85" calcext:value-type="float">
            <text:p>385</text:p>
          </table:table-cell>
          <table:table-cell table:formula="of:=IF([.C78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85]=&quot;биология&quot;;[.D78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85] = &quot;ЮЗ&quot;;[.C785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8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10" calcext:value-type="float">
            <text:p>710</text:p>
          </table:table-cell>
          <table:table-cell table:formula="of:=IF([.C78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86]=&quot;биология&quot;;[.D78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86] = &quot;ЮЗ&quot;;[.C78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8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66" calcext:value-type="float">
            <text:p>266</text:p>
          </table:table-cell>
          <table:table-cell table:formula="of:=IF([.C78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87]=&quot;биология&quot;;[.D78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87] = &quot;ЮЗ&quot;;[.C78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8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50" calcext:value-type="float">
            <text:p>750</text:p>
          </table:table-cell>
          <table:table-cell table:formula="of:=IF([.C788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788]=&quot;биология&quot;;[.D78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88] = &quot;ЮЗ&quot;;[.C78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8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86" calcext:value-type="float">
            <text:p>186</text:p>
          </table:table-cell>
          <table:table-cell table:formula="of:=IF([.C78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89]=&quot;биология&quot;;[.D789];100000000)" office:value-type="float" office:value="186" calcext:value-type="float">
            <text:p>186</text:p>
          </table:table-cell>
          <table:table-cell table:number-columns-repeated="3"/>
          <table:table-cell table:formula="of:=IF([.A789] = &quot;ЮЗ&quot;;[.C789]; )" office:value-type="string" office:string-value="биология" calcext:value-type="string">
            <text:p>биология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8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39" calcext:value-type="float">
            <text:p>239</text:p>
          </table:table-cell>
          <table:table-cell table:formula="of:=IF([.C790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790]=&quot;биология&quot;;[.D79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90] = &quot;ЮЗ&quot;;[.C79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79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69" calcext:value-type="float">
            <text:p>569</text:p>
          </table:table-cell>
          <table:table-cell table:formula="of:=IF([.C79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91]=&quot;биология&quot;;[.D791];100000000)" office:value-type="float" office:value="569" calcext:value-type="float">
            <text:p>569</text:p>
          </table:table-cell>
          <table:table-cell table:number-columns-repeated="3"/>
          <table:table-cell table:formula="of:=IF([.A791] = &quot;ЮЗ&quot;;[.C79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9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20" calcext:value-type="float">
            <text:p>120</text:p>
          </table:table-cell>
          <table:table-cell table:formula="of:=IF([.C79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92]=&quot;биология&quot;;[.D79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92] = &quot;ЮЗ&quot;;[.C792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9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56" calcext:value-type="float">
            <text:p>356</text:p>
          </table:table-cell>
          <table:table-cell table:formula="of:=IF([.C79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93]=&quot;биология&quot;;[.D79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93] = &quot;ЮЗ&quot;;[.C79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9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95" calcext:value-type="float">
            <text:p>295</text:p>
          </table:table-cell>
          <table:table-cell table:formula="of:=IF([.C79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94]=&quot;биология&quot;;[.D79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94] = &quot;ЮЗ&quot;;[.C79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9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00" calcext:value-type="float">
            <text:p>600</text:p>
          </table:table-cell>
          <table:table-cell table:formula="of:=IF([.C795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795]=&quot;биология&quot;;[.D79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95] = &quot;ЮЗ&quot;;[.C795]; )" office:value-type="string" office:string-value="физика " calcext:value-type="string">
            <text:p>физика 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9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15" calcext:value-type="float">
            <text:p>615</text:p>
          </table:table-cell>
          <table:table-cell table:formula="of:=IF([.C79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96]=&quot;биология&quot;;[.D79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96] = &quot;ЮЗ&quot;;[.C79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9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77" calcext:value-type="float">
            <text:p>877</text:p>
          </table:table-cell>
          <table:table-cell table:formula="of:=IF([.C79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97]=&quot;биология&quot;;[.D79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97] = &quot;ЮЗ&quot;;[.C79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9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28" calcext:value-type="float">
            <text:p>528</text:p>
          </table:table-cell>
          <table:table-cell table:formula="of:=IF([.C79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98]=&quot;биология&quot;;[.D79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98] = &quot;ЮЗ&quot;;[.C798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79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14" calcext:value-type="float">
            <text:p>914</text:p>
          </table:table-cell>
          <table:table-cell table:formula="of:=IF([.C79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799]=&quot;биология&quot;;[.D79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799] = &quot;ЮЗ&quot;;[.C79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9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28" calcext:value-type="float">
            <text:p>828</text:p>
          </table:table-cell>
          <table:table-cell table:formula="of:=IF([.C800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800]=&quot;биология&quot;;[.D80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00] = &quot;ЮЗ&quot;;[.C80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80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67" calcext:value-type="float">
            <text:p>267</text:p>
          </table:table-cell>
          <table:table-cell table:formula="of:=IF([.C80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01]=&quot;биология&quot;;[.D801];100000000)" office:value-type="float" office:value="267" calcext:value-type="float">
            <text:p>267</text:p>
          </table:table-cell>
          <table:table-cell table:number-columns-repeated="3"/>
          <table:table-cell table:formula="of:=IF([.A801] = &quot;ЮЗ&quot;;[.C80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0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94" calcext:value-type="float">
            <text:p>294</text:p>
          </table:table-cell>
          <table:table-cell table:formula="of:=IF([.C802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802]=&quot;биология&quot;;[.D80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02] = &quot;ЮЗ&quot;;[.C80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0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19" calcext:value-type="float">
            <text:p>419</text:p>
          </table:table-cell>
          <table:table-cell table:formula="of:=IF([.C80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03]=&quot;биология&quot;;[.D803];100000000)" office:value-type="float" office:value="419" calcext:value-type="float">
            <text:p>419</text:p>
          </table:table-cell>
          <table:table-cell table:number-columns-repeated="3"/>
          <table:table-cell table:formula="of:=IF([.A803] = &quot;ЮЗ&quot;;[.C80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0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41" calcext:value-type="float">
            <text:p>141</text:p>
          </table:table-cell>
          <table:table-cell table:formula="of:=IF([.C80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04]=&quot;биология&quot;;[.D80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04] = &quot;ЮЗ&quot;;[.C80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0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75" calcext:value-type="float">
            <text:p>675</text:p>
          </table:table-cell>
          <table:table-cell table:formula="of:=IF([.C80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05]=&quot;биология&quot;;[.D80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05] = &quot;ЮЗ&quot;;[.C805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80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05" calcext:value-type="float">
            <text:p>205</text:p>
          </table:table-cell>
          <table:table-cell table:formula="of:=IF([.C80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06]=&quot;биология&quot;;[.D80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06] = &quot;ЮЗ&quot;;[.C80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0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30" calcext:value-type="float">
            <text:p>430</text:p>
          </table:table-cell>
          <table:table-cell table:formula="of:=IF([.C80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07]=&quot;биология&quot;;[.D80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07] = &quot;ЮЗ&quot;;[.C80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0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95" calcext:value-type="float">
            <text:p>695</text:p>
          </table:table-cell>
          <table:table-cell table:formula="of:=IF([.C808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808]=&quot;биология&quot;;[.D80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08] = &quot;ЮЗ&quot;;[.C80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80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53" calcext:value-type="float">
            <text:p>653</text:p>
          </table:table-cell>
          <table:table-cell table:formula="of:=IF([.C80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09]=&quot;биология&quot;;[.D809];100000000)" office:value-type="float" office:value="653" calcext:value-type="float">
            <text:p>653</text:p>
          </table:table-cell>
          <table:table-cell table:number-columns-repeated="3"/>
          <table:table-cell table:formula="of:=IF([.A809] = &quot;ЮЗ&quot;;[.C80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0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36" calcext:value-type="float">
            <text:p>536</text:p>
          </table:table-cell>
          <table:table-cell table:formula="of:=IF([.C810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810]=&quot;биология&quot;;[.D81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10] = &quot;ЮЗ&quot;;[.C81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1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11" calcext:value-type="float">
            <text:p>811</text:p>
          </table:table-cell>
          <table:table-cell table:formula="of:=IF([.C81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11]=&quot;биология&quot;;[.D811];100000000)" office:value-type="float" office:value="811" calcext:value-type="float">
            <text:p>811</text:p>
          </table:table-cell>
          <table:table-cell table:number-columns-repeated="3"/>
          <table:table-cell table:formula="of:=IF([.A811] = &quot;ЮЗ&quot;;[.C81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81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8" calcext:value-type="float">
            <text:p>48</text:p>
          </table:table-cell>
          <table:table-cell table:formula="of:=IF([.C81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12]=&quot;биология&quot;;[.D81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12] = &quot;ЮЗ&quot;;[.C81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1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00" calcext:value-type="float">
            <text:p>900</text:p>
          </table:table-cell>
          <table:table-cell table:formula="of:=IF([.C81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13]=&quot;биология&quot;;[.D81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13] = &quot;ЮЗ&quot;;[.C81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13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261" calcext:value-type="float">
            <text:p>261</text:p>
          </table:table-cell>
          <table:table-cell table:formula="of:=IF([.C81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14]=&quot;биология&quot;;[.D81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14] = &quot;ЮЗ&quot;;[.C81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81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71" calcext:value-type="float">
            <text:p>471</text:p>
          </table:table-cell>
          <table:table-cell table:formula="of:=IF([.C81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15]=&quot;биология&quot;;[.D81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15] = &quot;ЮЗ&quot;;[.C815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1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33" calcext:value-type="float">
            <text:p>833</text:p>
          </table:table-cell>
          <table:table-cell table:formula="of:=IF([.C81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16]=&quot;биология&quot;;[.D81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16] = &quot;ЮЗ&quot;;[.C81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1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9" calcext:value-type="float">
            <text:p>59</text:p>
          </table:table-cell>
          <table:table-cell table:formula="of:=IF([.C81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17]=&quot;биология&quot;;[.D81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17] = &quot;ЮЗ&quot;;[.C81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81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49" calcext:value-type="float">
            <text:p>649</text:p>
          </table:table-cell>
          <table:table-cell table:formula="of:=IF([.C81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18]=&quot;биология&quot;;[.D81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18] = &quot;ЮЗ&quot;;[.C81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1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45" calcext:value-type="float">
            <text:p>245</text:p>
          </table:table-cell>
          <table:table-cell table:formula="of:=IF([.C819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819]=&quot;биология&quot;;[.D81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19] = &quot;ЮЗ&quot;;[.C81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1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13" calcext:value-type="float">
            <text:p>113</text:p>
          </table:table-cell>
          <table:table-cell table:formula="of:=IF([.C820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820]=&quot;биология&quot;;[.D82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20] = &quot;ЮЗ&quot;;[.C82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82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58" calcext:value-type="float">
            <text:p>658</text:p>
          </table:table-cell>
          <table:table-cell table:formula="of:=IF([.C821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821]=&quot;биология&quot;;[.D82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21] = &quot;ЮЗ&quot;;[.C82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21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64" calcext:value-type="float">
            <text:p>664</text:p>
          </table:table-cell>
          <table:table-cell table:formula="of:=IF([.C82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22]=&quot;биология&quot;;[.D82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22] = &quot;ЮЗ&quot;;[.C82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2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42" calcext:value-type="float">
            <text:p>242</text:p>
          </table:table-cell>
          <table:table-cell table:formula="of:=IF([.C82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23]=&quot;биология&quot;;[.D82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23] = &quot;ЮЗ&quot;;[.C82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2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16" calcext:value-type="float">
            <text:p>916</text:p>
          </table:table-cell>
          <table:table-cell table:formula="of:=IF([.C82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24]=&quot;биология&quot;;[.D82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24] = &quot;ЮЗ&quot;;[.C82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2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0" calcext:value-type="float">
            <text:p>60</text:p>
          </table:table-cell>
          <table:table-cell table:formula="of:=IF([.C825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825]=&quot;биология&quot;;[.D82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25] = &quot;ЮЗ&quot;;[.C825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82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37" calcext:value-type="float">
            <text:p>937</text:p>
          </table:table-cell>
          <table:table-cell table:formula="of:=IF([.C826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826]=&quot;биология&quot;;[.D82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26] = &quot;ЮЗ&quot;;[.C82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26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7" calcext:value-type="float">
            <text:p>57</text:p>
          </table:table-cell>
          <table:table-cell table:formula="of:=IF([.C82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27]=&quot;биология&quot;;[.D82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27] = &quot;ЮЗ&quot;;[.C82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2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83" calcext:value-type="float">
            <text:p>883</text:p>
          </table:table-cell>
          <table:table-cell table:formula="of:=IF([.C82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28]=&quot;биология&quot;;[.D82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28] = &quot;ЮЗ&quot;;[.C82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82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70" calcext:value-type="float">
            <text:p>670</text:p>
          </table:table-cell>
          <table:table-cell table:formula="of:=IF([.C82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29]=&quot;биология&quot;;[.D82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29] = &quot;ЮЗ&quot;;[.C82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2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26" calcext:value-type="float">
            <text:p>626</text:p>
          </table:table-cell>
          <table:table-cell table:formula="of:=IF([.C830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830]=&quot;биология&quot;;[.D83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30] = &quot;ЮЗ&quot;;[.C83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3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36" calcext:value-type="float">
            <text:p>336</text:p>
          </table:table-cell>
          <table:table-cell table:formula="of:=IF([.C831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831]=&quot;биология&quot;;[.D83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31] = &quot;ЮЗ&quot;;[.C83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83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29" calcext:value-type="float">
            <text:p>729</text:p>
          </table:table-cell>
          <table:table-cell table:formula="of:=IF([.C83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32]=&quot;биология&quot;;[.D83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32] = &quot;ЮЗ&quot;;[.C83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3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17" calcext:value-type="float">
            <text:p>617</text:p>
          </table:table-cell>
          <table:table-cell table:formula="of:=IF([.C83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33]=&quot;биология&quot;;[.D83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33] = &quot;ЮЗ&quot;;[.C83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33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72" calcext:value-type="float">
            <text:p>672</text:p>
          </table:table-cell>
          <table:table-cell table:formula="of:=IF([.C83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34]=&quot;биология&quot;;[.D83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34] = &quot;ЮЗ&quot;;[.C83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34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08" calcext:value-type="float">
            <text:p>808</text:p>
          </table:table-cell>
          <table:table-cell table:formula="of:=IF([.C83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35]=&quot;биология&quot;;[.D83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35] = &quot;ЮЗ&quot;;[.C835]; )" office:value-type="string" office:string-value="информатика" calcext:value-type="string">
            <text:p>информатик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3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62" calcext:value-type="float">
            <text:p>562</text:p>
          </table:table-cell>
          <table:table-cell table:formula="of:=IF([.C83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36]=&quot;биология&quot;;[.D83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36] = &quot;ЮЗ&quot;;[.C83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3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79" calcext:value-type="float">
            <text:p>879</text:p>
          </table:table-cell>
          <table:table-cell table:formula="of:=IF([.C83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37]=&quot;биология&quot;;[.D83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37] = &quot;ЮЗ&quot;;[.C83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3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92" calcext:value-type="float">
            <text:p>892</text:p>
          </table:table-cell>
          <table:table-cell table:formula="of:=IF([.C838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838]=&quot;биология&quot;;[.D83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38] = &quot;ЮЗ&quot;;[.C838]; )" office:value-type="string" office:string-value="физика " calcext:value-type="string">
            <text:p>физика 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3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04" calcext:value-type="float">
            <text:p>804</text:p>
          </table:table-cell>
          <table:table-cell table:formula="of:=IF([.C839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839]=&quot;биология&quot;;[.D83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39] = &quot;ЮЗ&quot;;[.C83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3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21" calcext:value-type="float">
            <text:p>621</text:p>
          </table:table-cell>
          <table:table-cell table:formula="of:=IF([.C84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40]=&quot;биология&quot;;[.D84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40] = &quot;ЮЗ&quot;;[.C84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4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5" calcext:value-type="float">
            <text:p>65</text:p>
          </table:table-cell>
          <table:table-cell table:formula="of:=IF([.C84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41]=&quot;биология&quot;;[.D84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41] = &quot;ЮЗ&quot;;[.C841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41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72" calcext:value-type="float">
            <text:p>472</text:p>
          </table:table-cell>
          <table:table-cell table:formula="of:=IF([.C84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42]=&quot;биология&quot;;[.D84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42] = &quot;ЮЗ&quot;;[.C84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4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78" calcext:value-type="float">
            <text:p>878</text:p>
          </table:table-cell>
          <table:table-cell table:formula="of:=IF([.C84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43]=&quot;биология&quot;;[.D84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43] = &quot;ЮЗ&quot;;[.C84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4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33" calcext:value-type="float">
            <text:p>833</text:p>
          </table:table-cell>
          <table:table-cell table:formula="of:=IF([.C84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44]=&quot;биология&quot;;[.D84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44] = &quot;ЮЗ&quot;;[.C84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4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7" calcext:value-type="float">
            <text:p>97</text:p>
          </table:table-cell>
          <table:table-cell table:formula="of:=IF([.C845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845]=&quot;биология&quot;;[.D84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45] = &quot;ЮЗ&quot;;[.C845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4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00" calcext:value-type="float">
            <text:p>200</text:p>
          </table:table-cell>
          <table:table-cell table:formula="of:=IF([.C846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846]=&quot;биология&quot;;[.D84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46] = &quot;ЮЗ&quot;;[.C846]; )" office:value-type="string" office:string-value="физика " calcext:value-type="string">
            <text:p>физика 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4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42" calcext:value-type="float">
            <text:p>342</text:p>
          </table:table-cell>
          <table:table-cell table:formula="of:=IF([.C84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47]=&quot;биология&quot;;[.D84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47] = &quot;ЮЗ&quot;;[.C84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4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80" calcext:value-type="float">
            <text:p>880</text:p>
          </table:table-cell>
          <table:table-cell table:formula="of:=IF([.C84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48]=&quot;биология&quot;;[.D84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48] = &quot;ЮЗ&quot;;[.C84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4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16" calcext:value-type="float">
            <text:p>716</text:p>
          </table:table-cell>
          <table:table-cell table:formula="of:=IF([.C84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49]=&quot;биология&quot;;[.D84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49] = &quot;ЮЗ&quot;;[.C849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49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245" calcext:value-type="float">
            <text:p>245</text:p>
          </table:table-cell>
          <table:table-cell table:formula="of:=IF([.C85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50]=&quot;биология&quot;;[.D85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50] = &quot;ЮЗ&quot;;[.C85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5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8" calcext:value-type="float">
            <text:p>58</text:p>
          </table:table-cell>
          <table:table-cell table:formula="of:=IF([.C85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51]=&quot;биология&quot;;[.D851];100000000)" office:value-type="float" office:value="58" calcext:value-type="float">
            <text:p>58</text:p>
          </table:table-cell>
          <table:table-cell table:number-columns-repeated="3"/>
          <table:table-cell table:formula="of:=IF([.A851] = &quot;ЮЗ&quot;;[.C85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5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84" calcext:value-type="float">
            <text:p>184</text:p>
          </table:table-cell>
          <table:table-cell table:formula="of:=IF([.C85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52]=&quot;биология&quot;;[.D852];100000000)" office:value-type="float" office:value="184" calcext:value-type="float">
            <text:p>184</text:p>
          </table:table-cell>
          <table:table-cell table:number-columns-repeated="3"/>
          <table:table-cell table:formula="of:=IF([.A852] = &quot;ЮЗ&quot;;[.C852]; )" office:value-type="string" office:string-value="биология" calcext:value-type="string">
            <text:p>биология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52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93" calcext:value-type="float">
            <text:p>93</text:p>
          </table:table-cell>
          <table:table-cell table:formula="of:=IF([.C85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53]=&quot;биология&quot;;[.D85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53] = &quot;ЮЗ&quot;;[.C85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5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61" calcext:value-type="float">
            <text:p>661</text:p>
          </table:table-cell>
          <table:table-cell table:formula="of:=IF([.C85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54]=&quot;биология&quot;;[.D854];100000000)" office:value-type="float" office:value="661" calcext:value-type="float">
            <text:p>661</text:p>
          </table:table-cell>
          <table:table-cell table:number-columns-repeated="3"/>
          <table:table-cell table:formula="of:=IF([.A854] = &quot;ЮЗ&quot;;[.C85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5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44" calcext:value-type="float">
            <text:p>344</text:p>
          </table:table-cell>
          <table:table-cell table:formula="of:=IF([.C85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55]=&quot;биология&quot;;[.D855];100000000)" office:value-type="float" office:value="344" calcext:value-type="float">
            <text:p>344</text:p>
          </table:table-cell>
          <table:table-cell table:number-columns-repeated="3"/>
          <table:table-cell table:formula="of:=IF([.A855] = &quot;ЮЗ&quot;;[.C855]; )" office:value-type="string" office:string-value="биология" calcext:value-type="string">
            <text:p>биология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55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61" calcext:value-type="float">
            <text:p>461</text:p>
          </table:table-cell>
          <table:table-cell table:formula="of:=IF([.C85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56]=&quot;биология&quot;;[.D85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56] = &quot;ЮЗ&quot;;[.C85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5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23" calcext:value-type="float">
            <text:p>623</text:p>
          </table:table-cell>
          <table:table-cell table:formula="of:=IF([.C85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57]=&quot;биология&quot;;[.D85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57] = &quot;ЮЗ&quot;;[.C85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5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00" calcext:value-type="float">
            <text:p>600</text:p>
          </table:table-cell>
          <table:table-cell table:formula="of:=IF([.C85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58]=&quot;биология&quot;;[.D85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58] = &quot;ЮЗ&quot;;[.C858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5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26" calcext:value-type="float">
            <text:p>926</text:p>
          </table:table-cell>
          <table:table-cell table:formula="of:=IF([.C85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59]=&quot;биология&quot;;[.D85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59] = &quot;ЮЗ&quot;;[.C85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5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62" calcext:value-type="float">
            <text:p>862</text:p>
          </table:table-cell>
          <table:table-cell table:formula="of:=IF([.C86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60]=&quot;биология&quot;;[.D86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60] = &quot;ЮЗ&quot;;[.C86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6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60" calcext:value-type="float">
            <text:p>460</text:p>
          </table:table-cell>
          <table:table-cell table:formula="of:=IF([.C86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61]=&quot;биология&quot;;[.D86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61] = &quot;ЮЗ&quot;;[.C861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6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81" calcext:value-type="float">
            <text:p>781</text:p>
          </table:table-cell>
          <table:table-cell table:formula="of:=IF([.C86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62]=&quot;биология&quot;;[.D86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62] = &quot;ЮЗ&quot;;[.C86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6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70" calcext:value-type="float">
            <text:p>870</text:p>
          </table:table-cell>
          <table:table-cell table:formula="of:=IF([.C86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63]=&quot;биология&quot;;[.D86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63] = &quot;ЮЗ&quot;;[.C86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6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51" calcext:value-type="float">
            <text:p>451</text:p>
          </table:table-cell>
          <table:table-cell table:formula="of:=IF([.C86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64]=&quot;биология&quot;;[.D86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64] = &quot;ЮЗ&quot;;[.C86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6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08" calcext:value-type="float">
            <text:p>508</text:p>
          </table:table-cell>
          <table:table-cell table:formula="of:=IF([.C86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65]=&quot;биология&quot;;[.D86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65] = &quot;ЮЗ&quot;;[.C865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6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05" calcext:value-type="float">
            <text:p>405</text:p>
          </table:table-cell>
          <table:table-cell table:formula="of:=IF([.C86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66]=&quot;биология&quot;;[.D86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66] = &quot;ЮЗ&quot;;[.C866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6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98" calcext:value-type="float">
            <text:p>598</text:p>
          </table:table-cell>
          <table:table-cell table:formula="of:=IF([.C86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67]=&quot;биология&quot;;[.D86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67] = &quot;ЮЗ&quot;;[.C86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67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68" calcext:value-type="float">
            <text:p>468</text:p>
          </table:table-cell>
          <table:table-cell table:formula="of:=IF([.C86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68]=&quot;биология&quot;;[.D86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68] = &quot;ЮЗ&quot;;[.C86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6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3" calcext:value-type="float">
            <text:p>53</text:p>
          </table:table-cell>
          <table:table-cell table:formula="of:=IF([.C869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869]=&quot;биология&quot;;[.D86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69] = &quot;ЮЗ&quot;;[.C869]; )" office:value-type="string" office:string-value="физика " calcext:value-type="string">
            <text:p>физика 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6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61" calcext:value-type="float">
            <text:p>461</text:p>
          </table:table-cell>
          <table:table-cell table:formula="of:=IF([.C870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870]=&quot;биология&quot;;[.D87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70] = &quot;ЮЗ&quot;;[.C87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87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17" calcext:value-type="float">
            <text:p>317</text:p>
          </table:table-cell>
          <table:table-cell table:formula="of:=IF([.C871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871]=&quot;биология&quot;;[.D87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71] = &quot;ЮЗ&quot;;[.C87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7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98" calcext:value-type="float">
            <text:p>798</text:p>
          </table:table-cell>
          <table:table-cell table:formula="of:=IF([.C872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872]=&quot;биология&quot;;[.D87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72] = &quot;ЮЗ&quot;;[.C872]; )" office:value-type="string" office:string-value="физика " calcext:value-type="string">
            <text:p>физика 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87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21" calcext:value-type="float">
            <text:p>521</text:p>
          </table:table-cell>
          <table:table-cell table:formula="of:=IF([.C873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873]=&quot;биология&quot;;[.D87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73] = &quot;ЮЗ&quot;;[.C87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7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30" calcext:value-type="float">
            <text:p>230</text:p>
          </table:table-cell>
          <table:table-cell table:formula="of:=IF([.C874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874]=&quot;биология&quot;;[.D87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74] = &quot;ЮЗ&quot;;[.C87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74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7" calcext:value-type="float">
            <text:p>67</text:p>
          </table:table-cell>
          <table:table-cell table:formula="of:=IF([.C87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75]=&quot;биология&quot;;[.D87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75] = &quot;ЮЗ&quot;;[.C875]; )" office:value-type="string" office:string-value="информатика" calcext:value-type="string">
            <text:p>информатик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7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77" calcext:value-type="float">
            <text:p>577</text:p>
          </table:table-cell>
          <table:table-cell table:formula="of:=IF([.C876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876]=&quot;биология&quot;;[.D87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76] = &quot;ЮЗ&quot;;[.C87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87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02" calcext:value-type="float">
            <text:p>902</text:p>
          </table:table-cell>
          <table:table-cell table:formula="of:=IF([.C87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77]=&quot;биология&quot;;[.D87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77] = &quot;ЮЗ&quot;;[.C87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7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72" calcext:value-type="float">
            <text:p>772</text:p>
          </table:table-cell>
          <table:table-cell table:formula="of:=IF([.C87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78]=&quot;биология&quot;;[.D87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78] = &quot;ЮЗ&quot;;[.C878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87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33" calcext:value-type="float">
            <text:p>233</text:p>
          </table:table-cell>
          <table:table-cell table:formula="of:=IF([.C879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879]=&quot;биология&quot;;[.D87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79] = &quot;ЮЗ&quot;;[.C87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7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72" calcext:value-type="float">
            <text:p>872</text:p>
          </table:table-cell>
          <table:table-cell table:formula="of:=IF([.C88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80]=&quot;биология&quot;;[.D88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80] = &quot;ЮЗ&quot;;[.C88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8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28" calcext:value-type="float">
            <text:p>628</text:p>
          </table:table-cell>
          <table:table-cell table:formula="of:=IF([.C88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81]=&quot;биология&quot;;[.D88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81] = &quot;ЮЗ&quot;;[.C881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8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04" calcext:value-type="float">
            <text:p>804</text:p>
          </table:table-cell>
          <table:table-cell table:formula="of:=IF([.C882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882]=&quot;биология&quot;;[.D88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82] = &quot;ЮЗ&quot;;[.C88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882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48" calcext:value-type="float">
            <text:p>448</text:p>
          </table:table-cell>
          <table:table-cell table:formula="of:=IF([.C88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83]=&quot;биология&quot;;[.D88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83] = &quot;ЮЗ&quot;;[.C88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8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75" calcext:value-type="float">
            <text:p>575</text:p>
          </table:table-cell>
          <table:table-cell table:formula="of:=IF([.C88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84]=&quot;биология&quot;;[.D88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84] = &quot;ЮЗ&quot;;[.C88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88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98" calcext:value-type="float">
            <text:p>898</text:p>
          </table:table-cell>
          <table:table-cell table:formula="of:=IF([.C885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885]=&quot;биология&quot;;[.D88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85] = &quot;ЮЗ&quot;;[.C885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8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85" calcext:value-type="float">
            <text:p>785</text:p>
          </table:table-cell>
          <table:table-cell table:formula="of:=IF([.C88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86]=&quot;биология&quot;;[.D88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86] = &quot;ЮЗ&quot;;[.C886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88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77" calcext:value-type="float">
            <text:p>377</text:p>
          </table:table-cell>
          <table:table-cell table:formula="of:=IF([.C88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87]=&quot;биология&quot;;[.D88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87] = &quot;ЮЗ&quot;;[.C88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8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84" calcext:value-type="float">
            <text:p>884</text:p>
          </table:table-cell>
          <table:table-cell table:formula="of:=IF([.C888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888]=&quot;биология&quot;;[.D88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88] = &quot;ЮЗ&quot;;[.C88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8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84" calcext:value-type="float">
            <text:p>784</text:p>
          </table:table-cell>
          <table:table-cell table:formula="of:=IF([.C88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89]=&quot;биология&quot;;[.D88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89] = &quot;ЮЗ&quot;;[.C889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89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345" calcext:value-type="float">
            <text:p>345</text:p>
          </table:table-cell>
          <table:table-cell table:formula="of:=IF([.C89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90]=&quot;биология&quot;;[.D89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90] = &quot;ЮЗ&quot;;[.C89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89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93" calcext:value-type="float">
            <text:p>693</text:p>
          </table:table-cell>
          <table:table-cell table:formula="of:=IF([.C89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91]=&quot;биология&quot;;[.D89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91] = &quot;ЮЗ&quot;;[.C89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9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37" calcext:value-type="float">
            <text:p>537</text:p>
          </table:table-cell>
          <table:table-cell table:formula="of:=IF([.C89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92]=&quot;биология&quot;;[.D89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92] = &quot;ЮЗ&quot;;[.C892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89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00" calcext:value-type="float">
            <text:p>700</text:p>
          </table:table-cell>
          <table:table-cell table:formula="of:=IF([.C89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93]=&quot;биология&quot;;[.D89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93] = &quot;ЮЗ&quot;;[.C89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9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16" calcext:value-type="float">
            <text:p>816</text:p>
          </table:table-cell>
          <table:table-cell table:formula="of:=IF([.C89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94]=&quot;биология&quot;;[.D89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94] = &quot;ЮЗ&quot;;[.C89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9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03" calcext:value-type="float">
            <text:p>703</text:p>
          </table:table-cell>
          <table:table-cell table:formula="of:=IF([.C89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95]=&quot;биология&quot;;[.D89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95] = &quot;ЮЗ&quot;;[.C895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95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47" calcext:value-type="float">
            <text:p>647</text:p>
          </table:table-cell>
          <table:table-cell table:formula="of:=IF([.C89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96]=&quot;биология&quot;;[.D89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96] = &quot;ЮЗ&quot;;[.C89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89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84" calcext:value-type="float">
            <text:p>784</text:p>
          </table:table-cell>
          <table:table-cell table:formula="of:=IF([.C89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97]=&quot;биология&quot;;[.D89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97] = &quot;ЮЗ&quot;;[.C89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9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87" calcext:value-type="float">
            <text:p>687</text:p>
          </table:table-cell>
          <table:table-cell table:formula="of:=IF([.C89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98]=&quot;биология&quot;;[.D89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98] = &quot;ЮЗ&quot;;[.C89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89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929" calcext:value-type="float">
            <text:p>929</text:p>
          </table:table-cell>
          <table:table-cell table:formula="of:=IF([.C89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899]=&quot;биология&quot;;[.D89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899] = &quot;ЮЗ&quot;;[.C89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9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38" calcext:value-type="float">
            <text:p>338</text:p>
          </table:table-cell>
          <table:table-cell table:formula="of:=IF([.C90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00]=&quot;биология&quot;;[.D90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00] = &quot;ЮЗ&quot;;[.C90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0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92" calcext:value-type="float">
            <text:p>692</text:p>
          </table:table-cell>
          <table:table-cell table:formula="of:=IF([.C901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901]=&quot;биология&quot;;[.D90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01] = &quot;ЮЗ&quot;;[.C901]; )" office:value-type="string" office:string-value="физика " calcext:value-type="string">
            <text:p>физика 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90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89" calcext:value-type="float">
            <text:p>689</text:p>
          </table:table-cell>
          <table:table-cell table:formula="of:=IF([.C90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02]=&quot;биология&quot;;[.D90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02] = &quot;ЮЗ&quot;;[.C90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90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69" calcext:value-type="float">
            <text:p>769</text:p>
          </table:table-cell>
          <table:table-cell table:formula="of:=IF([.C90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03]=&quot;биология&quot;;[.D90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03] = &quot;ЮЗ&quot;;[.C90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0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95" calcext:value-type="float">
            <text:p>695</text:p>
          </table:table-cell>
          <table:table-cell table:formula="of:=IF([.C904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904]=&quot;биология&quot;;[.D90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04] = &quot;ЮЗ&quot;;[.C90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0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44" calcext:value-type="float">
            <text:p>544</text:p>
          </table:table-cell>
          <table:table-cell table:formula="of:=IF([.C90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05]=&quot;биология&quot;;[.D90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05] = &quot;ЮЗ&quot;;[.C905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05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29" calcext:value-type="float">
            <text:p>829</text:p>
          </table:table-cell>
          <table:table-cell table:formula="of:=IF([.C90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06]=&quot;биология&quot;;[.D90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06] = &quot;ЮЗ&quot;;[.C906]; )" office:value-type="string" office:string-value="информатика" calcext:value-type="string">
            <text:p>информатик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0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68" calcext:value-type="float">
            <text:p>268</text:p>
          </table:table-cell>
          <table:table-cell table:formula="of:=IF([.C90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07]=&quot;биология&quot;;[.D90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07] = &quot;ЮЗ&quot;;[.C90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0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91" calcext:value-type="float">
            <text:p>791</text:p>
          </table:table-cell>
          <table:table-cell table:formula="of:=IF([.C908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908]=&quot;биология&quot;;[.D90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08] = &quot;ЮЗ&quot;;[.C90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0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5" calcext:value-type="float">
            <text:p>65</text:p>
          </table:table-cell>
          <table:table-cell table:formula="of:=IF([.C90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09]=&quot;биология&quot;;[.D90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09] = &quot;ЮЗ&quot;;[.C909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0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43" calcext:value-type="float">
            <text:p>643</text:p>
          </table:table-cell>
          <table:table-cell table:formula="of:=IF([.C91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10]=&quot;биология&quot;;[.D91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10] = &quot;ЮЗ&quot;;[.C91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1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62" calcext:value-type="float">
            <text:p>562</text:p>
          </table:table-cell>
          <table:table-cell table:formula="of:=IF([.C911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911]=&quot;биология&quot;;[.D91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11] = &quot;ЮЗ&quot;;[.C91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1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3" calcext:value-type="float">
            <text:p>53</text:p>
          </table:table-cell>
          <table:table-cell table:formula="of:=IF([.C91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12]=&quot;биология&quot;;[.D91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12] = &quot;ЮЗ&quot;;[.C912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1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96" calcext:value-type="float">
            <text:p>396</text:p>
          </table:table-cell>
          <table:table-cell table:formula="of:=IF([.C91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13]=&quot;биология&quot;;[.D91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13] = &quot;ЮЗ&quot;;[.C91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1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02" calcext:value-type="float">
            <text:p>102</text:p>
          </table:table-cell>
          <table:table-cell table:formula="of:=IF([.C914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914]=&quot;биология&quot;;[.D91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14] = &quot;ЮЗ&quot;;[.C91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1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21" calcext:value-type="float">
            <text:p>221</text:p>
          </table:table-cell>
          <table:table-cell table:formula="of:=IF([.C91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15]=&quot;биология&quot;;[.D91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15] = &quot;ЮЗ&quot;;[.C915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1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71" calcext:value-type="float">
            <text:p>671</text:p>
          </table:table-cell>
          <table:table-cell table:formula="of:=IF([.C91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16]=&quot;биология&quot;;[.D91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16] = &quot;ЮЗ&quot;;[.C91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1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00" calcext:value-type="float">
            <text:p>800</text:p>
          </table:table-cell>
          <table:table-cell table:formula="of:=IF([.C917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917]=&quot;биология&quot;;[.D91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17] = &quot;ЮЗ&quot;;[.C91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1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36" calcext:value-type="float">
            <text:p>736</text:p>
          </table:table-cell>
          <table:table-cell table:formula="of:=IF([.C91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18]=&quot;биология&quot;;[.D91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18] = &quot;ЮЗ&quot;;[.C918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1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939" calcext:value-type="float">
            <text:p>939</text:p>
          </table:table-cell>
          <table:table-cell table:formula="of:=IF([.C91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19]=&quot;биология&quot;;[.D91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19] = &quot;ЮЗ&quot;;[.C91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1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97" calcext:value-type="float">
            <text:p>597</text:p>
          </table:table-cell>
          <table:table-cell table:formula="of:=IF([.C92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20]=&quot;биология&quot;;[.D92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20] = &quot;ЮЗ&quot;;[.C92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2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83" calcext:value-type="float">
            <text:p>583</text:p>
          </table:table-cell>
          <table:table-cell table:formula="of:=IF([.C92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21]=&quot;биология&quot;;[.D92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21] = &quot;ЮЗ&quot;;[.C921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92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52" calcext:value-type="float">
            <text:p>252</text:p>
          </table:table-cell>
          <table:table-cell table:formula="of:=IF([.C92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22]=&quot;биология&quot;;[.D92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22] = &quot;ЮЗ&quot;;[.C92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92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71" calcext:value-type="float">
            <text:p>271</text:p>
          </table:table-cell>
          <table:table-cell table:formula="of:=IF([.C92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23]=&quot;биология&quot;;[.D92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23] = &quot;ЮЗ&quot;;[.C92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23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31" calcext:value-type="float">
            <text:p>631</text:p>
          </table:table-cell>
          <table:table-cell table:formula="of:=IF([.C92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24]=&quot;биология&quot;;[.D92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24] = &quot;ЮЗ&quot;;[.C92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2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26" calcext:value-type="float">
            <text:p>126</text:p>
          </table:table-cell>
          <table:table-cell table:formula="of:=IF([.C92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25]=&quot;биология&quot;;[.D92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25] = &quot;ЮЗ&quot;;[.C925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2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78" calcext:value-type="float">
            <text:p>478</text:p>
          </table:table-cell>
          <table:table-cell table:formula="of:=IF([.C926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926]=&quot;биология&quot;;[.D92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26] = &quot;ЮЗ&quot;;[.C926]; )" office:value-type="string" office:string-value="физика " calcext:value-type="string">
            <text:p>физика 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2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31" calcext:value-type="float">
            <text:p>531</text:p>
          </table:table-cell>
          <table:table-cell table:formula="of:=IF([.C92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27]=&quot;биология&quot;;[.D92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27] = &quot;ЮЗ&quot;;[.C92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2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09" calcext:value-type="float">
            <text:p>609</text:p>
          </table:table-cell>
          <table:table-cell table:formula="of:=IF([.C92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28]=&quot;биология&quot;;[.D92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28] = &quot;ЮЗ&quot;;[.C92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2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71" calcext:value-type="float">
            <text:p>171</text:p>
          </table:table-cell>
          <table:table-cell table:formula="of:=IF([.C929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929]=&quot;биология&quot;;[.D92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29] = &quot;ЮЗ&quot;;[.C929]; )" office:value-type="string" office:string-value="физика " calcext:value-type="string">
            <text:p>физика 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2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70" calcext:value-type="float">
            <text:p>170</text:p>
          </table:table-cell>
          <table:table-cell table:formula="of:=IF([.C93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30]=&quot;биология&quot;;[.D93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30] = &quot;ЮЗ&quot;;[.C93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3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47" calcext:value-type="float">
            <text:p>347</text:p>
          </table:table-cell>
          <table:table-cell table:formula="of:=IF([.C93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31]=&quot;биология&quot;;[.D93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31] = &quot;ЮЗ&quot;;[.C93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3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43" calcext:value-type="float">
            <text:p>843</text:p>
          </table:table-cell>
          <table:table-cell table:formula="of:=IF([.C932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932]=&quot;биология&quot;;[.D93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32] = &quot;ЮЗ&quot;;[.C932]; )" office:value-type="string" office:string-value="физика " calcext:value-type="string">
            <text:p>физика 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32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377" calcext:value-type="float">
            <text:p>377</text:p>
          </table:table-cell>
          <table:table-cell table:formula="of:=IF([.C93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33]=&quot;биология&quot;;[.D93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33] = &quot;ЮЗ&quot;;[.C93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3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35" calcext:value-type="float">
            <text:p>135</text:p>
          </table:table-cell>
          <table:table-cell table:formula="of:=IF([.C93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34]=&quot;биология&quot;;[.D93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34] = &quot;ЮЗ&quot;;[.C93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3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51" calcext:value-type="float">
            <text:p>351</text:p>
          </table:table-cell>
          <table:table-cell table:formula="of:=IF([.C93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35]=&quot;биология&quot;;[.D93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35] = &quot;ЮЗ&quot;;[.C935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3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20" calcext:value-type="float">
            <text:p>120</text:p>
          </table:table-cell>
          <table:table-cell table:formula="of:=IF([.C936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936]=&quot;биология&quot;;[.D93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36] = &quot;ЮЗ&quot;;[.C93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36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95" calcext:value-type="float">
            <text:p>495</text:p>
          </table:table-cell>
          <table:table-cell table:formula="of:=IF([.C93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37]=&quot;биология&quot;;[.D93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37] = &quot;ЮЗ&quot;;[.C93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3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08" calcext:value-type="float">
            <text:p>108</text:p>
          </table:table-cell>
          <table:table-cell table:formula="of:=IF([.C93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38]=&quot;биология&quot;;[.D93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38] = &quot;ЮЗ&quot;;[.C938]; )" office:value-type="string" office:string-value="обществознание" calcext:value-type="string">
            <text:p>обществознание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3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22" calcext:value-type="float">
            <text:p>222</text:p>
          </table:table-cell>
          <table:table-cell table:formula="of:=IF([.C93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39]=&quot;биология&quot;;[.D93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39] = &quot;ЮЗ&quot;;[.C93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39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03" calcext:value-type="float">
            <text:p>403</text:p>
          </table:table-cell>
          <table:table-cell table:formula="of:=IF([.C94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40]=&quot;биология&quot;;[.D94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40] = &quot;ЮЗ&quot;;[.C94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4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0" calcext:value-type="float">
            <text:p>80</text:p>
          </table:table-cell>
          <table:table-cell table:formula="of:=IF([.C94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41]=&quot;биология&quot;;[.D94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41] = &quot;ЮЗ&quot;;[.C941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94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97" calcext:value-type="float">
            <text:p>397</text:p>
          </table:table-cell>
          <table:table-cell table:formula="of:=IF([.C94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42]=&quot;биология&quot;;[.D94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42] = &quot;ЮЗ&quot;;[.C94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94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12" calcext:value-type="float">
            <text:p>312</text:p>
          </table:table-cell>
          <table:table-cell table:formula="of:=IF([.C943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943]=&quot;биология&quot;;[.D94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43] = &quot;ЮЗ&quot;;[.C94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4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99" calcext:value-type="float">
            <text:p>199</text:p>
          </table:table-cell>
          <table:table-cell table:formula="of:=IF([.C94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44]=&quot;биология&quot;;[.D94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44] = &quot;ЮЗ&quot;;[.C94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4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1" calcext:value-type="float">
            <text:p>61</text:p>
          </table:table-cell>
          <table:table-cell table:formula="of:=IF([.C94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45]=&quot;биология&quot;;[.D94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45] = &quot;ЮЗ&quot;;[.C945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4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41" calcext:value-type="float">
            <text:p>541</text:p>
          </table:table-cell>
          <table:table-cell table:formula="of:=IF([.C946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946]=&quot;биология&quot;;[.D94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46] = &quot;ЮЗ&quot;;[.C946]; )" office:value-type="string" office:string-value="физика " calcext:value-type="string">
            <text:p>физика 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46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91" calcext:value-type="float">
            <text:p>691</text:p>
          </table:table-cell>
          <table:table-cell table:formula="of:=IF([.C94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47]=&quot;биология&quot;;[.D94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47] = &quot;ЮЗ&quot;;[.C94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4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18" calcext:value-type="float">
            <text:p>218</text:p>
          </table:table-cell>
          <table:table-cell table:formula="of:=IF([.C94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48]=&quot;биология&quot;;[.D94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48] = &quot;ЮЗ&quot;;[.C94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4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98" calcext:value-type="float">
            <text:p>398</text:p>
          </table:table-cell>
          <table:table-cell table:formula="of:=IF([.C949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949]=&quot;биология&quot;;[.D94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49] = &quot;ЮЗ&quot;;[.C949]; )" office:value-type="string" office:string-value="физика " calcext:value-type="string">
            <text:p>физика 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4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13" calcext:value-type="float">
            <text:p>213</text:p>
          </table:table-cell>
          <table:table-cell table:formula="of:=IF([.C95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50]=&quot;биология&quot;;[.D95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50] = &quot;ЮЗ&quot;;[.C95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5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10" calcext:value-type="float">
            <text:p>810</text:p>
          </table:table-cell>
          <table:table-cell table:formula="of:=IF([.C95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51]=&quot;биология&quot;;[.D95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51] = &quot;ЮЗ&quot;;[.C95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95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86" calcext:value-type="float">
            <text:p>186</text:p>
          </table:table-cell>
          <table:table-cell table:formula="of:=IF([.C952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952]=&quot;биология&quot;;[.D95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52] = &quot;ЮЗ&quot;;[.C95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5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27" calcext:value-type="float">
            <text:p>527</text:p>
          </table:table-cell>
          <table:table-cell table:formula="of:=IF([.C95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53]=&quot;биология&quot;;[.D95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53] = &quot;ЮЗ&quot;;[.C95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5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0" calcext:value-type="float">
            <text:p>50</text:p>
          </table:table-cell>
          <table:table-cell table:formula="of:=IF([.C95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54]=&quot;биология&quot;;[.D95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54] = &quot;ЮЗ&quot;;[.C95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5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01" calcext:value-type="float">
            <text:p>601</text:p>
          </table:table-cell>
          <table:table-cell table:formula="of:=IF([.C955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955]=&quot;биология&quot;;[.D95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55] = &quot;ЮЗ&quot;;[.C955]; )" office:value-type="string" office:string-value="физика " calcext:value-type="string">
            <text:p>физика 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5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51" calcext:value-type="float">
            <text:p>151</text:p>
          </table:table-cell>
          <table:table-cell table:formula="of:=IF([.C95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56]=&quot;биология&quot;;[.D95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56] = &quot;ЮЗ&quot;;[.C95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56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76" calcext:value-type="float">
            <text:p>676</text:p>
          </table:table-cell>
          <table:table-cell table:formula="of:=IF([.C95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57]=&quot;биология&quot;;[.D95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57] = &quot;ЮЗ&quot;;[.C95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95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81" calcext:value-type="float">
            <text:p>281</text:p>
          </table:table-cell>
          <table:table-cell table:formula="of:=IF([.C95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58]=&quot;биология&quot;;[.D958];100000000)" office:value-type="float" office:value="281" calcext:value-type="float">
            <text:p>281</text:p>
          </table:table-cell>
          <table:table-cell table:number-columns-repeated="3"/>
          <table:table-cell table:formula="of:=IF([.A958] = &quot;ЮЗ&quot;;[.C95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5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27" calcext:value-type="float">
            <text:p>527</text:p>
          </table:table-cell>
          <table:table-cell table:formula="of:=IF([.C95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59]=&quot;биология&quot;;[.D959];100000000)" office:value-type="float" office:value="527" calcext:value-type="float">
            <text:p>527</text:p>
          </table:table-cell>
          <table:table-cell table:number-columns-repeated="3"/>
          <table:table-cell table:formula="of:=IF([.A959] = &quot;ЮЗ&quot;;[.C95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5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90" calcext:value-type="float">
            <text:p>390</text:p>
          </table:table-cell>
          <table:table-cell table:formula="of:=IF([.C96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60]=&quot;биология&quot;;[.D960];100000000)" office:value-type="float" office:value="390" calcext:value-type="float">
            <text:p>390</text:p>
          </table:table-cell>
          <table:table-cell table:number-columns-repeated="3"/>
          <table:table-cell table:formula="of:=IF([.A960] = &quot;ЮЗ&quot;;[.C96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60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87" calcext:value-type="float">
            <text:p>587</text:p>
          </table:table-cell>
          <table:table-cell table:formula="of:=IF([.C96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61]=&quot;биология&quot;;[.D96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61] = &quot;ЮЗ&quot;;[.C961]; )" office:value-type="string" office:string-value="информатика" calcext:value-type="string">
            <text:p>информатик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96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31" calcext:value-type="float">
            <text:p>531</text:p>
          </table:table-cell>
          <table:table-cell table:formula="of:=IF([.C96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62]=&quot;биология&quot;;[.D962];100000000)" office:value-type="float" office:value="531" calcext:value-type="float">
            <text:p>531</text:p>
          </table:table-cell>
          <table:table-cell table:number-columns-repeated="3"/>
          <table:table-cell table:formula="of:=IF([.A962] = &quot;ЮЗ&quot;;[.C96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962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60" calcext:value-type="float">
            <text:p>560</text:p>
          </table:table-cell>
          <table:table-cell table:formula="of:=IF([.C96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63]=&quot;биология&quot;;[.D96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63] = &quot;ЮЗ&quot;;[.C96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6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07" calcext:value-type="float">
            <text:p>307</text:p>
          </table:table-cell>
          <table:table-cell table:formula="of:=IF([.C96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64]=&quot;биология&quot;;[.D964];100000000)" office:value-type="float" office:value="307" calcext:value-type="float">
            <text:p>307</text:p>
          </table:table-cell>
          <table:table-cell table:number-columns-repeated="3"/>
          <table:table-cell table:formula="of:=IF([.A964] = &quot;ЮЗ&quot;;[.C96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6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83" calcext:value-type="float">
            <text:p>283</text:p>
          </table:table-cell>
          <table:table-cell table:formula="of:=IF([.C96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65]=&quot;биология&quot;;[.D965];100000000)" office:value-type="float" office:value="283" calcext:value-type="float">
            <text:p>283</text:p>
          </table:table-cell>
          <table:table-cell table:number-columns-repeated="3"/>
          <table:table-cell table:formula="of:=IF([.A965] = &quot;ЮЗ&quot;;[.C965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6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95" calcext:value-type="float">
            <text:p>295</text:p>
          </table:table-cell>
          <table:table-cell table:formula="of:=IF([.C96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66]=&quot;биология&quot;;[.D966];100000000)" office:value-type="float" office:value="295" calcext:value-type="float">
            <text:p>295</text:p>
          </table:table-cell>
          <table:table-cell table:number-columns-repeated="3"/>
          <table:table-cell table:formula="of:=IF([.A966] = &quot;ЮЗ&quot;;[.C96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6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52" calcext:value-type="float">
            <text:p>252</text:p>
          </table:table-cell>
          <table:table-cell table:formula="of:=IF([.C96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67]=&quot;биология&quot;;[.D967];100000000)" office:value-type="float" office:value="252" calcext:value-type="float">
            <text:p>252</text:p>
          </table:table-cell>
          <table:table-cell table:number-columns-repeated="3"/>
          <table:table-cell table:formula="of:=IF([.A967] = &quot;ЮЗ&quot;;[.C96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6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75" calcext:value-type="float">
            <text:p>475</text:p>
          </table:table-cell>
          <table:table-cell table:formula="of:=IF([.C96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68]=&quot;биология&quot;;[.D968];100000000)" office:value-type="float" office:value="475" calcext:value-type="float">
            <text:p>475</text:p>
          </table:table-cell>
          <table:table-cell table:number-columns-repeated="3"/>
          <table:table-cell table:formula="of:=IF([.A968] = &quot;ЮЗ&quot;;[.C96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6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89" calcext:value-type="float">
            <text:p>889</text:p>
          </table:table-cell>
          <table:table-cell table:formula="of:=IF([.C96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69]=&quot;биология&quot;;[.D969];100000000)" office:value-type="float" office:value="889" calcext:value-type="float">
            <text:p>889</text:p>
          </table:table-cell>
          <table:table-cell table:number-columns-repeated="3"/>
          <table:table-cell table:formula="of:=IF([.A969] = &quot;ЮЗ&quot;;[.C969]; )" office:value-type="string" office:string-value="биология" calcext:value-type="string">
            <text:p>биология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69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25" calcext:value-type="float">
            <text:p>425</text:p>
          </table:table-cell>
          <table:table-cell table:formula="of:=IF([.C97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70]=&quot;биология&quot;;[.D97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70] = &quot;ЮЗ&quot;;[.C97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7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5" calcext:value-type="float">
            <text:p>55</text:p>
          </table:table-cell>
          <table:table-cell table:formula="of:=IF([.C97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71]=&quot;биология&quot;;[.D971];100000000)" office:value-type="float" office:value="55" calcext:value-type="float">
            <text:p>55</text:p>
          </table:table-cell>
          <table:table-cell table:number-columns-repeated="3"/>
          <table:table-cell table:formula="of:=IF([.A971] = &quot;ЮЗ&quot;;[.C97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71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22" calcext:value-type="float">
            <text:p>622</text:p>
          </table:table-cell>
          <table:table-cell table:formula="of:=IF([.C97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72]=&quot;биология&quot;;[.D97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72] = &quot;ЮЗ&quot;;[.C97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7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70" calcext:value-type="float">
            <text:p>370</text:p>
          </table:table-cell>
          <table:table-cell table:formula="of:=IF([.C973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973]=&quot;биология&quot;;[.D97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73] = &quot;ЮЗ&quot;;[.C97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7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45" calcext:value-type="float">
            <text:p>445</text:p>
          </table:table-cell>
          <table:table-cell table:formula="of:=IF([.C974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974]=&quot;биология&quot;;[.D97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74] = &quot;ЮЗ&quot;;[.C97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7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56" calcext:value-type="float">
            <text:p>556</text:p>
          </table:table-cell>
          <table:table-cell table:formula="of:=IF([.C975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975]=&quot;биология&quot;;[.D97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75] = &quot;ЮЗ&quot;;[.C975]; )" office:value-type="string" office:string-value="физика " calcext:value-type="string">
            <text:p>физика 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7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18" calcext:value-type="float">
            <text:p>118</text:p>
          </table:table-cell>
          <table:table-cell table:formula="of:=IF([.C976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976]=&quot;биология&quot;;[.D97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76] = &quot;ЮЗ&quot;;[.C97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7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39" calcext:value-type="float">
            <text:p>239</text:p>
          </table:table-cell>
          <table:table-cell table:formula="of:=IF([.C977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977]=&quot;биология&quot;;[.D97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77] = &quot;ЮЗ&quot;;[.C97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7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53" calcext:value-type="float">
            <text:p>453</text:p>
          </table:table-cell>
          <table:table-cell table:formula="of:=IF([.C978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978]=&quot;биология&quot;;[.D97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78] = &quot;ЮЗ&quot;;[.C97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7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47" calcext:value-type="float">
            <text:p>547</text:p>
          </table:table-cell>
          <table:table-cell table:formula="of:=IF([.C97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79]=&quot;биология&quot;;[.D97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79] = &quot;ЮЗ&quot;;[.C97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7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8" calcext:value-type="float">
            <text:p>88</text:p>
          </table:table-cell>
          <table:table-cell table:formula="of:=IF([.C980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980]=&quot;биология&quot;;[.D98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80] = &quot;ЮЗ&quot;;[.C98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8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87" calcext:value-type="float">
            <text:p>387</text:p>
          </table:table-cell>
          <table:table-cell table:formula="of:=IF([.C981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981]=&quot;биология&quot;;[.D98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81] = &quot;ЮЗ&quot;;[.C981]; )" office:value-type="string" office:string-value="физика " calcext:value-type="string">
            <text:p>физика 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98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49" calcext:value-type="float">
            <text:p>349</text:p>
          </table:table-cell>
          <table:table-cell table:formula="of:=IF([.C982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982]=&quot;биология&quot;;[.D982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82] = &quot;ЮЗ&quot;;[.C98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98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67" calcext:value-type="float">
            <text:p>567</text:p>
          </table:table-cell>
          <table:table-cell table:formula="of:=IF([.C983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983]=&quot;биология&quot;;[.D983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83] = &quot;ЮЗ&quot;;[.C98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98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68" calcext:value-type="float">
            <text:p>768</text:p>
          </table:table-cell>
          <table:table-cell table:formula="of:=IF([.C984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984]=&quot;биология&quot;;[.D984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84] = &quot;ЮЗ&quot;;[.C98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8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37" calcext:value-type="float">
            <text:p>837</text:p>
          </table:table-cell>
          <table:table-cell table:formula="of:=IF([.C985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985]=&quot;биология&quot;;[.D98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85] = &quot;ЮЗ&quot;;[.C985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8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69" calcext:value-type="float">
            <text:p>869</text:p>
          </table:table-cell>
          <table:table-cell table:formula="of:=IF([.C986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986]=&quot;биология&quot;;[.D98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86] = &quot;ЮЗ&quot;;[.C98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86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28" calcext:value-type="float">
            <text:p>628</text:p>
          </table:table-cell>
          <table:table-cell table:formula="of:=IF([.C987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87]=&quot;биология&quot;;[.D98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87] = &quot;ЮЗ&quot;;[.C98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8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02" calcext:value-type="float">
            <text:p>402</text:p>
          </table:table-cell>
          <table:table-cell table:formula="of:=IF([.C98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88]=&quot;биология&quot;;[.D988];100000000)" office:value-type="float" office:value="402" calcext:value-type="float">
            <text:p>402</text:p>
          </table:table-cell>
          <table:table-cell table:number-columns-repeated="3"/>
          <table:table-cell table:formula="of:=IF([.A988] = &quot;ЮЗ&quot;;[.C98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98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34" calcext:value-type="float">
            <text:p>234</text:p>
          </table:table-cell>
          <table:table-cell table:formula="of:=IF([.C98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89]=&quot;биология&quot;;[.D989];100000000)" office:value-type="float" office:value="234" calcext:value-type="float">
            <text:p>234</text:p>
          </table:table-cell>
          <table:table-cell table:number-columns-repeated="3"/>
          <table:table-cell table:formula="of:=IF([.A989] = &quot;ЮЗ&quot;;[.C98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8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30" calcext:value-type="float">
            <text:p>930</text:p>
          </table:table-cell>
          <table:table-cell table:formula="of:=IF([.C990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90]=&quot;биология&quot;;[.D990];100000000)" office:value-type="float" office:value="930" calcext:value-type="float">
            <text:p>930</text:p>
          </table:table-cell>
          <table:table-cell table:number-columns-repeated="3"/>
          <table:table-cell table:formula="of:=IF([.A990] = &quot;ЮЗ&quot;;[.C99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9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09" calcext:value-type="float">
            <text:p>309</text:p>
          </table:table-cell>
          <table:table-cell table:formula="of:=IF([.C99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91]=&quot;биология&quot;;[.D991];100000000)" office:value-type="float" office:value="309" calcext:value-type="float">
            <text:p>309</text:p>
          </table:table-cell>
          <table:table-cell table:number-columns-repeated="3"/>
          <table:table-cell table:formula="of:=IF([.A991] = &quot;ЮЗ&quot;;[.C991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9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89" calcext:value-type="float">
            <text:p>389</text:p>
          </table:table-cell>
          <table:table-cell table:formula="of:=IF([.C992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92]=&quot;биология&quot;;[.D992];100000000)" office:value-type="float" office:value="389" calcext:value-type="float">
            <text:p>389</text:p>
          </table:table-cell>
          <table:table-cell table:number-columns-repeated="3"/>
          <table:table-cell table:formula="of:=IF([.A992] = &quot;ЮЗ&quot;;[.C992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9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68" calcext:value-type="float">
            <text:p>268</text:p>
          </table:table-cell>
          <table:table-cell table:formula="of:=IF([.C993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93]=&quot;биология&quot;;[.D993];100000000)" office:value-type="float" office:value="268" calcext:value-type="float">
            <text:p>268</text:p>
          </table:table-cell>
          <table:table-cell table:number-columns-repeated="3"/>
          <table:table-cell table:formula="of:=IF([.A993] = &quot;ЮЗ&quot;;[.C993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9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83" calcext:value-type="float">
            <text:p>683</text:p>
          </table:table-cell>
          <table:table-cell table:formula="of:=IF([.C994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94]=&quot;биология&quot;;[.D994];100000000)" office:value-type="float" office:value="683" calcext:value-type="float">
            <text:p>683</text:p>
          </table:table-cell>
          <table:table-cell table:number-columns-repeated="3"/>
          <table:table-cell table:formula="of:=IF([.A994] = &quot;ЮЗ&quot;;[.C994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94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14" calcext:value-type="float">
            <text:p>414</text:p>
          </table:table-cell>
          <table:table-cell table:formula="of:=IF([.C995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95]=&quot;биология&quot;;[.D995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95] = &quot;ЮЗ&quot;;[.C995]; )" office:value-type="string" office:string-value="информатика" calcext:value-type="string">
            <text:p>информатика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9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34" calcext:value-type="float">
            <text:p>334</text:p>
          </table:table-cell>
          <table:table-cell table:formula="of:=IF([.C996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96]=&quot;биология&quot;;[.D996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96] = &quot;ЮЗ&quot;;[.C996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99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05" calcext:value-type="float">
            <text:p>205</text:p>
          </table:table-cell>
          <table:table-cell table:formula="of:=IF([.C997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997]=&quot;биология&quot;;[.D997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97] = &quot;ЮЗ&quot;;[.C997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9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55" calcext:value-type="float">
            <text:p>255</text:p>
          </table:table-cell>
          <table:table-cell table:formula="of:=IF([.C998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98]=&quot;биология&quot;;[.D998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98] = &quot;ЮЗ&quot;;[.C998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9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17" calcext:value-type="float">
            <text:p>617</text:p>
          </table:table-cell>
          <table:table-cell table:formula="of:=IF([.C999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999]=&quot;биология&quot;;[.D999];100000000)" office:value-type="float" office:value="100000000" calcext:value-type="float">
            <text:p>100000000</text:p>
          </table:table-cell>
          <table:table-cell table:number-columns-repeated="3"/>
          <table:table-cell table:formula="of:=IF([.A999] = &quot;ЮЗ&quot;;[.C999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9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84" calcext:value-type="float">
            <text:p>384</text:p>
          </table:table-cell>
          <table:table-cell table:formula="of:=IF([.C1000] = &quot;физика &quot;;1;0)" office:value-type="float" office:value="1" calcext:value-type="float">
            <text:p>1</text:p>
          </table:table-cell>
          <table:table-cell table:number-columns-repeated="7"/>
          <table:table-cell table:formula="of:=IF([.C1000]=&quot;биология&quot;;[.D1000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000] = &quot;ЮЗ&quot;;[.C1000]; )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00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44" calcext:value-type="float">
            <text:p>844</text:p>
          </table:table-cell>
          <table:table-cell table:formula="of:=IF([.C1001] = &quot;физика &quot;;1;0)" office:value-type="float" office:value="0" calcext:value-type="float">
            <text:p>0</text:p>
          </table:table-cell>
          <table:table-cell table:number-columns-repeated="7"/>
          <table:table-cell table:formula="of:=IF([.C1001]=&quot;биология&quot;;[.D1001];100000000)" office:value-type="float" office:value="100000000" calcext:value-type="float">
            <text:p>100000000</text:p>
          </table:table-cell>
          <table:table-cell table:number-columns-repeated="3"/>
          <table:table-cell table:formula="of:=IF([.A1001] = &quot;ЮЗ&quot;;[.C1001]; )" office:value-type="string" office:string-value="физкультура" calcext:value-type="string">
            <text:p>физкультура</text:p>
          </table:table-cell>
          <table:table-cell table:number-columns-repeated="47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4"/>
          <table:table-cell table:number-columns-repeated="57"/>
        </table:table-row>
        <table:table-row table:style-name="ro1" table:number-rows-repeated="8">
          <table:table-cell table:number-columns-repeated="64"/>
        </table:table-row>
        <table:table-row table:style-name="ro1">
          <table:table-cell table:number-columns-repeated="6"/>
          <table:table-cell table:style-name="ce5"/>
          <table:table-cell table:style-name="ce4"/>
          <table:table-cell table:number-columns-repeated="56"/>
        </table:table-row>
        <table:table-row table:style-name="ro1" table:number-rows-repeated="104756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Лист2" table:style-name="ta2">
        <table:table-column table:style-name="co1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Лист3" table:style-name="ta3">
        <table:table-column table:style-name="co1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Cyr" svg:font-family="'Arial Cyr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5P2" style:volatile="true">
      <number:text> </number:text>
      <number:fill-character> </number:fill-character>
      <number:text>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16P2" style:volatile="true">
      <number:text> </number:text>
      <number:fill-character> </number:fill-character>
      <number:text>-р.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 Cyr" fo:font-family="'Arial Cyr'" style:font-name-complex="Arial Cyr" style:font-family-complex="'Arial Cyr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creation-date>2019-04-03T13:17:31</meta:creation-date>
    <dc:date>2022-11-28T12:42:44.280000000</dc:date>
    <meta:editing-duration>PT1M55S</meta:editing-duration>
    <meta:editing-cycles>1</meta:editing-cycles>
    <meta:document-statistic meta:table-count="3" meta:cell-count="7016" meta:object-count="1"/>
    <meta:generator>LibreOffice/7.3.2.2$Windows_X86_64 LibreOffice_project/49f2b1bff42cfccbd8f788c8dc32c1c309559be0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2cm" svg:height="9.004cm" xlink:href=".." xlink:type="simple" chart:class="chart:circle" chart:style-name="ch1">
        <chart:legend chart:legend-position="end" svg:x="12.591cm" svg:y="3.705cm" style:legend-expansion="high" chart:style-name="ch2"/>
        <chart:plot-area chart:style-name="ch3" table:cell-range-address="Лист1.G16:Лист1.I17" chart:data-source-has-labels="row" svg:x="0.094cm" svg:y="0.362cm" svg:width="8.635cm" svg:height="8.635cm">
          <chart:coordinate-region svg:x="0.094cm" svg:y="0.358cm" svg:width="8.635cm" svg:height="8.643cm"/>
          <chart:axis chart:dimension="x" chart:name="primary-x" chart:style-name="ch4" chartooo:axis-type="auto">
            <chartooo:date-scale/>
            <chart:categories table:cell-range-address="Лист1.G16:Лист1.I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G17:Лист1.I17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биологию</text:p>
                <draw:g>
                  <svg:desc>Лист1.G16:Лист1.I16</svg:desc>
                </draw:g>
              </table:table-cell>
              <table:table-cell office:value-type="string">
                <text:p>информатику</text:p>
              </table:table-cell>
              <table:table-cell office:value-type="string">
                <text:p>обществознание</text:p>
              </table:table-cell>
            </table:table-row>
          </table:table-header-rows>
          <table:table-rows>
            <table:table-row>
              <table:table-cell office:value-type="string">
                <text:p>Строка 17</text:p>
                <draw:g>
                  <svg:desc/>
                </draw:g>
              </table:table-cell>
              <table:table-cell office:value-type="float" office:value="214">
                <text:p>214</text:p>
                <draw:g>
                  <svg:desc>Лист1.G17:Лист1.I17</svg:desc>
                </draw:g>
              </table:table-cell>
              <table:table-cell office:value-type="float" office:value="72">
                <text:p>72</text:p>
              </table:table-cell>
              <table:table-cell office:value-type="float" office:value="253">
                <text:p>2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